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9440" officeooo:paragraph-rsid="0013944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gt;&gt; test_example_DBN</text:p>
      <text:p text:style-name="P1">epoch 1/300. Average reconstruction error is: 65.7749</text:p>
      <text:p text:style-name="P1">epoch 2/300. Average reconstruction error is: 50.8231</text:p>
      <text:p text:style-name="P1">epoch 3/300. Average reconstruction error is: 46.2462</text:p>
      <text:p text:style-name="P1">epoch 4/300. Average reconstruction error is: 43.5439</text:p>
      <text:p text:style-name="P1">epoch 5/300. Average reconstruction error is: 42.1492</text:p>
      <text:p text:style-name="P1">epoch 6/300. Average reconstruction error is: 41.2507</text:p>
      <text:p text:style-name="P1">epoch 7/300. Average reconstruction error is: 40.4721</text:p>
      <text:p text:style-name="P1">epoch 8/300. Average reconstruction error is: 40.0809</text:p>
      <text:p text:style-name="P1">epoch 9/300. Average reconstruction error is: 39.6787</text:p>
      <text:p text:style-name="P1">epoch 10/300. Average reconstruction error is: 39.2641</text:p>
      <text:p text:style-name="P1">epoch 11/300. Average reconstruction error is: 38.892</text:p>
      <text:p text:style-name="P1">epoch 12/300. Average reconstruction error is: 38.6319</text:p>
      <text:p text:style-name="P1">epoch 13/300. Average reconstruction error is: 38.4152</text:p>
      <text:p text:style-name="P1">epoch 14/300. Average reconstruction error is: 38.1466</text:p>
      <text:p text:style-name="P1">epoch 15/300. Average reconstruction error is: 37.9208</text:p>
      <text:p text:style-name="P1">epoch 16/300. Average reconstruction error is: 37.6616</text:p>
      <text:p text:style-name="P1">epoch 17/300. Average reconstruction error is: 37.3737</text:p>
      <text:p text:style-name="P1">epoch 18/300. Average reconstruction error is: 37.3325</text:p>
      <text:p text:style-name="P1">epoch 19/300. Average reconstruction error is: 37.0979</text:p>
      <text:p text:style-name="P1">epoch 20/300. Average reconstruction error is: 36.9838</text:p>
      <text:p text:style-name="P1">epoch 21/300. Average reconstruction error is: 36.8184</text:p>
      <text:p text:style-name="P1">epoch 22/300. Average reconstruction error is: 36.716</text:p>
      <text:p text:style-name="P1">epoch 23/300. Average reconstruction error is: 36.6167</text:p>
      <text:p text:style-name="P1">epoch 24/300. Average reconstruction error is: 36.3604</text:p>
      <text:p text:style-name="P1">epoch 25/300. Average reconstruction error is: 36.3009</text:p>
      <text:p text:style-name="P1">epoch 26/300. Average reconstruction error is: 36.2227</text:p>
      <text:p text:style-name="P1">epoch 27/300. Average reconstruction error is: 36.1437</text:p>
      <text:p text:style-name="P1">epoch 28/300. Average reconstruction error is: 36.1383</text:p>
      <text:p text:style-name="P1">epoch 29/300. Average reconstruction error is: 35.9835</text:p>
      <text:p text:style-name="P1">epoch 30/300. Average reconstruction error is: 35.8923</text:p>
      <text:p text:style-name="P1">epoch 31/300. Average reconstruction error is: 35.7678</text:p>
      <text:p text:style-name="P1">epoch 32/300. Average reconstruction error is: 35.7436</text:p>
      <text:p text:style-name="P1">epoch 33/300. Average reconstruction error is: 35.6368</text:p>
      <text:p text:style-name="P1">epoch 34/300. Average reconstruction error is: 35.5746</text:p>
      <text:p text:style-name="P1">epoch 35/300. Average reconstruction error is: 35.557</text:p>
      <text:p text:style-name="P1">epoch 36/300. Average reconstruction error is: 35.5067</text:p>
      <text:p text:style-name="P1">epoch 37/300. Average reconstruction error is: 35.3929</text:p>
      <text:p text:style-name="P1">epoch 38/300. Average reconstruction error is: 35.391</text:p>
      <text:p text:style-name="P1">epoch 39/300. Average reconstruction error is: 35.3077</text:p>
      <text:p text:style-name="P1">epoch 40/300. Average reconstruction error is: 35.3193</text:p>
      <text:p text:style-name="P1">epoch 41/300. Average reconstruction error is: 35.2453</text:p>
      <text:p text:style-name="P1">epoch 42/300. Average reconstruction error is: 35.2448</text:p>
      <text:p text:style-name="P1">epoch 43/300. Average reconstruction error is: 35.156</text:p>
      <text:p text:style-name="P1">epoch 44/300. Average reconstruction error is: 35.1721</text:p>
      <text:p text:style-name="P1">epoch 45/300. Average reconstruction error is: 35.1919</text:p>
      <text:p text:style-name="P1">epoch 46/300. Average reconstruction error is: 35.1662</text:p>
      <text:p text:style-name="P1">epoch 47/300. Average reconstruction error is: 34.9969</text:p>
      <text:p text:style-name="P1">epoch 48/300. Average reconstruction error is: 34.9615</text:p>
      <text:p text:style-name="P1">epoch 49/300. Average reconstruction error is: 34.9932</text:p>
      <text:p text:style-name="P1">epoch 50/300. Average reconstruction error is: 34.9854</text:p>
      <text:p text:style-name="P1">epoch 51/300. Average reconstruction error is: 34.8543</text:p>
      <text:p text:style-name="P1"><text:soft-page-break/>epoch 52/300. Average reconstruction error is: 34.808</text:p>
      <text:p text:style-name="P1">epoch 53/300. Average reconstruction error is: 34.7885</text:p>
      <text:p text:style-name="P1">epoch 54/300. Average reconstruction error is: 34.8024</text:p>
      <text:p text:style-name="P1">epoch 55/300. Average reconstruction error is: 34.7714</text:p>
      <text:p text:style-name="P1">epoch 56/300. Average reconstruction error is: 34.7302</text:p>
      <text:p text:style-name="P1">epoch 57/300. Average reconstruction error is: 34.6979</text:p>
      <text:p text:style-name="P1">epoch 58/300. Average reconstruction error is: 34.6809</text:p>
      <text:p text:style-name="P1">epoch 59/300. Average reconstruction error is: 34.6783</text:p>
      <text:p text:style-name="P1">epoch 60/300. Average reconstruction error is: 34.6065</text:p>
      <text:p text:style-name="P1">epoch 61/300. Average reconstruction error is: 34.585</text:p>
      <text:p text:style-name="P1">epoch 62/300. Average reconstruction error is: 34.5071</text:p>
      <text:p text:style-name="P1">epoch 63/300. Average reconstruction error is: 34.4756</text:p>
      <text:p text:style-name="P1">epoch 64/300. Average reconstruction error is: 34.4332</text:p>
      <text:p text:style-name="P1">epoch 65/300. Average reconstruction error is: 34.4072</text:p>
      <text:p text:style-name="P1">epoch 66/300. Average reconstruction error is: 34.3547</text:p>
      <text:p text:style-name="P1">epoch 67/300. Average reconstruction error is: 34.3039</text:p>
      <text:p text:style-name="P1">epoch 68/300. Average reconstruction error is: 34.1749</text:p>
      <text:p text:style-name="P1">epoch 69/300. Average reconstruction error is: 34.2466</text:p>
      <text:p text:style-name="P1">epoch 70/300. Average reconstruction error is: 34.2269</text:p>
      <text:p text:style-name="P1">epoch 71/300. Average reconstruction error is: 34.1578</text:p>
      <text:p text:style-name="P1">epoch 72/300. Average reconstruction error is: 34.1832</text:p>
      <text:p text:style-name="P1">epoch 73/300. Average reconstruction error is: 34.128</text:p>
      <text:p text:style-name="P1">epoch 74/300. Average reconstruction error is: 34.0768</text:p>
      <text:p text:style-name="P1">epoch 75/300. Average reconstruction error is: 34.124</text:p>
      <text:p text:style-name="P1">epoch 76/300. Average reconstruction error is: 34.0668</text:p>
      <text:p text:style-name="P1">epoch 77/300. Average reconstruction error is: 34.0669</text:p>
      <text:p text:style-name="P1">epoch 78/300. Average reconstruction error is: 34.0546</text:p>
      <text:p text:style-name="P1">epoch 79/300. Average reconstruction error is: 33.9632</text:p>
      <text:p text:style-name="P1">epoch 80/300. Average reconstruction error is: 33.9491</text:p>
      <text:p text:style-name="P1">epoch 81/300. Average reconstruction error is: 33.976</text:p>
      <text:p text:style-name="P1">epoch 82/300. Average reconstruction error is: 33.9786</text:p>
      <text:p text:style-name="P1">epoch 83/300. Average reconstruction error is: 33.9042</text:p>
      <text:p text:style-name="P1">epoch 84/300. Average reconstruction error is: 33.8819</text:p>
      <text:p text:style-name="P1">epoch 85/300. Average reconstruction error is: 33.9606</text:p>
      <text:p text:style-name="P1">epoch 86/300. Average reconstruction error is: 33.9477</text:p>
      <text:p text:style-name="P1">epoch 87/300. Average reconstruction error is: 33.8774</text:p>
      <text:p text:style-name="P1">epoch 88/300. Average reconstruction error is: 33.8715</text:p>
      <text:p text:style-name="P1">epoch 89/300. Average reconstruction error is: 33.8627</text:p>
      <text:p text:style-name="P1">epoch 90/300. Average reconstruction error is: 33.8825</text:p>
      <text:p text:style-name="P1">epoch 91/300. Average reconstruction error is: 33.8794</text:p>
      <text:p text:style-name="P1">epoch 92/300. Average reconstruction error is: 33.8533</text:p>
      <text:p text:style-name="P1">epoch 93/300. Average reconstruction error is: 33.8605</text:p>
      <text:p text:style-name="P1">epoch 94/300. Average reconstruction error is: 33.8028</text:p>
      <text:p text:style-name="P1">epoch 95/300. Average reconstruction error is: 33.8436</text:p>
      <text:p text:style-name="P1">epoch 96/300. Average reconstruction error is: 33.7561</text:p>
      <text:p text:style-name="P1">epoch 97/300. Average reconstruction error is: 33.74</text:p>
      <text:p text:style-name="P1">epoch 98/300. Average reconstruction error is: 33.7405</text:p>
      <text:p text:style-name="P1">epoch 99/300. Average reconstruction error is: 33.7106</text:p>
      <text:p text:style-name="P1">epoch 100/300. Average reconstruction error is: 33.78</text:p>
      <text:p text:style-name="P1">epoch 101/300. Average reconstruction error is: 33.7361</text:p>
      <text:p text:style-name="P1">epoch 102/300. Average reconstruction error is: 33.6343</text:p>
      <text:p text:style-name="P1">epoch 103/300. Average reconstruction error is: 33.6671</text:p>
      <text:p text:style-name="P1"><text:soft-page-break/>epoch 104/300. Average reconstruction error is: 33.6645</text:p>
      <text:p text:style-name="P1">epoch 105/300. Average reconstruction error is: 33.6671</text:p>
      <text:p text:style-name="P1">epoch 106/300. Average reconstruction error is: 33.6266</text:p>
      <text:p text:style-name="P1">epoch 107/300. Average reconstruction error is: 33.597</text:p>
      <text:p text:style-name="P1">epoch 108/300. Average reconstruction error is: 33.59</text:p>
      <text:p text:style-name="P1">epoch 109/300. Average reconstruction error is: 33.6226</text:p>
      <text:p text:style-name="P1">epoch 110/300. Average reconstruction error is: 33.6035</text:p>
      <text:p text:style-name="P1">epoch 111/300. Average reconstruction error is: 33.5894</text:p>
      <text:p text:style-name="P1">epoch 112/300. Average reconstruction error is: 33.6013</text:p>
      <text:p text:style-name="P1">epoch 113/300. Average reconstruction error is: 33.5824</text:p>
      <text:p text:style-name="P1">epoch 114/300. Average reconstruction error is: 33.5294</text:p>
      <text:p text:style-name="P1">epoch 115/300. Average reconstruction error is: 33.5657</text:p>
      <text:p text:style-name="P1">epoch 116/300. Average reconstruction error is: 33.5574</text:p>
      <text:p text:style-name="P1">epoch 117/300. Average reconstruction error is: 33.5695</text:p>
      <text:p text:style-name="P1">epoch 118/300. Average reconstruction error is: 33.5607</text:p>
      <text:p text:style-name="P1">epoch 119/300. Average reconstruction error is: 33.5115</text:p>
      <text:p text:style-name="P1">epoch 120/300. Average reconstruction error is: 33.5538</text:p>
      <text:p text:style-name="P1">epoch 121/300. Average reconstruction error is: 33.584</text:p>
      <text:p text:style-name="P1">epoch 122/300. Average reconstruction error is: 33.5248</text:p>
      <text:p text:style-name="P1">epoch 123/300. Average reconstruction error is: 33.5185</text:p>
      <text:p text:style-name="P1">epoch 124/300. Average reconstruction error is: 33.5477</text:p>
      <text:p text:style-name="P1">epoch 125/300. Average reconstruction error is: 33.5304</text:p>
      <text:p text:style-name="P1">epoch 126/300. Average reconstruction error is: 33.5075</text:p>
      <text:p text:style-name="P1">epoch 127/300. Average reconstruction error is: 33.5109</text:p>
      <text:p text:style-name="P1">epoch 128/300. Average reconstruction error is: 33.5196</text:p>
      <text:p text:style-name="P1">epoch 129/300. Average reconstruction error is: 33.5659</text:p>
      <text:p text:style-name="P1">epoch 130/300. Average reconstruction error is: 33.4801</text:p>
      <text:p text:style-name="P1">epoch 131/300. Average reconstruction error is: 33.4545</text:p>
      <text:p text:style-name="P1">epoch 132/300. Average reconstruction error is: 33.4967</text:p>
      <text:p text:style-name="P1">epoch 133/300. Average reconstruction error is: 33.4544</text:p>
      <text:p text:style-name="P1">epoch 134/300. Average reconstruction error is: 33.5142</text:p>
      <text:p text:style-name="P1">epoch 135/300. Average reconstruction error is: 33.4797</text:p>
      <text:p text:style-name="P1">epoch 136/300. Average reconstruction error is: 33.481</text:p>
      <text:p text:style-name="P1">epoch 137/300. Average reconstruction error is: 33.4908</text:p>
      <text:p text:style-name="P1">epoch 138/300. Average reconstruction error is: 33.3963</text:p>
      <text:p text:style-name="P1">epoch 139/300. Average reconstruction error is: 33.5146</text:p>
      <text:p text:style-name="P1">epoch 140/300. Average reconstruction error is: 33.4247</text:p>
      <text:p text:style-name="P1">epoch 141/300. Average reconstruction error is: 33.4786</text:p>
      <text:p text:style-name="P1">epoch 142/300. Average reconstruction error is: 33.4267</text:p>
      <text:p text:style-name="P1">epoch 143/300. Average reconstruction error is: 33.4417</text:p>
      <text:p text:style-name="P1">epoch 144/300. Average reconstruction error is: 33.3599</text:p>
      <text:p text:style-name="P1">epoch 145/300. Average reconstruction error is: 33.4056</text:p>
      <text:p text:style-name="P1">epoch 146/300. Average reconstruction error is: 33.4148</text:p>
      <text:p text:style-name="P1">epoch 147/300. Average reconstruction error is: 33.3751</text:p>
      <text:p text:style-name="P1">epoch 148/300. Average reconstruction error is: 33.3392</text:p>
      <text:p text:style-name="P1">epoch 149/300. Average reconstruction error is: 33.4097</text:p>
      <text:p text:style-name="P1">epoch 150/300. Average reconstruction error is: 33.4305</text:p>
      <text:p text:style-name="P1">epoch 151/300. Average reconstruction error is: 33.3537</text:p>
      <text:p text:style-name="P1">epoch 152/300. Average reconstruction error is: 33.3812</text:p>
      <text:p text:style-name="P1">epoch 153/300. Average reconstruction error is: 33.4079</text:p>
      <text:p text:style-name="P1">epoch 154/300. Average reconstruction error is: 33.3832</text:p>
      <text:p text:style-name="P1">epoch 155/300. Average reconstruction error is: 33.3819</text:p>
      <text:p text:style-name="P1"><text:soft-page-break/>epoch 156/300. Average reconstruction error is: 33.3594</text:p>
      <text:p text:style-name="P1">epoch 157/300. Average reconstruction error is: 33.4007</text:p>
      <text:p text:style-name="P1">epoch 158/300. Average reconstruction error is: 33.3184</text:p>
      <text:p text:style-name="P1">epoch 159/300. Average reconstruction error is: 33.342</text:p>
      <text:p text:style-name="P1">epoch 160/300. Average reconstruction error is: 33.3224</text:p>
      <text:p text:style-name="P1">epoch 161/300. Average reconstruction error is: 33.3249</text:p>
      <text:p text:style-name="P1">epoch 162/300. Average reconstruction error is: 33.3349</text:p>
      <text:p text:style-name="P1">epoch 163/300. Average reconstruction error is: 33.364</text:p>
      <text:p text:style-name="P1">epoch 164/300. Average reconstruction error is: 33.306</text:p>
      <text:p text:style-name="P1">epoch 165/300. Average reconstruction error is: 33.3727</text:p>
      <text:p text:style-name="P1">epoch 166/300. Average reconstruction error is: 33.3684</text:p>
      <text:p text:style-name="P1">epoch 167/300. Average reconstruction error is: 33.3129</text:p>
      <text:p text:style-name="P1">epoch 168/300. Average reconstruction error is: 33.312</text:p>
      <text:p text:style-name="P1">epoch 169/300. Average reconstruction error is: 33.3422</text:p>
      <text:p text:style-name="P1">epoch 170/300. Average reconstruction error is: 33.3325</text:p>
      <text:p text:style-name="P1">epoch 171/300. Average reconstruction error is: 33.2818</text:p>
      <text:p text:style-name="P1">epoch 172/300. Average reconstruction error is: 33.3132</text:p>
      <text:p text:style-name="P1">epoch 173/300. Average reconstruction error is: 33.3193</text:p>
      <text:p text:style-name="P1">epoch 174/300. Average reconstruction error is: 33.3057</text:p>
      <text:p text:style-name="P1">epoch 175/300. Average reconstruction error is: 33.2714</text:p>
      <text:p text:style-name="P1">epoch 176/300. Average reconstruction error is: 33.2336</text:p>
      <text:p text:style-name="P1">epoch 177/300. Average reconstruction error is: 33.2869</text:p>
      <text:p text:style-name="P1">epoch 178/300. Average reconstruction error is: 33.284</text:p>
      <text:p text:style-name="P1">epoch 179/300. Average reconstruction error is: 33.2254</text:p>
      <text:p text:style-name="P1">epoch 180/300. Average reconstruction error is: 33.2464</text:p>
      <text:p text:style-name="P1">epoch 181/300. Average reconstruction error is: 33.2037</text:p>
      <text:p text:style-name="P1">epoch 182/300. Average reconstruction error is: 33.2569</text:p>
      <text:p text:style-name="P1">epoch 183/300. Average reconstruction error is: 33.194</text:p>
      <text:p text:style-name="P1">epoch 184/300. Average reconstruction error is: 33.2045</text:p>
      <text:p text:style-name="P1">epoch 185/300. Average reconstruction error is: 33.2555</text:p>
      <text:p text:style-name="P1">epoch 186/300. Average reconstruction error is: 33.2734</text:p>
      <text:p text:style-name="P1">epoch 187/300. Average reconstruction error is: 33.234</text:p>
      <text:p text:style-name="P1">epoch 188/300. Average reconstruction error is: 33.231</text:p>
      <text:p text:style-name="P1">epoch 189/300. Average reconstruction error is: 33.1924</text:p>
      <text:p text:style-name="P1">epoch 190/300. Average reconstruction error is: 33.194</text:p>
      <text:p text:style-name="P1">epoch 191/300. Average reconstruction error is: 33.2498</text:p>
      <text:p text:style-name="P1">epoch 192/300. Average reconstruction error is: 33.2055</text:p>
      <text:p text:style-name="P1">epoch 193/300. Average reconstruction error is: 33.2386</text:p>
      <text:p text:style-name="P1">epoch 194/300. Average reconstruction error is: 33.1706</text:p>
      <text:p text:style-name="P1">epoch 195/300. Average reconstruction error is: 33.1828</text:p>
      <text:p text:style-name="P1">epoch 196/300. Average reconstruction error is: 33.1854</text:p>
      <text:p text:style-name="P1">epoch 197/300. Average reconstruction error is: 33.1612</text:p>
      <text:p text:style-name="P1">epoch 198/300. Average reconstruction error is: 33.1717</text:p>
      <text:p text:style-name="P1">epoch 199/300. Average reconstruction error is: 33.1704</text:p>
      <text:p text:style-name="P1">epoch 200/300. Average reconstruction error is: 33.0936</text:p>
      <text:p text:style-name="P1">epoch 201/300. Average reconstruction error is: 33.1472</text:p>
      <text:p text:style-name="P1">epoch 202/300. Average reconstruction error is: 33.1601</text:p>
      <text:p text:style-name="P1">epoch 203/300. Average reconstruction error is: 33.2198</text:p>
      <text:p text:style-name="P1">epoch 204/300. Average reconstruction error is: 33.1445</text:p>
      <text:p text:style-name="P1">epoch 205/300. Average reconstruction error is: 33.2054</text:p>
      <text:p text:style-name="P1">epoch 206/300. Average reconstruction error is: 33.1511</text:p>
      <text:p text:style-name="P1">epoch 207/300. Average reconstruction error is: 33.1296</text:p>
      <text:p text:style-name="P1"><text:soft-page-break/>epoch 208/300. Average reconstruction error is: 33.0883</text:p>
      <text:p text:style-name="P1">epoch 209/300. Average reconstruction error is: 33.0876</text:p>
      <text:p text:style-name="P1">epoch 210/300. Average reconstruction error is: 33.1927</text:p>
      <text:p text:style-name="P1">epoch 211/300. Average reconstruction error is: 33.1881</text:p>
      <text:p text:style-name="P1">epoch 212/300. Average reconstruction error is: 33.206</text:p>
      <text:p text:style-name="P1">epoch 213/300. Average reconstruction error is: 33.1514</text:p>
      <text:p text:style-name="P1">epoch 214/300. Average reconstruction error is: 33.0742</text:p>
      <text:p text:style-name="P1">epoch 215/300. Average reconstruction error is: 33.0905</text:p>
      <text:p text:style-name="P1">epoch 216/300. Average reconstruction error is: 33.115</text:p>
      <text:p text:style-name="P1">epoch 217/300. Average reconstruction error is: 33.0883</text:p>
      <text:p text:style-name="P1">epoch 218/300. Average reconstruction error is: 33.1038</text:p>
      <text:p text:style-name="P1">epoch 219/300. Average reconstruction error is: 33.1405</text:p>
      <text:p text:style-name="P1">epoch 220/300. Average reconstruction error is: 33.1376</text:p>
      <text:p text:style-name="P1">epoch 221/300. Average reconstruction error is: 33.1426</text:p>
      <text:p text:style-name="P1">epoch 222/300. Average reconstruction error is: 33.1121</text:p>
      <text:p text:style-name="P1">epoch 223/300. Average reconstruction error is: 33.1178</text:p>
      <text:p text:style-name="P1">epoch 224/300. Average reconstruction error is: 33.1013</text:p>
      <text:p text:style-name="P1">epoch 225/300. Average reconstruction error is: 33.1011</text:p>
      <text:p text:style-name="P1">epoch 226/300. Average reconstruction error is: 33.1034</text:p>
      <text:p text:style-name="P1">epoch 227/300. Average reconstruction error is: 33.1309</text:p>
      <text:p text:style-name="P1">epoch 228/300. Average reconstruction error is: 33.1004</text:p>
      <text:p text:style-name="P1">epoch 229/300. Average reconstruction error is: 33.0755</text:p>
      <text:p text:style-name="P1">epoch 230/300. Average reconstruction error is: 33.0924</text:p>
      <text:p text:style-name="P1">epoch 231/300. Average reconstruction error is: 33.069</text:p>
      <text:p text:style-name="P1">epoch 232/300. Average reconstruction error is: 33.0738</text:p>
      <text:p text:style-name="P1">epoch 233/300. Average reconstruction error is: 33.078</text:p>
      <text:p text:style-name="P1">epoch 234/300. Average reconstruction error is: 33.0907</text:p>
      <text:p text:style-name="P1">epoch 235/300. Average reconstruction error is: 33.0853</text:p>
      <text:p text:style-name="P1">epoch 236/300. Average reconstruction error is: 33.0654</text:p>
      <text:p text:style-name="P1">epoch 237/300. Average reconstruction error is: 33.0474</text:p>
      <text:p text:style-name="P1">epoch 238/300. Average reconstruction error is: 33.0728</text:p>
      <text:p text:style-name="P1">epoch 239/300. Average reconstruction error is: 33.0632</text:p>
      <text:p text:style-name="P1">epoch 240/300. Average reconstruction error is: 33.0361</text:p>
      <text:p text:style-name="P1">epoch 241/300. Average reconstruction error is: 33.0422</text:p>
      <text:p text:style-name="P1">epoch 242/300. Average reconstruction error is: 33.0888</text:p>
      <text:p text:style-name="P1">epoch 243/300. Average reconstruction error is: 33.0618</text:p>
      <text:p text:style-name="P1">epoch 244/300. Average reconstruction error is: 32.9962</text:p>
      <text:p text:style-name="P1">epoch 245/300. Average reconstruction error is: 33.0695</text:p>
      <text:p text:style-name="P1">epoch 246/300. Average reconstruction error is: 33.0151</text:p>
      <text:p text:style-name="P1">epoch 247/300. Average reconstruction error is: 32.991</text:p>
      <text:p text:style-name="P1">epoch 248/300. Average reconstruction error is: 33.0529</text:p>
      <text:p text:style-name="P1">epoch 249/300. Average reconstruction error is: 33.0756</text:p>
      <text:p text:style-name="P1">epoch 250/300. Average reconstruction error is: 33.0796</text:p>
      <text:p text:style-name="P1">epoch 251/300. Average reconstruction error is: 33.0244</text:p>
      <text:p text:style-name="P1">epoch 252/300. Average reconstruction error is: 33.009</text:p>
      <text:p text:style-name="P1">epoch 253/300. Average reconstruction error is: 32.9926</text:p>
      <text:p text:style-name="P1">epoch 254/300. Average reconstruction error is: 33.0767</text:p>
      <text:p text:style-name="P1">epoch 255/300. Average reconstruction error is: 32.9475</text:p>
      <text:p text:style-name="P1">epoch 256/300. Average reconstruction error is: 32.9616</text:p>
      <text:p text:style-name="P1">epoch 257/300. Average reconstruction error is: 32.9755</text:p>
      <text:p text:style-name="P1">epoch 258/300. Average reconstruction error is: 33.0293</text:p>
      <text:p text:style-name="P1">epoch 259/300. Average reconstruction error is: 32.9662</text:p>
      <text:p text:style-name="P1"><text:soft-page-break/>epoch 260/300. Average reconstruction error is: 33.0467</text:p>
      <text:p text:style-name="P1">epoch 261/300. Average reconstruction error is: 32.9651</text:p>
      <text:p text:style-name="P1">epoch 262/300. Average reconstruction error is: 32.9952</text:p>
      <text:p text:style-name="P1">epoch 263/300. Average reconstruction error is: 32.9793</text:p>
      <text:p text:style-name="P1">epoch 264/300. Average reconstruction error is: 32.9672</text:p>
      <text:p text:style-name="P1">epoch 265/300. Average reconstruction error is: 32.8986</text:p>
      <text:p text:style-name="P1">epoch 266/300. Average reconstruction error is: 33.0082</text:p>
      <text:p text:style-name="P1">epoch 267/300. Average reconstruction error is: 32.9642</text:p>
      <text:p text:style-name="P1">epoch 268/300. Average reconstruction error is: 33.0031</text:p>
      <text:p text:style-name="P1">epoch 269/300. Average reconstruction error is: 32.9796</text:p>
      <text:p text:style-name="P1">epoch 270/300. Average reconstruction error is: 32.9795</text:p>
      <text:p text:style-name="P1">epoch 271/300. Average reconstruction error is: 32.9372</text:p>
      <text:p text:style-name="P1">epoch 272/300. Average reconstruction error is: 32.9528</text:p>
      <text:p text:style-name="P1">epoch 273/300. Average reconstruction error is: 32.9697</text:p>
      <text:p text:style-name="P1">epoch 274/300. Average reconstruction error is: 32.9403</text:p>
      <text:p text:style-name="P1">epoch 275/300. Average reconstruction error is: 32.9763</text:p>
      <text:p text:style-name="P1">epoch 276/300. Average reconstruction error is: 32.921</text:p>
      <text:p text:style-name="P1">epoch 277/300. Average reconstruction error is: 32.9159</text:p>
      <text:p text:style-name="P1">epoch 278/300. Average reconstruction error is: 32.9205</text:p>
      <text:p text:style-name="P1">epoch 279/300. Average reconstruction error is: 32.9367</text:p>
      <text:p text:style-name="P1">epoch 280/300. Average reconstruction error is: 32.9095</text:p>
      <text:p text:style-name="P1">epoch 281/300. Average reconstruction error is: 32.9043</text:p>
      <text:p text:style-name="P1">epoch 282/300. Average reconstruction error is: 32.9388</text:p>
      <text:p text:style-name="P1">epoch 283/300. Average reconstruction error is: 32.9189</text:p>
      <text:p text:style-name="P1">epoch 284/300. Average reconstruction error is: 32.8969</text:p>
      <text:p text:style-name="P1">epoch 285/300. Average reconstruction error is: 32.8677</text:p>
      <text:p text:style-name="P1">epoch 286/300. Average reconstruction error is: 32.9209</text:p>
      <text:p text:style-name="P1">epoch 287/300. Average reconstruction error is: 32.9351</text:p>
      <text:p text:style-name="P1">epoch 288/300. Average reconstruction error is: 32.9298</text:p>
      <text:p text:style-name="P1">epoch 289/300. Average reconstruction error is: 32.9096</text:p>
      <text:p text:style-name="P1">epoch 290/300. Average reconstruction error is: 32.9564</text:p>
      <text:p text:style-name="P1">epoch 291/300. Average reconstruction error is: 32.9497</text:p>
      <text:p text:style-name="P1">epoch 292/300. Average reconstruction error is: 32.888</text:p>
      <text:p text:style-name="P1">epoch 293/300. Average reconstruction error is: 32.9131</text:p>
      <text:p text:style-name="P1">epoch 294/300. Average reconstruction error is: 32.9473</text:p>
      <text:p text:style-name="P1">epoch 295/300. Average reconstruction error is: 32.9682</text:p>
      <text:p text:style-name="P1">epoch 296/300. Average reconstruction error is: 32.9599</text:p>
      <text:p text:style-name="P1">epoch 297/300. Average reconstruction error is: 32.8899</text:p>
      <text:p text:style-name="P1">epoch 298/300. Average reconstruction error is: 32.9339</text:p>
      <text:p text:style-name="P1">epoch 299/300. Average reconstruction error is: 32.9167</text:p>
      <text:p text:style-name="P1">epoch 300/300. Average reconstruction error is: 32.9366</text:p>
      <text:p text:style-name="P1">epoch 1/300. Average reconstruction error is: 25.607</text:p>
      <text:p text:style-name="P1">epoch 2/300. Average reconstruction error is: 20.1029</text:p>
      <text:p text:style-name="P1">epoch 3/300. Average reconstruction error is: 18.3791</text:p>
      <text:p text:style-name="P1">epoch 4/300. Average reconstruction error is: 17.4991</text:p>
      <text:p text:style-name="P1">epoch 5/300. Average reconstruction error is: 16.7887</text:p>
      <text:p text:style-name="P1">epoch 6/300. Average reconstruction error is: 16.064</text:p>
      <text:p text:style-name="P1">epoch 7/300. Average reconstruction error is: 15.4409</text:p>
      <text:p text:style-name="P1">epoch 8/300. Average reconstruction error is: 15.0797</text:p>
      <text:p text:style-name="P1">epoch 9/300. Average reconstruction error is: 14.7303</text:p>
      <text:p text:style-name="P1">epoch 10/300. Average reconstruction error is: 14.4579</text:p>
      <text:p text:style-name="P1">epoch 11/300. Average reconstruction error is: 14.1092</text:p>
      <text:p text:style-name="P1"><text:soft-page-break/>epoch 12/300. Average reconstruction error is: 13.7015</text:p>
      <text:p text:style-name="P1">epoch 13/300. Average reconstruction error is: 13.3722</text:p>
      <text:p text:style-name="P1">epoch 14/300. Average reconstruction error is: 13.0674</text:p>
      <text:p text:style-name="P1">epoch 15/300. Average reconstruction error is: 12.7859</text:p>
      <text:p text:style-name="P1">epoch 16/300. Average reconstruction error is: 12.5426</text:p>
      <text:p text:style-name="P1">epoch 17/300. Average reconstruction error is: 12.3742</text:p>
      <text:p text:style-name="P1">epoch 18/300. Average reconstruction error is: 12.2432</text:p>
      <text:p text:style-name="P1">epoch 19/300. Average reconstruction error is: 12.1352</text:p>
      <text:p text:style-name="P1">epoch 20/300. Average reconstruction error is: 12.061</text:p>
      <text:p text:style-name="P1">epoch 21/300. Average reconstruction error is: 11.9959</text:p>
      <text:p text:style-name="P1">epoch 22/300. Average reconstruction error is: 11.9719</text:p>
      <text:p text:style-name="P1">epoch 23/300. Average reconstruction error is: 11.9011</text:p>
      <text:p text:style-name="P1">epoch 24/300. Average reconstruction error is: 11.8671</text:p>
      <text:p text:style-name="P1">epoch 25/300. Average reconstruction error is: 11.813</text:p>
      <text:p text:style-name="P1">epoch 26/300. Average reconstruction error is: 11.762</text:p>
      <text:p text:style-name="P1">epoch 27/300. Average reconstruction error is: 11.7178</text:p>
      <text:p text:style-name="P1">epoch 28/300. Average reconstruction error is: 11.6612</text:p>
      <text:p text:style-name="P1">epoch 29/300. Average reconstruction error is: 11.609</text:p>
      <text:p text:style-name="P1">epoch 30/300. Average reconstruction error is: 11.5599</text:p>
      <text:p text:style-name="P1">epoch 31/300. Average reconstruction error is: 11.5204</text:p>
      <text:p text:style-name="P1">epoch 32/300. Average reconstruction error is: 11.4969</text:p>
      <text:p text:style-name="P1">epoch 33/300. Average reconstruction error is: 11.4448</text:p>
      <text:p text:style-name="P1">epoch 34/300. Average reconstruction error is: 11.4352</text:p>
      <text:p text:style-name="P1">epoch 35/300. Average reconstruction error is: 11.4061</text:p>
      <text:p text:style-name="P1">epoch 36/300. Average reconstruction error is: 11.363</text:p>
      <text:p text:style-name="P1">epoch 37/300. Average reconstruction error is: 11.3483</text:p>
      <text:p text:style-name="P1">epoch 38/300. Average reconstruction error is: 11.282</text:p>
      <text:p text:style-name="P1">epoch 39/300. Average reconstruction error is: 11.2423</text:p>
      <text:p text:style-name="P1">epoch 40/300. Average reconstruction error is: 11.1547</text:p>
      <text:p text:style-name="P1">epoch 41/300. Average reconstruction error is: 11.0935</text:p>
      <text:p text:style-name="P1">epoch 42/300. Average reconstruction error is: 10.9974</text:p>
      <text:p text:style-name="P1">epoch 43/300. Average reconstruction error is: 10.9782</text:p>
      <text:p text:style-name="P1">epoch 44/300. Average reconstruction error is: 10.9341</text:p>
      <text:p text:style-name="P1">epoch 45/300. Average reconstruction error is: 10.8836</text:p>
      <text:p text:style-name="P1">epoch 46/300. Average reconstruction error is: 10.8446</text:p>
      <text:p text:style-name="P1">epoch 47/300. Average reconstruction error is: 10.8136</text:p>
      <text:p text:style-name="P1">epoch 48/300. Average reconstruction error is: 10.7938</text:p>
      <text:p text:style-name="P1">epoch 49/300. Average reconstruction error is: 10.7468</text:p>
      <text:p text:style-name="P1">epoch 50/300. Average reconstruction error is: 10.7175</text:p>
      <text:p text:style-name="P1">epoch 51/300. Average reconstruction error is: 10.7286</text:p>
      <text:p text:style-name="P1">epoch 52/300. Average reconstruction error is: 10.6822</text:p>
      <text:p text:style-name="P1">epoch 53/300. Average reconstruction error is: 10.6259</text:p>
      <text:p text:style-name="P1">epoch 54/300. Average reconstruction error is: 10.5693</text:p>
      <text:p text:style-name="P1">epoch 55/300. Average reconstruction error is: 10.5467</text:p>
      <text:p text:style-name="P1">epoch 56/300. Average reconstruction error is: 10.5266</text:p>
      <text:p text:style-name="P1">epoch 57/300. Average reconstruction error is: 10.52</text:p>
      <text:p text:style-name="P1">epoch 58/300. Average reconstruction error is: 10.4668</text:p>
      <text:p text:style-name="P1">epoch 59/300. Average reconstruction error is: 10.4466</text:p>
      <text:p text:style-name="P1">epoch 60/300. Average reconstruction error is: 10.405</text:p>
      <text:p text:style-name="P1">epoch 61/300. Average reconstruction error is: 10.3718</text:p>
      <text:p text:style-name="P1">epoch 62/300. Average reconstruction error is: 10.3473</text:p>
      <text:p text:style-name="P1">epoch 63/300. Average reconstruction error is: 10.3051</text:p>
      <text:p text:style-name="P1"><text:soft-page-break/>epoch 64/300. Average reconstruction error is: 10.2525</text:p>
      <text:p text:style-name="P1">epoch 65/300. Average reconstruction error is: 10.238</text:p>
      <text:p text:style-name="P1">epoch 66/300. Average reconstruction error is: 10.2051</text:p>
      <text:p text:style-name="P1">epoch 67/300. Average reconstruction error is: 10.1651</text:p>
      <text:p text:style-name="P1">epoch 68/300. Average reconstruction error is: 10.1153</text:p>
      <text:p text:style-name="P1">epoch 69/300. Average reconstruction error is: 10.0877</text:p>
      <text:p text:style-name="P1">epoch 70/300. Average reconstruction error is: 10.067</text:p>
      <text:p text:style-name="P1">epoch 71/300. Average reconstruction error is: 10.0566</text:p>
      <text:p text:style-name="P1">epoch 72/300. Average reconstruction error is: 10.0294</text:p>
      <text:p text:style-name="P1">epoch 73/300. Average reconstruction error is: 9.9919</text:p>
      <text:p text:style-name="P1">epoch 74/300. Average reconstruction error is: 9.9934</text:p>
      <text:p text:style-name="P1">epoch 75/300. Average reconstruction error is: 9.9992</text:p>
      <text:p text:style-name="P1">epoch 76/300. Average reconstruction error is: 9.9696</text:p>
      <text:p text:style-name="P1">epoch 77/300. Average reconstruction error is: 9.9592</text:p>
      <text:p text:style-name="P1">epoch 78/300. Average reconstruction error is: 9.9447</text:p>
      <text:p text:style-name="P1">epoch 79/300. Average reconstruction error is: 9.9115</text:p>
      <text:p text:style-name="P1">epoch 80/300. Average reconstruction error is: 9.9498</text:p>
      <text:p text:style-name="P1">epoch 81/300. Average reconstruction error is: 9.9037</text:p>
      <text:p text:style-name="P1">epoch 82/300. Average reconstruction error is: 9.8919</text:p>
      <text:p text:style-name="P1">epoch 83/300. Average reconstruction error is: 9.8901</text:p>
      <text:p text:style-name="P1">epoch 84/300. Average reconstruction error is: 9.8609</text:p>
      <text:p text:style-name="P1">epoch 85/300. Average reconstruction error is: 9.8764</text:p>
      <text:p text:style-name="P1">epoch 86/300. Average reconstruction error is: 9.8248</text:p>
      <text:p text:style-name="P1">epoch 87/300. Average reconstruction error is: 9.8288</text:p>
      <text:p text:style-name="P1">epoch 88/300. Average reconstruction error is: 9.8219</text:p>
      <text:p text:style-name="P1">epoch 89/300. Average reconstruction error is: 9.8278</text:p>
      <text:p text:style-name="P1">epoch 90/300. Average reconstruction error is: 9.8105</text:p>
      <text:p text:style-name="P1">epoch 91/300. Average reconstruction error is: 9.7801</text:p>
      <text:p text:style-name="P1">epoch 92/300. Average reconstruction error is: 9.7503</text:p>
      <text:p text:style-name="P1">epoch 93/300. Average reconstruction error is: 9.7527</text:p>
      <text:p text:style-name="P1">epoch 94/300. Average reconstruction error is: 9.7291</text:p>
      <text:p text:style-name="P1">epoch 95/300. Average reconstruction error is: 9.7473</text:p>
      <text:p text:style-name="P1">epoch 96/300. Average reconstruction error is: 9.7232</text:p>
      <text:p text:style-name="P1">epoch 97/300. Average reconstruction error is: 9.7033</text:p>
      <text:p text:style-name="P1">epoch 98/300. Average reconstruction error is: 9.7017</text:p>
      <text:p text:style-name="P1">epoch 99/300. Average reconstruction error is: 9.691</text:p>
      <text:p text:style-name="P1">epoch 100/300. Average reconstruction error is: 9.6611</text:p>
      <text:p text:style-name="P1">epoch 101/300. Average reconstruction error is: 9.6706</text:p>
      <text:p text:style-name="P1">epoch 102/300. Average reconstruction error is: 9.6289</text:p>
      <text:p text:style-name="P1">epoch 103/300. Average reconstruction error is: 9.64</text:p>
      <text:p text:style-name="P1">epoch 104/300. Average reconstruction error is: 9.6205</text:p>
      <text:p text:style-name="P1">epoch 105/300. Average reconstruction error is: 9.6101</text:p>
      <text:p text:style-name="P1">epoch 106/300. Average reconstruction error is: 9.6059</text:p>
      <text:p text:style-name="P1">epoch 107/300. Average reconstruction error is: 9.5967</text:p>
      <text:p text:style-name="P1">epoch 108/300. Average reconstruction error is: 9.6048</text:p>
      <text:p text:style-name="P1">epoch 109/300. Average reconstruction error is: 9.5957</text:p>
      <text:p text:style-name="P1">epoch 110/300. Average reconstruction error is: 9.5783</text:p>
      <text:p text:style-name="P1">epoch 111/300. Average reconstruction error is: 9.5836</text:p>
      <text:p text:style-name="P1">epoch 112/300. Average reconstruction error is: 9.595</text:p>
      <text:p text:style-name="P1">epoch 113/300. Average reconstruction error is: 9.5608</text:p>
      <text:p text:style-name="P1">epoch 114/300. Average reconstruction error is: 9.5629</text:p>
      <text:p text:style-name="P1">epoch 115/300. Average reconstruction error is: 9.5576</text:p>
      <text:p text:style-name="P1"><text:soft-page-break/>epoch 116/300. Average reconstruction error is: 9.5737</text:p>
      <text:p text:style-name="P1">epoch 117/300. Average reconstruction error is: 9.5394</text:p>
      <text:p text:style-name="P1">epoch 118/300. Average reconstruction error is: 9.5225</text:p>
      <text:p text:style-name="P1">epoch 119/300. Average reconstruction error is: 9.5177</text:p>
      <text:p text:style-name="P1">epoch 120/300. Average reconstruction error is: 9.519</text:p>
      <text:p text:style-name="P1">epoch 121/300. Average reconstruction error is: 9.5134</text:p>
      <text:p text:style-name="P1">epoch 122/300. Average reconstruction error is: 9.5237</text:p>
      <text:p text:style-name="P1">epoch 123/300. Average reconstruction error is: 9.5145</text:p>
      <text:p text:style-name="P1">epoch 124/300. Average reconstruction error is: 9.4974</text:p>
      <text:p text:style-name="P1">epoch 125/300. Average reconstruction error is: 9.513</text:p>
      <text:p text:style-name="P1">epoch 126/300. Average reconstruction error is: 9.4994</text:p>
      <text:p text:style-name="P1">epoch 127/300. Average reconstruction error is: 9.4856</text:p>
      <text:p text:style-name="P1">epoch 128/300. Average reconstruction error is: 9.499</text:p>
      <text:p text:style-name="P1">epoch 129/300. Average reconstruction error is: 9.4837</text:p>
      <text:p text:style-name="P1">epoch 130/300. Average reconstruction error is: 9.4814</text:p>
      <text:p text:style-name="P1">epoch 131/300. Average reconstruction error is: 9.4642</text:p>
      <text:p text:style-name="P1">epoch 132/300. Average reconstruction error is: 9.474</text:p>
      <text:p text:style-name="P1">epoch 133/300. Average reconstruction error is: 9.4614</text:p>
      <text:p text:style-name="P1">epoch 134/300. Average reconstruction error is: 9.4275</text:p>
      <text:p text:style-name="P1">epoch 135/300. Average reconstruction error is: 9.4406</text:p>
      <text:p text:style-name="P1">epoch 136/300. Average reconstruction error is: 9.4217</text:p>
      <text:p text:style-name="P1">epoch 137/300. Average reconstruction error is: 9.4555</text:p>
      <text:p text:style-name="P1">epoch 138/300. Average reconstruction error is: 9.4073</text:p>
      <text:p text:style-name="P1">epoch 139/300. Average reconstruction error is: 9.4219</text:p>
      <text:p text:style-name="P1">epoch 140/300. Average reconstruction error is: 9.4151</text:p>
      <text:p text:style-name="P1">epoch 141/300. Average reconstruction error is: 9.3827</text:p>
      <text:p text:style-name="P1">epoch 142/300. Average reconstruction error is: 9.3812</text:p>
      <text:p text:style-name="P1">epoch 143/300. Average reconstruction error is: 9.3533</text:p>
      <text:p text:style-name="P1">epoch 144/300. Average reconstruction error is: 9.3522</text:p>
      <text:p text:style-name="P1">epoch 145/300. Average reconstruction error is: 9.359</text:p>
      <text:p text:style-name="P1">epoch 146/300. Average reconstruction error is: 9.3265</text:p>
      <text:p text:style-name="P1">epoch 147/300. Average reconstruction error is: 9.3494</text:p>
      <text:p text:style-name="P1">epoch 148/300. Average reconstruction error is: 9.3385</text:p>
      <text:p text:style-name="P1">epoch 149/300. Average reconstruction error is: 9.3179</text:p>
      <text:p text:style-name="P1">epoch 150/300. Average reconstruction error is: 9.3131</text:p>
      <text:p text:style-name="P1">epoch 151/300. Average reconstruction error is: 9.3253</text:p>
      <text:p text:style-name="P1">epoch 152/300. Average reconstruction error is: 9.2942</text:p>
      <text:p text:style-name="P1">epoch 153/300. Average reconstruction error is: 9.2857</text:p>
      <text:p text:style-name="P1">epoch 154/300. Average reconstruction error is: 9.2689</text:p>
      <text:p text:style-name="P1">epoch 155/300. Average reconstruction error is: 9.2661</text:p>
      <text:p text:style-name="P1">epoch 156/300. Average reconstruction error is: 9.2415</text:p>
      <text:p text:style-name="P1">epoch 157/300. Average reconstruction error is: 9.2287</text:p>
      <text:p text:style-name="P1">epoch 158/300. Average reconstruction error is: 9.2277</text:p>
      <text:p text:style-name="P1">epoch 159/300. Average reconstruction error is: 9.2018</text:p>
      <text:p text:style-name="P1">epoch 160/300. Average reconstruction error is: 9.2246</text:p>
      <text:p text:style-name="P1">epoch 161/300. Average reconstruction error is: 9.2379</text:p>
      <text:p text:style-name="P1">epoch 162/300. Average reconstruction error is: 9.2088</text:p>
      <text:p text:style-name="P1">epoch 163/300. Average reconstruction error is: 9.2266</text:p>
      <text:p text:style-name="P1">epoch 164/300. Average reconstruction error is: 9.234</text:p>
      <text:p text:style-name="P1">epoch 165/300. Average reconstruction error is: 9.21</text:p>
      <text:p text:style-name="P1">epoch 166/300. Average reconstruction error is: 9.2173</text:p>
      <text:p text:style-name="P1">epoch 167/300. Average reconstruction error is: 9.1921</text:p>
      <text:p text:style-name="P1"><text:soft-page-break/>epoch 168/300. Average reconstruction error is: 9.2154</text:p>
      <text:p text:style-name="P1">epoch 169/300. Average reconstruction error is: 9.1754</text:p>
      <text:p text:style-name="P1">epoch 170/300. Average reconstruction error is: 9.2087</text:p>
      <text:p text:style-name="P1">epoch 171/300. Average reconstruction error is: 9.2074</text:p>
      <text:p text:style-name="P1">epoch 172/300. Average reconstruction error is: 9.1789</text:p>
      <text:p text:style-name="P1">epoch 173/300. Average reconstruction error is: 9.1767</text:p>
      <text:p text:style-name="P1">epoch 174/300. Average reconstruction error is: 9.1969</text:p>
      <text:p text:style-name="P1">epoch 175/300. Average reconstruction error is: 9.2079</text:p>
      <text:p text:style-name="P1">epoch 176/300. Average reconstruction error is: 9.1906</text:p>
      <text:p text:style-name="P1">epoch 177/300. Average reconstruction error is: 9.1807</text:p>
      <text:p text:style-name="P1">epoch 178/300. Average reconstruction error is: 9.1872</text:p>
      <text:p text:style-name="P1">epoch 179/300. Average reconstruction error is: 9.1913</text:p>
      <text:p text:style-name="P1">epoch 180/300. Average reconstruction error is: 9.1457</text:p>
      <text:p text:style-name="P1">epoch 181/300. Average reconstruction error is: 9.165</text:p>
      <text:p text:style-name="P1">epoch 182/300. Average reconstruction error is: 9.169</text:p>
      <text:p text:style-name="P1">epoch 183/300. Average reconstruction error is: 9.1691</text:p>
      <text:p text:style-name="P1">epoch 184/300. Average reconstruction error is: 9.1679</text:p>
      <text:p text:style-name="P1">epoch 185/300. Average reconstruction error is: 9.1787</text:p>
      <text:p text:style-name="P1">epoch 186/300. Average reconstruction error is: 9.1828</text:p>
      <text:p text:style-name="P1">epoch 187/300. Average reconstruction error is: 9.1545</text:p>
      <text:p text:style-name="P1">epoch 188/300. Average reconstruction error is: 9.1558</text:p>
      <text:p text:style-name="P1">epoch 189/300. Average reconstruction error is: 9.1515</text:p>
      <text:p text:style-name="P1">epoch 190/300. Average reconstruction error is: 9.1462</text:p>
      <text:p text:style-name="P1">epoch 191/300. Average reconstruction error is: 9.1643</text:p>
      <text:p text:style-name="P1">epoch 192/300. Average reconstruction error is: 9.1563</text:p>
      <text:p text:style-name="P1">epoch 193/300. Average reconstruction error is: 9.1493</text:p>
      <text:p text:style-name="P1">epoch 194/300. Average reconstruction error is: 9.1725</text:p>
      <text:p text:style-name="P1">epoch 195/300. Average reconstruction error is: 9.1712</text:p>
      <text:p text:style-name="P1">epoch 196/300. Average reconstruction error is: 9.142</text:p>
      <text:p text:style-name="P1">epoch 197/300. Average reconstruction error is: 9.1464</text:p>
      <text:p text:style-name="P1">epoch 198/300. Average reconstruction error is: 9.1444</text:p>
      <text:p text:style-name="P1">epoch 199/300. Average reconstruction error is: 9.1415</text:p>
      <text:p text:style-name="P1">epoch 200/300. Average reconstruction error is: 9.1344</text:p>
      <text:p text:style-name="P1">epoch 201/300. Average reconstruction error is: 9.1313</text:p>
      <text:p text:style-name="P1">epoch 202/300. Average reconstruction error is: 9.1423</text:p>
      <text:p text:style-name="P1">epoch 203/300. Average reconstruction error is: 9.1305</text:p>
      <text:p text:style-name="P1">epoch 204/300. Average reconstruction error is: 9.1272</text:p>
      <text:p text:style-name="P1">epoch 205/300. Average reconstruction error is: 9.1095</text:p>
      <text:p text:style-name="P1">epoch 206/300. Average reconstruction error is: 9.1371</text:p>
      <text:p text:style-name="P1">epoch 207/300. Average reconstruction error is: 9.1291</text:p>
      <text:p text:style-name="P1">epoch 208/300. Average reconstruction error is: 9.1193</text:p>
      <text:p text:style-name="P1">epoch 209/300. Average reconstruction error is: 9.0909</text:p>
      <text:p text:style-name="P1">epoch 210/300. Average reconstruction error is: 9.1246</text:p>
      <text:p text:style-name="P1">epoch 211/300. Average reconstruction error is: 9.1168</text:p>
      <text:p text:style-name="P1">epoch 212/300. Average reconstruction error is: 9.0931</text:p>
      <text:p text:style-name="P1">epoch 213/300. Average reconstruction error is: 9.0869</text:p>
      <text:p text:style-name="P1">epoch 214/300. Average reconstruction error is: 9.1119</text:p>
      <text:p text:style-name="P1">epoch 215/300. Average reconstruction error is: 9.117</text:p>
      <text:p text:style-name="P1">epoch 216/300. Average reconstruction error is: 9.0907</text:p>
      <text:p text:style-name="P1">epoch 217/300. Average reconstruction error is: 9.0961</text:p>
      <text:p text:style-name="P1">epoch 218/300. Average reconstruction error is: 9.0937</text:p>
      <text:p text:style-name="P1">epoch 219/300. Average reconstruction error is: 9.084</text:p>
      <text:p text:style-name="P1"><text:soft-page-break/>epoch 220/300. Average reconstruction error is: 9.0747</text:p>
      <text:p text:style-name="P1">epoch 221/300. Average reconstruction error is: 9.111</text:p>
      <text:p text:style-name="P1">epoch 222/300. Average reconstruction error is: 9.07</text:p>
      <text:p text:style-name="P1">epoch 223/300. Average reconstruction error is: 9.0776</text:p>
      <text:p text:style-name="P1">epoch 224/300. Average reconstruction error is: 9.0755</text:p>
      <text:p text:style-name="P1">epoch 225/300. Average reconstruction error is: 9.0798</text:p>
      <text:p text:style-name="P1">epoch 226/300. Average reconstruction error is: 9.0673</text:p>
      <text:p text:style-name="P1">epoch 227/300. Average reconstruction error is: 9.0738</text:p>
      <text:p text:style-name="P1">epoch 228/300. Average reconstruction error is: 9.0878</text:p>
      <text:p text:style-name="P1">epoch 229/300. Average reconstruction error is: 9.0791</text:p>
      <text:p text:style-name="P1">epoch 230/300. Average reconstruction error is: 9.0794</text:p>
      <text:p text:style-name="P1">epoch 231/300. Average reconstruction error is: 9.0688</text:p>
      <text:p text:style-name="P1">epoch 232/300. Average reconstruction error is: 9.0767</text:p>
      <text:p text:style-name="P1">epoch 233/300. Average reconstruction error is: 9.0659</text:p>
      <text:p text:style-name="P1">epoch 234/300. Average reconstruction error is: 9.0661</text:p>
      <text:p text:style-name="P1">epoch 235/300. Average reconstruction error is: 9.0774</text:p>
      <text:p text:style-name="P1">epoch 236/300. Average reconstruction error is: 9.0521</text:p>
      <text:p text:style-name="P1">epoch 237/300. Average reconstruction error is: 9.0726</text:p>
      <text:p text:style-name="P1">epoch 238/300. Average reconstruction error is: 9.0792</text:p>
      <text:p text:style-name="P1">epoch 239/300. Average reconstruction error is: 9.0642</text:p>
      <text:p text:style-name="P1">epoch 240/300. Average reconstruction error is: 9.0521</text:p>
      <text:p text:style-name="P1">epoch 241/300. Average reconstruction error is: 9.0569</text:p>
      <text:p text:style-name="P1">epoch 242/300. Average reconstruction error is: 9.0591</text:p>
      <text:p text:style-name="P1">epoch 243/300. Average reconstruction error is: 9.0793</text:p>
      <text:p text:style-name="P1">epoch 244/300. Average reconstruction error is: 9.0734</text:p>
      <text:p text:style-name="P1">epoch 245/300. Average reconstruction error is: 9.0537</text:p>
      <text:p text:style-name="P1">epoch 246/300. Average reconstruction error is: 9.0573</text:p>
      <text:p text:style-name="P1">epoch 247/300. Average reconstruction error is: 9.0539</text:p>
      <text:p text:style-name="P1">epoch 248/300. Average reconstruction error is: 9.0779</text:p>
      <text:p text:style-name="P1">epoch 249/300. Average reconstruction error is: 9.0295</text:p>
      <text:p text:style-name="P1">epoch 250/300. Average reconstruction error is: 9.0567</text:p>
      <text:p text:style-name="P1">epoch 251/300. Average reconstruction error is: 9.0439</text:p>
      <text:p text:style-name="P1">epoch 252/300. Average reconstruction error is: 9.0652</text:p>
      <text:p text:style-name="P1">epoch 253/300. Average reconstruction error is: 9.0415</text:p>
      <text:p text:style-name="P1">epoch 254/300. Average reconstruction error is: 9.0466</text:p>
      <text:p text:style-name="P1">epoch 255/300. Average reconstruction error is: 9.0513</text:p>
      <text:p text:style-name="P1">epoch 256/300. Average reconstruction error is: 9.0413</text:p>
      <text:p text:style-name="P1">epoch 257/300. Average reconstruction error is: 9.049</text:p>
      <text:p text:style-name="P1">epoch 258/300. Average reconstruction error is: 9.0446</text:p>
      <text:p text:style-name="P1">epoch 259/300. Average reconstruction error is: 9.0094</text:p>
      <text:p text:style-name="P1">epoch 260/300. Average reconstruction error is: 9.0235</text:p>
      <text:p text:style-name="P1">epoch 261/300. Average reconstruction error is: 9.0237</text:p>
      <text:p text:style-name="P1">epoch 262/300. Average reconstruction error is: 9.0294</text:p>
      <text:p text:style-name="P1">epoch 263/300. Average reconstruction error is: 8.9895</text:p>
      <text:p text:style-name="P1">epoch 264/300. Average reconstruction error is: 9.008</text:p>
      <text:p text:style-name="P1">epoch 265/300. Average reconstruction error is: 9.0218</text:p>
      <text:p text:style-name="P1">epoch 266/300. Average reconstruction error is: 9.0374</text:p>
      <text:p text:style-name="P1">epoch 267/300. Average reconstruction error is: 9.0183</text:p>
      <text:p text:style-name="P1">epoch 268/300. Average reconstruction error is: 9.0049</text:p>
      <text:p text:style-name="P1">epoch 269/300. Average reconstruction error is: 9.0384</text:p>
      <text:p text:style-name="P1">epoch 270/300. Average reconstruction error is: 9.02</text:p>
      <text:p text:style-name="P1">epoch 271/300. Average reconstruction error is: 9.0207</text:p>
      <text:p text:style-name="P1"><text:soft-page-break/>epoch 272/300. Average reconstruction error is: 9.0094</text:p>
      <text:p text:style-name="P1">epoch 273/300. Average reconstruction error is: 9.0076</text:p>
      <text:p text:style-name="P1">epoch 274/300. Average reconstruction error is: 9.0045</text:p>
      <text:p text:style-name="P1">epoch 275/300. Average reconstruction error is: 9.013</text:p>
      <text:p text:style-name="P1">epoch 276/300. Average reconstruction error is: 9.0146</text:p>
      <text:p text:style-name="P1">epoch 277/300. Average reconstruction error is: 9.0353</text:p>
      <text:p text:style-name="P1">epoch 278/300. Average reconstruction error is: 9.0108</text:p>
      <text:p text:style-name="P1">epoch 279/300. Average reconstruction error is: 9.0252</text:p>
      <text:p text:style-name="P1">epoch 280/300. Average reconstruction error is: 9.0022</text:p>
      <text:p text:style-name="P1">epoch 281/300. Average reconstruction error is: 9.0096</text:p>
      <text:p text:style-name="P1">epoch 282/300. Average reconstruction error is: 8.9956</text:p>
      <text:p text:style-name="P1">epoch 283/300. Average reconstruction error is: 8.9812</text:p>
      <text:p text:style-name="P1">epoch 284/300. Average reconstruction error is: 8.9873</text:p>
      <text:p text:style-name="P1">epoch 285/300. Average reconstruction error is: 8.9996</text:p>
      <text:p text:style-name="P1">epoch 286/300. Average reconstruction error is: 8.9771</text:p>
      <text:p text:style-name="P1">epoch 287/300. Average reconstruction error is: 8.9606</text:p>
      <text:p text:style-name="P1">epoch 288/300. Average reconstruction error is: 8.9716</text:p>
      <text:p text:style-name="P1">epoch 289/300. Average reconstruction error is: 8.9913</text:p>
      <text:p text:style-name="P1">epoch 290/300. Average reconstruction error is: 8.9587</text:p>
      <text:p text:style-name="P1">epoch 291/300. Average reconstruction error is: 8.99</text:p>
      <text:p text:style-name="P1">epoch 292/300. Average reconstruction error is: 8.9802</text:p>
      <text:p text:style-name="P1">epoch 293/300. Average reconstruction error is: 8.9769</text:p>
      <text:p text:style-name="P1">epoch 294/300. Average reconstruction error is: 8.9645</text:p>
      <text:p text:style-name="P1">epoch 295/300. Average reconstruction error is: 8.959</text:p>
      <text:p text:style-name="P1">epoch 296/300. Average reconstruction error is: 8.9648</text:p>
      <text:p text:style-name="P1">epoch 297/300. Average reconstruction error is: 8.9466</text:p>
      <text:p text:style-name="P1">epoch 298/300. Average reconstruction error is: 8.9462</text:p>
      <text:p text:style-name="P1">epoch 299/300. Average reconstruction error is: 8.9655</text:p>
      <text:p text:style-name="P1">epoch 300/300. Average reconstruction error is: 8.9368</text:p>
      <text:p text:style-name="P1">epoch 1/300. Average reconstruction error is: 9.8351</text:p>
      <text:p text:style-name="P1">epoch 2/300. Average reconstruction error is: 7.7308</text:p>
      <text:p text:style-name="P1">epoch 3/300. Average reconstruction error is: 7.4745</text:p>
      <text:p text:style-name="P1">epoch 4/300. Average reconstruction error is: 7.2644</text:p>
      <text:p text:style-name="P1">epoch 5/300. Average reconstruction error is: 7.1781</text:p>
      <text:p text:style-name="P1">epoch 6/300. Average reconstruction error is: 7.1216</text:p>
      <text:p text:style-name="P1">epoch 7/300. Average reconstruction error is: 7.0213</text:p>
      <text:p text:style-name="P1">epoch 8/300. Average reconstruction error is: 7.0103</text:p>
      <text:p text:style-name="P1">epoch 9/300. Average reconstruction error is: 6.9945</text:p>
      <text:p text:style-name="P1">epoch 10/300. Average reconstruction error is: 6.9432</text:p>
      <text:p text:style-name="P1">epoch 11/300. Average reconstruction error is: 6.9621</text:p>
      <text:p text:style-name="P1">epoch 12/300. Average reconstruction error is: 6.9117</text:p>
      <text:p text:style-name="P1">epoch 13/300. Average reconstruction error is: 6.8881</text:p>
      <text:p text:style-name="P1">epoch 14/300. Average reconstruction error is: 6.8854</text:p>
      <text:p text:style-name="P1">epoch 15/300. Average reconstruction error is: 6.8577</text:p>
      <text:p text:style-name="P1">epoch 16/300. Average reconstruction error is: 6.8161</text:p>
      <text:p text:style-name="P1">epoch 17/300. Average reconstruction error is: 6.8438</text:p>
      <text:p text:style-name="P1">epoch 18/300. Average reconstruction error is: 6.8153</text:p>
      <text:p text:style-name="P1">epoch 19/300. Average reconstruction error is: 6.7916</text:p>
      <text:p text:style-name="P1">epoch 20/300. Average reconstruction error is: 6.8229</text:p>
      <text:p text:style-name="P1">epoch 21/300. Average reconstruction error is: 6.7972</text:p>
      <text:p text:style-name="P1">epoch 22/300. Average reconstruction error is: 6.786</text:p>
      <text:p text:style-name="P1">epoch 23/300. Average reconstruction error is: 6.819</text:p>
      <text:p text:style-name="P1"><text:soft-page-break/>epoch 24/300. Average reconstruction error is: 6.7853</text:p>
      <text:p text:style-name="P1">epoch 25/300. Average reconstruction error is: 6.7933</text:p>
      <text:p text:style-name="P1">epoch 26/300. Average reconstruction error is: 6.7841</text:p>
      <text:p text:style-name="P1">epoch 27/300. Average reconstruction error is: 6.7838</text:p>
      <text:p text:style-name="P1">epoch 28/300. Average reconstruction error is: 6.7617</text:p>
      <text:p text:style-name="P1">epoch 29/300. Average reconstruction error is: 6.7628</text:p>
      <text:p text:style-name="P1">epoch 30/300. Average reconstruction error is: 6.7615</text:p>
      <text:p text:style-name="P1">epoch 31/300. Average reconstruction error is: 6.7752</text:p>
      <text:p text:style-name="P1">epoch 32/300. Average reconstruction error is: 6.7493</text:p>
      <text:p text:style-name="P1">epoch 33/300. Average reconstruction error is: 6.7463</text:p>
      <text:p text:style-name="P1">epoch 34/300. Average reconstruction error is: 6.7559</text:p>
      <text:p text:style-name="P1">epoch 35/300. Average reconstruction error is: 6.7498</text:p>
      <text:p text:style-name="P1">epoch 36/300. Average reconstruction error is: 6.7272</text:p>
      <text:p text:style-name="P1">epoch 37/300. Average reconstruction error is: 6.7383</text:p>
      <text:p text:style-name="P1">epoch 38/300. Average reconstruction error is: 6.7403</text:p>
      <text:p text:style-name="P1">epoch 39/300. Average reconstruction error is: 6.713</text:p>
      <text:p text:style-name="P1">epoch 40/300. Average reconstruction error is: 6.7204</text:p>
      <text:p text:style-name="P1">epoch 41/300. Average reconstruction error is: 6.6812</text:p>
      <text:p text:style-name="P1">epoch 42/300. Average reconstruction error is: 6.6834</text:p>
      <text:p text:style-name="P1">epoch 43/300. Average reconstruction error is: 6.7239</text:p>
      <text:p text:style-name="P1">epoch 44/300. Average reconstruction error is: 6.7155</text:p>
      <text:p text:style-name="P1">epoch 45/300. Average reconstruction error is: 6.7125</text:p>
      <text:p text:style-name="P1">epoch 46/300. Average reconstruction error is: 6.7016</text:p>
      <text:p text:style-name="P1">epoch 47/300. Average reconstruction error is: 6.7102</text:p>
      <text:p text:style-name="P1">epoch 48/300. Average reconstruction error is: 6.6977</text:p>
      <text:p text:style-name="P1">epoch 49/300. Average reconstruction error is: 6.6909</text:p>
      <text:p text:style-name="P1">epoch 50/300. Average reconstruction error is: 6.6935</text:p>
      <text:p text:style-name="P1">epoch 51/300. Average reconstruction error is: 6.7046</text:p>
      <text:p text:style-name="P1">epoch 52/300. Average reconstruction error is: 6.6898</text:p>
      <text:p text:style-name="P1">epoch 53/300. Average reconstruction error is: 6.6723</text:p>
      <text:p text:style-name="P1">epoch 54/300. Average reconstruction error is: 6.6752</text:p>
      <text:p text:style-name="P1">epoch 55/300. Average reconstruction error is: 6.6808</text:p>
      <text:p text:style-name="P1">epoch 56/300. Average reconstruction error is: 6.6706</text:p>
      <text:p text:style-name="P1">epoch 57/300. Average reconstruction error is: 6.6803</text:p>
      <text:p text:style-name="P1">epoch 58/300. Average reconstruction error is: 6.6683</text:p>
      <text:p text:style-name="P1">epoch 59/300. Average reconstruction error is: 6.6505</text:p>
      <text:p text:style-name="P1">epoch 60/300. Average reconstruction error is: 6.699</text:p>
      <text:p text:style-name="P1">epoch 61/300. Average reconstruction error is: 6.6792</text:p>
      <text:p text:style-name="P1">epoch 62/300. Average reconstruction error is: 6.6796</text:p>
      <text:p text:style-name="P1">epoch 63/300. Average reconstruction error is: 6.7004</text:p>
      <text:p text:style-name="P1">epoch 64/300. Average reconstruction error is: 6.646</text:p>
      <text:p text:style-name="P1">epoch 65/300. Average reconstruction error is: 6.6787</text:p>
      <text:p text:style-name="P1">epoch 66/300. Average reconstruction error is: 6.674</text:p>
      <text:p text:style-name="P1">epoch 67/300. Average reconstruction error is: 6.6805</text:p>
      <text:p text:style-name="P1">epoch 68/300. Average reconstruction error is: 6.6686</text:p>
      <text:p text:style-name="P1">epoch 69/300. Average reconstruction error is: 6.6944</text:p>
      <text:p text:style-name="P1">epoch 70/300. Average reconstruction error is: 6.6682</text:p>
      <text:p text:style-name="P1">epoch 71/300. Average reconstruction error is: 6.6522</text:p>
      <text:p text:style-name="P1">epoch 72/300. Average reconstruction error is: 6.6643</text:p>
      <text:p text:style-name="P1">epoch 73/300. Average reconstruction error is: 6.6515</text:p>
      <text:p text:style-name="P1">epoch 74/300. Average reconstruction error is: 6.6614</text:p>
      <text:p text:style-name="P1">epoch 75/300. Average reconstruction error is: 6.6805</text:p>
      <text:p text:style-name="P1"><text:soft-page-break/>epoch 76/300. Average reconstruction error is: 6.6612</text:p>
      <text:p text:style-name="P1">epoch 77/300. Average reconstruction error is: 6.6467</text:p>
      <text:p text:style-name="P1">epoch 78/300. Average reconstruction error is: 6.6482</text:p>
      <text:p text:style-name="P1">epoch 79/300. Average reconstruction error is: 6.6698</text:p>
      <text:p text:style-name="P1">epoch 80/300. Average reconstruction error is: 6.6589</text:p>
      <text:p text:style-name="P1">epoch 81/300. Average reconstruction error is: 6.6604</text:p>
      <text:p text:style-name="P1">epoch 82/300. Average reconstruction error is: 6.6528</text:p>
      <text:p text:style-name="P1">epoch 83/300. Average reconstruction error is: 6.6624</text:p>
      <text:p text:style-name="P1">epoch 84/300. Average reconstruction error is: 6.6454</text:p>
      <text:p text:style-name="P1">epoch 85/300. Average reconstruction error is: 6.6468</text:p>
      <text:p text:style-name="P1">epoch 86/300. Average reconstruction error is: 6.6325</text:p>
      <text:p text:style-name="P1">epoch 87/300. Average reconstruction error is: 6.6552</text:p>
      <text:p text:style-name="P1">epoch 88/300. Average reconstruction error is: 6.635</text:p>
      <text:p text:style-name="P1">epoch 89/300. Average reconstruction error is: 6.6518</text:p>
      <text:p text:style-name="P1">epoch 90/300. Average reconstruction error is: 6.6382</text:p>
      <text:p text:style-name="P1">epoch 91/300. Average reconstruction error is: 6.6409</text:p>
      <text:p text:style-name="P1">epoch 92/300. Average reconstruction error is: 6.6467</text:p>
      <text:p text:style-name="P1">epoch 93/300. Average reconstruction error is: 6.6481</text:p>
      <text:p text:style-name="P1">epoch 94/300. Average reconstruction error is: 6.6607</text:p>
      <text:p text:style-name="P1">epoch 95/300. Average reconstruction error is: 6.6633</text:p>
      <text:p text:style-name="P1">epoch 96/300. Average reconstruction error is: 6.6679</text:p>
      <text:p text:style-name="P1">epoch 97/300. Average reconstruction error is: 6.6532</text:p>
      <text:p text:style-name="P1">epoch 98/300. Average reconstruction error is: 6.6897</text:p>
      <text:p text:style-name="P1">epoch 99/300. Average reconstruction error is: 6.6707</text:p>
      <text:p text:style-name="P1">epoch 100/300. Average reconstruction error is: 6.6863</text:p>
      <text:p text:style-name="P1">epoch 101/300. Average reconstruction error is: 6.6448</text:p>
      <text:p text:style-name="P1">epoch 102/300. Average reconstruction error is: 6.6379</text:p>
      <text:p text:style-name="P1">epoch 103/300. Average reconstruction error is: 6.6489</text:p>
      <text:p text:style-name="P1">epoch 104/300. Average reconstruction error is: 6.6618</text:p>
      <text:p text:style-name="P1">epoch 105/300. Average reconstruction error is: 6.6573</text:p>
      <text:p text:style-name="P1">epoch 106/300. Average reconstruction error is: 6.6436</text:p>
      <text:p text:style-name="P1">epoch 107/300. Average reconstruction error is: 6.6643</text:p>
      <text:p text:style-name="P1">epoch 108/300. Average reconstruction error is: 6.6449</text:p>
      <text:p text:style-name="P1">epoch 109/300. Average reconstruction error is: 6.6363</text:p>
      <text:p text:style-name="P1">epoch 110/300. Average reconstruction error is: 6.6586</text:p>
      <text:p text:style-name="P1">epoch 111/300. Average reconstruction error is: 6.6611</text:p>
      <text:p text:style-name="P1">epoch 112/300. Average reconstruction error is: 6.6551</text:p>
      <text:p text:style-name="P1">epoch 113/300. Average reconstruction error is: 6.6446</text:p>
      <text:p text:style-name="P1">epoch 114/300. Average reconstruction error is: 6.6599</text:p>
      <text:p text:style-name="P1">epoch 115/300. Average reconstruction error is: 6.6281</text:p>
      <text:p text:style-name="P1">epoch 116/300. Average reconstruction error is: 6.6567</text:p>
      <text:p text:style-name="P1">epoch 117/300. Average reconstruction error is: 6.6495</text:p>
      <text:p text:style-name="P1">epoch 118/300. Average reconstruction error is: 6.6403</text:p>
      <text:p text:style-name="P1">epoch 119/300. Average reconstruction error is: 6.6757</text:p>
      <text:p text:style-name="P1">epoch 120/300. Average reconstruction error is: 6.6382</text:p>
      <text:p text:style-name="P1">epoch 121/300. Average reconstruction error is: 6.6517</text:p>
      <text:p text:style-name="P1">epoch 122/300. Average reconstruction error is: 6.6407</text:p>
      <text:p text:style-name="P1">epoch 123/300. Average reconstruction error is: 6.6562</text:p>
      <text:p text:style-name="P1">epoch 124/300. Average reconstruction error is: 6.6756</text:p>
      <text:p text:style-name="P1">epoch 125/300. Average reconstruction error is: 6.6508</text:p>
      <text:p text:style-name="P1">epoch 126/300. Average reconstruction error is: 6.6358</text:p>
      <text:p text:style-name="P1">epoch 127/300. Average reconstruction error is: 6.6644</text:p>
      <text:p text:style-name="P1"><text:soft-page-break/>epoch 128/300. Average reconstruction error is: 6.6558</text:p>
      <text:p text:style-name="P1">epoch 129/300. Average reconstruction error is: 6.663</text:p>
      <text:p text:style-name="P1">epoch 130/300. Average reconstruction error is: 6.6489</text:p>
      <text:p text:style-name="P1">epoch 131/300. Average reconstruction error is: 6.6617</text:p>
      <text:p text:style-name="P1">epoch 132/300. Average reconstruction error is: 6.6522</text:p>
      <text:p text:style-name="P1">epoch 133/300. Average reconstruction error is: 6.6442</text:p>
      <text:p text:style-name="P1">epoch 134/300. Average reconstruction error is: 6.6248</text:p>
      <text:p text:style-name="P1">epoch 135/300. Average reconstruction error is: 6.6376</text:p>
      <text:p text:style-name="P1">epoch 136/300. Average reconstruction error is: 6.6436</text:p>
      <text:p text:style-name="P1">epoch 137/300. Average reconstruction error is: 6.6569</text:p>
      <text:p text:style-name="P1">epoch 138/300. Average reconstruction error is: 6.6379</text:p>
      <text:p text:style-name="P1">epoch 139/300. Average reconstruction error is: 6.6552</text:p>
      <text:p text:style-name="P1">epoch 140/300. Average reconstruction error is: 6.6267</text:p>
      <text:p text:style-name="P1">epoch 141/300. Average reconstruction error is: 6.6607</text:p>
      <text:p text:style-name="P1">epoch 142/300. Average reconstruction error is: 6.6404</text:p>
      <text:p text:style-name="P1">epoch 143/300. Average reconstruction error is: 6.6522</text:p>
      <text:p text:style-name="P1">epoch 144/300. Average reconstruction error is: 6.6364</text:p>
      <text:p text:style-name="P1">epoch 145/300. Average reconstruction error is: 6.6373</text:p>
      <text:p text:style-name="P1">epoch 146/300. Average reconstruction error is: 6.6246</text:p>
      <text:p text:style-name="P1">epoch 147/300. Average reconstruction error is: 6.6285</text:p>
      <text:p text:style-name="P1">epoch 148/300. Average reconstruction error is: 6.6241</text:p>
      <text:p text:style-name="P1">epoch 149/300. Average reconstruction error is: 6.621</text:p>
      <text:p text:style-name="P1">epoch 150/300. Average reconstruction error is: 6.6175</text:p>
      <text:p text:style-name="P1">epoch 151/300. Average reconstruction error is: 6.6333</text:p>
      <text:p text:style-name="P1">epoch 152/300. Average reconstruction error is: 6.6355</text:p>
      <text:p text:style-name="P1">epoch 153/300. Average reconstruction error is: 6.6377</text:p>
      <text:p text:style-name="P1">epoch 154/300. Average reconstruction error is: 6.6359</text:p>
      <text:p text:style-name="P1">epoch 155/300. Average reconstruction error is: 6.6284</text:p>
      <text:p text:style-name="P1">epoch 156/300. Average reconstruction error is: 6.6275</text:p>
      <text:p text:style-name="P1">epoch 157/300. Average reconstruction error is: 6.648</text:p>
      <text:p text:style-name="P1">epoch 158/300. Average reconstruction error is: 6.6246</text:p>
      <text:p text:style-name="P1">epoch 159/300. Average reconstruction error is: 6.6104</text:p>
      <text:p text:style-name="P1">epoch 160/300. Average reconstruction error is: 6.6158</text:p>
      <text:p text:style-name="P1">epoch 161/300. Average reconstruction error is: 6.6386</text:p>
      <text:p text:style-name="P1">epoch 162/300. Average reconstruction error is: 6.6393</text:p>
      <text:p text:style-name="P1">epoch 163/300. Average reconstruction error is: 6.635</text:p>
      <text:p text:style-name="P1">epoch 164/300. Average reconstruction error is: 6.6321</text:p>
      <text:p text:style-name="P1">epoch 165/300. Average reconstruction error is: 6.6258</text:p>
      <text:p text:style-name="P1">epoch 166/300. Average reconstruction error is: 6.6283</text:p>
      <text:p text:style-name="P1">epoch 167/300. Average reconstruction error is: 6.6602</text:p>
      <text:p text:style-name="P1">epoch 168/300. Average reconstruction error is: 6.6547</text:p>
      <text:p text:style-name="P1">epoch 169/300. Average reconstruction error is: 6.6263</text:p>
      <text:p text:style-name="P1">epoch 170/300. Average reconstruction error is: 6.6178</text:p>
      <text:p text:style-name="P1">epoch 171/300. Average reconstruction error is: 6.6262</text:p>
      <text:p text:style-name="P1">epoch 172/300. Average reconstruction error is: 6.619</text:p>
      <text:p text:style-name="P1">epoch 173/300. Average reconstruction error is: 6.6128</text:p>
      <text:p text:style-name="P1">epoch 174/300. Average reconstruction error is: 6.6143</text:p>
      <text:p text:style-name="P1">epoch 175/300. Average reconstruction error is: 6.5974</text:p>
      <text:p text:style-name="P1">epoch 176/300. Average reconstruction error is: 6.6176</text:p>
      <text:p text:style-name="P1">epoch 177/300. Average reconstruction error is: 6.6115</text:p>
      <text:p text:style-name="P1">epoch 178/300. Average reconstruction error is: 6.614</text:p>
      <text:p text:style-name="P1">epoch 179/300. Average reconstruction error is: 6.6426</text:p>
      <text:p text:style-name="P1"><text:soft-page-break/>epoch 180/300. Average reconstruction error is: 6.6266</text:p>
      <text:p text:style-name="P1">epoch 181/300. Average reconstruction error is: 6.6291</text:p>
      <text:p text:style-name="P1">epoch 182/300. Average reconstruction error is: 6.623</text:p>
      <text:p text:style-name="P1">epoch 183/300. Average reconstruction error is: 6.5789</text:p>
      <text:p text:style-name="P1">epoch 184/300. Average reconstruction error is: 6.6329</text:p>
      <text:p text:style-name="P1">epoch 185/300. Average reconstruction error is: 6.617</text:p>
      <text:p text:style-name="P1">epoch 186/300. Average reconstruction error is: 6.6161</text:p>
      <text:p text:style-name="P1">epoch 187/300. Average reconstruction error is: 6.6089</text:p>
      <text:p text:style-name="P1">epoch 188/300. Average reconstruction error is: 6.6253</text:p>
      <text:p text:style-name="P1">epoch 189/300. Average reconstruction error is: 6.6024</text:p>
      <text:p text:style-name="P1">epoch 190/300. Average reconstruction error is: 6.6131</text:p>
      <text:p text:style-name="P1">epoch 191/300. Average reconstruction error is: 6.6067</text:p>
      <text:p text:style-name="P1">epoch 192/300. Average reconstruction error is: 6.6047</text:p>
      <text:p text:style-name="P1">epoch 193/300. Average reconstruction error is: 6.6141</text:p>
      <text:p text:style-name="P1">epoch 194/300. Average reconstruction error is: 6.5789</text:p>
      <text:p text:style-name="P1">epoch 195/300. Average reconstruction error is: 6.5827</text:p>
      <text:p text:style-name="P1">epoch 196/300. Average reconstruction error is: 6.5595</text:p>
      <text:p text:style-name="P1">epoch 197/300. Average reconstruction error is: 6.6054</text:p>
      <text:p text:style-name="P1">epoch 198/300. Average reconstruction error is: 6.6123</text:p>
      <text:p text:style-name="P1">epoch 199/300. Average reconstruction error is: 6.6089</text:p>
      <text:p text:style-name="P1">epoch 200/300. Average reconstruction error is: 6.5984</text:p>
      <text:p text:style-name="P1">epoch 201/300. Average reconstruction error is: 6.6001</text:p>
      <text:p text:style-name="P1">epoch 202/300. Average reconstruction error is: 6.6264</text:p>
      <text:p text:style-name="P1">epoch 203/300. Average reconstruction error is: 6.6036</text:p>
      <text:p text:style-name="P1">epoch 204/300. Average reconstruction error is: 6.6073</text:p>
      <text:p text:style-name="P1">epoch 205/300. Average reconstruction error is: 6.5949</text:p>
      <text:p text:style-name="P1">epoch 206/300. Average reconstruction error is: 6.6018</text:p>
      <text:p text:style-name="P1">epoch 207/300. Average reconstruction error is: 6.5961</text:p>
      <text:p text:style-name="P1">epoch 208/300. Average reconstruction error is: 6.614</text:p>
      <text:p text:style-name="P1">epoch 209/300. Average reconstruction error is: 6.5873</text:p>
      <text:p text:style-name="P1">epoch 210/300. Average reconstruction error is: 6.586</text:p>
      <text:p text:style-name="P1">epoch 211/300. Average reconstruction error is: 6.5852</text:p>
      <text:p text:style-name="P1">epoch 212/300. Average reconstruction error is: 6.6033</text:p>
      <text:p text:style-name="P1">epoch 213/300. Average reconstruction error is: 6.5875</text:p>
      <text:p text:style-name="P1">epoch 214/300. Average reconstruction error is: 6.5776</text:p>
      <text:p text:style-name="P1">epoch 215/300. Average reconstruction error is: 6.5751</text:p>
      <text:p text:style-name="P1">epoch 216/300. Average reconstruction error is: 6.5721</text:p>
      <text:p text:style-name="P1">epoch 217/300. Average reconstruction error is: 6.6091</text:p>
      <text:p text:style-name="P1">epoch 218/300. Average reconstruction error is: 6.5953</text:p>
      <text:p text:style-name="P1">epoch 219/300. Average reconstruction error is: 6.5912</text:p>
      <text:p text:style-name="P1">epoch 220/300. Average reconstruction error is: 6.5831</text:p>
      <text:p text:style-name="P1">epoch 221/300. Average reconstruction error is: 6.5714</text:p>
      <text:p text:style-name="P1">epoch 222/300. Average reconstruction error is: 6.6237</text:p>
      <text:p text:style-name="P1">epoch 223/300. Average reconstruction error is: 6.5831</text:p>
      <text:p text:style-name="P1">epoch 224/300. Average reconstruction error is: 6.6207</text:p>
      <text:p text:style-name="P1">epoch 225/300. Average reconstruction error is: 6.6097</text:p>
      <text:p text:style-name="P1">epoch 226/300. Average reconstruction error is: 6.5945</text:p>
      <text:p text:style-name="P1">epoch 227/300. Average reconstruction error is: 6.5919</text:p>
      <text:p text:style-name="P1">epoch 228/300. Average reconstruction error is: 6.5879</text:p>
      <text:p text:style-name="P1">epoch 229/300. Average reconstruction error is: 6.5881</text:p>
      <text:p text:style-name="P1">epoch 230/300. Average reconstruction error is: 6.5866</text:p>
      <text:p text:style-name="P1">epoch 231/300. Average reconstruction error is: 6.5951</text:p>
      <text:p text:style-name="P1"><text:soft-page-break/>epoch 232/300. Average reconstruction error is: 6.6065</text:p>
      <text:p text:style-name="P1">epoch 233/300. Average reconstruction error is: 6.5941</text:p>
      <text:p text:style-name="P1">epoch 234/300. Average reconstruction error is: 6.595</text:p>
      <text:p text:style-name="P1">epoch 235/300. Average reconstruction error is: 6.5929</text:p>
      <text:p text:style-name="P1">epoch 236/300. Average reconstruction error is: 6.5624</text:p>
      <text:p text:style-name="P1">epoch 237/300. Average reconstruction error is: 6.5779</text:p>
      <text:p text:style-name="P1">epoch 238/300. Average reconstruction error is: 6.6044</text:p>
      <text:p text:style-name="P1">epoch 239/300. Average reconstruction error is: 6.5937</text:p>
      <text:p text:style-name="P1">epoch 240/300. Average reconstruction error is: 6.5927</text:p>
      <text:p text:style-name="P1">epoch 241/300. Average reconstruction error is: 6.6078</text:p>
      <text:p text:style-name="P1">epoch 242/300. Average reconstruction error is: 6.5954</text:p>
      <text:p text:style-name="P1">epoch 243/300. Average reconstruction error is: 6.6051</text:p>
      <text:p text:style-name="P1">epoch 244/300. Average reconstruction error is: 6.5863</text:p>
      <text:p text:style-name="P1">epoch 245/300. Average reconstruction error is: 6.5726</text:p>
      <text:p text:style-name="P1">epoch 246/300. Average reconstruction error is: 6.593</text:p>
      <text:p text:style-name="P1">epoch 247/300. Average reconstruction error is: 6.5843</text:p>
      <text:p text:style-name="P1">epoch 248/300. Average reconstruction error is: 6.5876</text:p>
      <text:p text:style-name="P1">epoch 249/300. Average reconstruction error is: 6.5964</text:p>
      <text:p text:style-name="P1">epoch 250/300. Average reconstruction error is: 6.598</text:p>
      <text:p text:style-name="P1">epoch 251/300. Average reconstruction error is: 6.5991</text:p>
      <text:p text:style-name="P1">epoch 252/300. Average reconstruction error is: 6.5846</text:p>
      <text:p text:style-name="P1">epoch 253/300. Average reconstruction error is: 6.587</text:p>
      <text:p text:style-name="P1">epoch 254/300. Average reconstruction error is: 6.5766</text:p>
      <text:p text:style-name="P1">epoch 255/300. Average reconstruction error is: 6.5895</text:p>
      <text:p text:style-name="P1">epoch 256/300. Average reconstruction error is: 6.5755</text:p>
      <text:p text:style-name="P1">epoch 257/300. Average reconstruction error is: 6.595</text:p>
      <text:p text:style-name="P1">epoch 258/300. Average reconstruction error is: 6.615</text:p>
      <text:p text:style-name="P1">epoch 259/300. Average reconstruction error is: 6.5516</text:p>
      <text:p text:style-name="P1">epoch 260/300. Average reconstruction error is: 6.5783</text:p>
      <text:p text:style-name="P1">epoch 261/300. Average reconstruction error is: 6.5979</text:p>
      <text:p text:style-name="P1">epoch 262/300. Average reconstruction error is: 6.5689</text:p>
      <text:p text:style-name="P1">epoch 263/300. Average reconstruction error is: 6.5859</text:p>
      <text:p text:style-name="P1">epoch 264/300. Average reconstruction error is: 6.5686</text:p>
      <text:p text:style-name="P1">epoch 265/300. Average reconstruction error is: 6.5929</text:p>
      <text:p text:style-name="P1">epoch 266/300. Average reconstruction error is: 6.5839</text:p>
      <text:p text:style-name="P1">epoch 267/300. Average reconstruction error is: 6.6008</text:p>
      <text:p text:style-name="P1">epoch 268/300. Average reconstruction error is: 6.5962</text:p>
      <text:p text:style-name="P1">epoch 269/300. Average reconstruction error is: 6.5745</text:p>
      <text:p text:style-name="P1">epoch 270/300. Average reconstruction error is: 6.609</text:p>
      <text:p text:style-name="P1">epoch 271/300. Average reconstruction error is: 6.5822</text:p>
      <text:p text:style-name="P1">epoch 272/300. Average reconstruction error is: 6.5977</text:p>
      <text:p text:style-name="P1">epoch 273/300. Average reconstruction error is: 6.6122</text:p>
      <text:p text:style-name="P1">epoch 274/300. Average reconstruction error is: 6.5825</text:p>
      <text:p text:style-name="P1">epoch 275/300. Average reconstruction error is: 6.6058</text:p>
      <text:p text:style-name="P1">epoch 276/300. Average reconstruction error is: 6.5964</text:p>
      <text:p text:style-name="P1">epoch 277/300. Average reconstruction error is: 6.5683</text:p>
      <text:p text:style-name="P1">epoch 278/300. Average reconstruction error is: 6.5658</text:p>
      <text:p text:style-name="P1">epoch 279/300. Average reconstruction error is: 6.5739</text:p>
      <text:p text:style-name="P1">epoch 280/300. Average reconstruction error is: 6.5848</text:p>
      <text:p text:style-name="P1">epoch 281/300. Average reconstruction error is: 6.5808</text:p>
      <text:p text:style-name="P1">epoch 282/300. Average reconstruction error is: 6.5562</text:p>
      <text:p text:style-name="P1">epoch 283/300. Average reconstruction error is: 6.5693</text:p>
      <text:p text:style-name="P1"><text:soft-page-break/>epoch 284/300. Average reconstruction error is: 6.5869</text:p>
      <text:p text:style-name="P1">epoch 285/300. Average reconstruction error is: 6.5795</text:p>
      <text:p text:style-name="P1">epoch 286/300. Average reconstruction error is: 6.5956</text:p>
      <text:p text:style-name="P1">epoch 287/300. Average reconstruction error is: 6.5775</text:p>
      <text:p text:style-name="P1">epoch 288/300. Average reconstruction error is: 6.5535</text:p>
      <text:p text:style-name="P1">epoch 289/300. Average reconstruction error is: 6.5676</text:p>
      <text:p text:style-name="P1">epoch 290/300. Average reconstruction error is: 6.5805</text:p>
      <text:p text:style-name="P1">epoch 291/300. Average reconstruction error is: 6.5801</text:p>
      <text:p text:style-name="P1">epoch 292/300. Average reconstruction error is: 6.5735</text:p>
      <text:p text:style-name="P1">epoch 293/300. Average reconstruction error is: 6.5947</text:p>
      <text:p text:style-name="P1">epoch 294/300. Average reconstruction error is: 6.58</text:p>
      <text:p text:style-name="P1">epoch 295/300. Average reconstruction error is: 6.5779</text:p>
      <text:p text:style-name="P1">epoch 296/300. Average reconstruction error is: 6.5948</text:p>
      <text:p text:style-name="P1">epoch 297/300. Average reconstruction error is: 6.5825</text:p>
      <text:p text:style-name="P1">epoch 298/300. Average reconstruction error is: 6.5876</text:p>
      <text:p text:style-name="P1">epoch 299/300. Average reconstruction error is: 6.5949</text:p>
      <text:p text:style-name="P1">epoch 300/300. Average reconstruction error is: 6.5977</text:p>
      <text:p text:style-name="P1">epoch 1/300. Average reconstruction error is: 7.111</text:p>
      <text:p text:style-name="P1">epoch 2/300. Average reconstruction error is: 4.9659</text:p>
      <text:p text:style-name="P1">epoch 3/300. Average reconstruction error is: 4.6715</text:p>
      <text:p text:style-name="P1">epoch 4/300. Average reconstruction error is: 4.5263</text:p>
      <text:p text:style-name="P1">epoch 5/300. Average reconstruction error is: 4.4312</text:p>
      <text:p text:style-name="P1">epoch 6/300. Average reconstruction error is: 4.3917</text:p>
      <text:p text:style-name="P1">epoch 7/300. Average reconstruction error is: 4.3642</text:p>
      <text:p text:style-name="P1">epoch 8/300. Average reconstruction error is: 4.3144</text:p>
      <text:p text:style-name="P1">epoch 9/300. Average reconstruction error is: 4.2802</text:p>
      <text:p text:style-name="P1">epoch 10/300. Average reconstruction error is: 4.2756</text:p>
      <text:p text:style-name="P1">epoch 11/300. Average reconstruction error is: 4.2501</text:p>
      <text:p text:style-name="P1">epoch 12/300. Average reconstruction error is: 4.2547</text:p>
      <text:p text:style-name="P1">epoch 13/300. Average reconstruction error is: 4.2237</text:p>
      <text:p text:style-name="P1">epoch 14/300. Average reconstruction error is: 4.2156</text:p>
      <text:p text:style-name="P1">epoch 15/300. Average reconstruction error is: 4.1913</text:p>
      <text:p text:style-name="P1">epoch 16/300. Average reconstruction error is: 4.1958</text:p>
      <text:p text:style-name="P1">epoch 17/300. Average reconstruction error is: 4.188</text:p>
      <text:p text:style-name="P1">epoch 18/300. Average reconstruction error is: 4.1662</text:p>
      <text:p text:style-name="P1">epoch 19/300. Average reconstruction error is: 4.1783</text:p>
      <text:p text:style-name="P1">epoch 20/300. Average reconstruction error is: 4.168</text:p>
      <text:p text:style-name="P1">epoch 21/300. Average reconstruction error is: 4.1649</text:p>
      <text:p text:style-name="P1">epoch 22/300. Average reconstruction error is: 4.1696</text:p>
      <text:p text:style-name="P1">epoch 23/300. Average reconstruction error is: 4.1687</text:p>
      <text:p text:style-name="P1">epoch 24/300. Average reconstruction error is: 4.1785</text:p>
      <text:p text:style-name="P1">epoch 25/300. Average reconstruction error is: 4.1826</text:p>
      <text:p text:style-name="P1">epoch 26/300. Average reconstruction error is: 4.1369</text:p>
      <text:p text:style-name="P1">epoch 27/300. Average reconstruction error is: 4.1539</text:p>
      <text:p text:style-name="P1">epoch 28/300. Average reconstruction error is: 4.1335</text:p>
      <text:p text:style-name="P1">epoch 29/300. Average reconstruction error is: 4.1463</text:p>
      <text:p text:style-name="P1">epoch 30/300. Average reconstruction error is: 4.1446</text:p>
      <text:p text:style-name="P1">epoch 31/300. Average reconstruction error is: 4.1424</text:p>
      <text:p text:style-name="P1">epoch 32/300. Average reconstruction error is: 4.1308</text:p>
      <text:p text:style-name="P1">epoch 33/300. Average reconstruction error is: 4.1368</text:p>
      <text:p text:style-name="P1">epoch 34/300. Average reconstruction error is: 4.1448</text:p>
      <text:p text:style-name="P1">epoch 35/300. Average reconstruction error is: 4.1352</text:p>
      <text:p text:style-name="P1"><text:soft-page-break/>epoch 36/300. Average reconstruction error is: 4.117</text:p>
      <text:p text:style-name="P1">epoch 37/300. Average reconstruction error is: 4.1306</text:p>
      <text:p text:style-name="P1">epoch 38/300. Average reconstruction error is: 4.1208</text:p>
      <text:p text:style-name="P1">epoch 39/300. Average reconstruction error is: 4.1278</text:p>
      <text:p text:style-name="P1">epoch 40/300. Average reconstruction error is: 4.1144</text:p>
      <text:p text:style-name="P1">epoch 41/300. Average reconstruction error is: 4.1224</text:p>
      <text:p text:style-name="P1">epoch 42/300. Average reconstruction error is: 4.1085</text:p>
      <text:p text:style-name="P1">epoch 43/300. Average reconstruction error is: 4.106</text:p>
      <text:p text:style-name="P1">epoch 44/300. Average reconstruction error is: 4.1131</text:p>
      <text:p text:style-name="P1">epoch 45/300. Average reconstruction error is: 4.1146</text:p>
      <text:p text:style-name="P1">epoch 46/300. Average reconstruction error is: 4.1246</text:p>
      <text:p text:style-name="P1">epoch 47/300. Average reconstruction error is: 4.1115</text:p>
      <text:p text:style-name="P1">epoch 48/300. Average reconstruction error is: 4.1115</text:p>
      <text:p text:style-name="P1">epoch 49/300. Average reconstruction error is: 4.1215</text:p>
      <text:p text:style-name="P1">epoch 50/300. Average reconstruction error is: 4.1059</text:p>
      <text:p text:style-name="P1">epoch 51/300. Average reconstruction error is: 4.1108</text:p>
      <text:p text:style-name="P1">epoch 52/300. Average reconstruction error is: 4.1218</text:p>
      <text:p text:style-name="P1">epoch 53/300. Average reconstruction error is: 4.1128</text:p>
      <text:p text:style-name="P1">epoch 54/300. Average reconstruction error is: 4.1119</text:p>
      <text:p text:style-name="P1">epoch 55/300. Average reconstruction error is: 4.1171</text:p>
      <text:p text:style-name="P1">epoch 56/300. Average reconstruction error is: 4.1074</text:p>
      <text:p text:style-name="P1">epoch 57/300. Average reconstruction error is: 4.1055</text:p>
      <text:p text:style-name="P1">epoch 58/300. Average reconstruction error is: 4.1191</text:p>
      <text:p text:style-name="P1">epoch 59/300. Average reconstruction error is: 4.1042</text:p>
      <text:p text:style-name="P1">epoch 60/300. Average reconstruction error is: 4.0866</text:p>
      <text:p text:style-name="P1">epoch 61/300. Average reconstruction error is: 4.0943</text:p>
      <text:p text:style-name="P1">epoch 62/300. Average reconstruction error is: 4.1174</text:p>
      <text:p text:style-name="P1">epoch 63/300. Average reconstruction error is: 4.0975</text:p>
      <text:p text:style-name="P1">epoch 64/300. Average reconstruction error is: 4.1072</text:p>
      <text:p text:style-name="P1">epoch 65/300. Average reconstruction error is: 4.0915</text:p>
      <text:p text:style-name="P1">epoch 66/300. Average reconstruction error is: 4.103</text:p>
      <text:p text:style-name="P1">epoch 67/300. Average reconstruction error is: 4.1156</text:p>
      <text:p text:style-name="P1">epoch 68/300. Average reconstruction error is: 4.1026</text:p>
      <text:p text:style-name="P1">epoch 69/300. Average reconstruction error is: 4.103</text:p>
      <text:p text:style-name="P1">epoch 70/300. Average reconstruction error is: 4.1014</text:p>
      <text:p text:style-name="P1">epoch 71/300. Average reconstruction error is: 4.1003</text:p>
      <text:p text:style-name="P1">epoch 72/300. Average reconstruction error is: 4.1231</text:p>
      <text:p text:style-name="P1">epoch 73/300. Average reconstruction error is: 4.106</text:p>
      <text:p text:style-name="P1">epoch 74/300. Average reconstruction error is: 4.1047</text:p>
      <text:p text:style-name="P1">epoch 75/300. Average reconstruction error is: 4.0966</text:p>
      <text:p text:style-name="P1">epoch 76/300. Average reconstruction error is: 4.1008</text:p>
      <text:p text:style-name="P1">epoch 77/300. Average reconstruction error is: 4.1106</text:p>
      <text:p text:style-name="P1">epoch 78/300. Average reconstruction error is: 4.0847</text:p>
      <text:p text:style-name="P1">epoch 79/300. Average reconstruction error is: 4.077</text:p>
      <text:p text:style-name="P1">epoch 80/300. Average reconstruction error is: 4.0871</text:p>
      <text:p text:style-name="P1">epoch 81/300. Average reconstruction error is: 4.098</text:p>
      <text:p text:style-name="P1">epoch 82/300. Average reconstruction error is: 4.0865</text:p>
      <text:p text:style-name="P1">epoch 83/300. Average reconstruction error is: 4.0981</text:p>
      <text:p text:style-name="P1">epoch 84/300. Average reconstruction error is: 4.0885</text:p>
      <text:p text:style-name="P1">epoch 85/300. Average reconstruction error is: 4.0952</text:p>
      <text:p text:style-name="P1">epoch 86/300. Average reconstruction error is: 4.0749</text:p>
      <text:p text:style-name="P1">epoch 87/300. Average reconstruction error is: 4.088</text:p>
      <text:p text:style-name="P1"><text:soft-page-break/>epoch 88/300. Average reconstruction error is: 4.0945</text:p>
      <text:p text:style-name="P1">epoch 89/300. Average reconstruction error is: 4.0908</text:p>
      <text:p text:style-name="P1">epoch 90/300. Average reconstruction error is: 4.0853</text:p>
      <text:p text:style-name="P1">epoch 91/300. Average reconstruction error is: 4.0932</text:p>
      <text:p text:style-name="P1">epoch 92/300. Average reconstruction error is: 4.0995</text:p>
      <text:p text:style-name="P1">epoch 93/300. Average reconstruction error is: 4.0884</text:p>
      <text:p text:style-name="P1">epoch 94/300. Average reconstruction error is: 4.088</text:p>
      <text:p text:style-name="P1">epoch 95/300. Average reconstruction error is: 4.0917</text:p>
      <text:p text:style-name="P1">epoch 96/300. Average reconstruction error is: 4.0748</text:p>
      <text:p text:style-name="P1">epoch 97/300. Average reconstruction error is: 4.0954</text:p>
      <text:p text:style-name="P1">epoch 98/300. Average reconstruction error is: 4.0774</text:p>
      <text:p text:style-name="P1">epoch 99/300. Average reconstruction error is: 4.0796</text:p>
      <text:p text:style-name="P1">epoch 100/300. Average reconstruction error is: 4.0848</text:p>
      <text:p text:style-name="P1">epoch 101/300. Average reconstruction error is: 4.0805</text:p>
      <text:p text:style-name="P1">epoch 102/300. Average reconstruction error is: 4.0899</text:p>
      <text:p text:style-name="P1">epoch 103/300. Average reconstruction error is: 4.1015</text:p>
      <text:p text:style-name="P1">epoch 104/300. Average reconstruction error is: 4.0638</text:p>
      <text:p text:style-name="P1">epoch 105/300. Average reconstruction error is: 4.083</text:p>
      <text:p text:style-name="P1">epoch 106/300. Average reconstruction error is: 4.0712</text:p>
      <text:p text:style-name="P1">epoch 107/300. Average reconstruction error is: 4.0703</text:p>
      <text:p text:style-name="P1">epoch 108/300. Average reconstruction error is: 4.0574</text:p>
      <text:p text:style-name="P1">epoch 109/300. Average reconstruction error is: 4.0777</text:p>
      <text:p text:style-name="P1">epoch 110/300. Average reconstruction error is: 4.0573</text:p>
      <text:p text:style-name="P1">epoch 111/300. Average reconstruction error is: 4.0763</text:p>
      <text:p text:style-name="P1">epoch 112/300. Average reconstruction error is: 4.0706</text:p>
      <text:p text:style-name="P1">epoch 113/300. Average reconstruction error is: 4.0576</text:p>
      <text:p text:style-name="P1">epoch 114/300. Average reconstruction error is: 4.0593</text:p>
      <text:p text:style-name="P1">epoch 115/300. Average reconstruction error is: 4.0639</text:p>
      <text:p text:style-name="P1">epoch 116/300. Average reconstruction error is: 4.0712</text:p>
      <text:p text:style-name="P1">epoch 117/300. Average reconstruction error is: 4.0612</text:p>
      <text:p text:style-name="P1">epoch 118/300. Average reconstruction error is: 4.0695</text:p>
      <text:p text:style-name="P1">epoch 119/300. Average reconstruction error is: 4.0687</text:p>
      <text:p text:style-name="P1">epoch 120/300. Average reconstruction error is: 4.0677</text:p>
      <text:p text:style-name="P1">epoch 121/300. Average reconstruction error is: 4.0448</text:p>
      <text:p text:style-name="P1">epoch 122/300. Average reconstruction error is: 4.0553</text:p>
      <text:p text:style-name="P1">epoch 123/300. Average reconstruction error is: 4.0409</text:p>
      <text:p text:style-name="P1">epoch 124/300. Average reconstruction error is: 4.0344</text:p>
      <text:p text:style-name="P1">epoch 125/300. Average reconstruction error is: 4.0532</text:p>
      <text:p text:style-name="P1">epoch 126/300. Average reconstruction error is: 4.0502</text:p>
      <text:p text:style-name="P1">epoch 127/300. Average reconstruction error is: 4.0488</text:p>
      <text:p text:style-name="P1">epoch 128/300. Average reconstruction error is: 4.0465</text:p>
      <text:p text:style-name="P1">epoch 129/300. Average reconstruction error is: 4.0485</text:p>
      <text:p text:style-name="P1">epoch 130/300. Average reconstruction error is: 4.0478</text:p>
      <text:p text:style-name="P1">epoch 131/300. Average reconstruction error is: 4.0493</text:p>
      <text:p text:style-name="P1">epoch 132/300. Average reconstruction error is: 4.0512</text:p>
      <text:p text:style-name="P1">epoch 133/300. Average reconstruction error is: 4.0396</text:p>
      <text:p text:style-name="P1">epoch 134/300. Average reconstruction error is: 4.0457</text:p>
      <text:p text:style-name="P1">epoch 135/300. Average reconstruction error is: 4.041</text:p>
      <text:p text:style-name="P1">epoch 136/300. Average reconstruction error is: 4.0547</text:p>
      <text:p text:style-name="P1">epoch 137/300. Average reconstruction error is: 4.0467</text:p>
      <text:p text:style-name="P1">epoch 138/300. Average reconstruction error is: 4.0487</text:p>
      <text:p text:style-name="P1">epoch 139/300. Average reconstruction error is: 4.0392</text:p>
      <text:p text:style-name="P1"><text:soft-page-break/>epoch 140/300. Average reconstruction error is: 4.0439</text:p>
      <text:p text:style-name="P1">epoch 141/300. Average reconstruction error is: 4.0383</text:p>
      <text:p text:style-name="P1">epoch 142/300. Average reconstruction error is: 4.0323</text:p>
      <text:p text:style-name="P1">epoch 143/300. Average reconstruction error is: 4.0546</text:p>
      <text:p text:style-name="P1">epoch 144/300. Average reconstruction error is: 4.0558</text:p>
      <text:p text:style-name="P1">epoch 145/300. Average reconstruction error is: 4.0529</text:p>
      <text:p text:style-name="P1">epoch 146/300. Average reconstruction error is: 4.0415</text:p>
      <text:p text:style-name="P1">epoch 147/300. Average reconstruction error is: 4.0533</text:p>
      <text:p text:style-name="P1">epoch 148/300. Average reconstruction error is: 4.0325</text:p>
      <text:p text:style-name="P1">epoch 149/300. Average reconstruction error is: 4.0262</text:p>
      <text:p text:style-name="P1">epoch 150/300. Average reconstruction error is: 4.0461</text:p>
      <text:p text:style-name="P1">epoch 151/300. Average reconstruction error is: 4.044</text:p>
      <text:p text:style-name="P1">epoch 152/300. Average reconstruction error is: 4.0462</text:p>
      <text:p text:style-name="P1">epoch 153/300. Average reconstruction error is: 4.0338</text:p>
      <text:p text:style-name="P1">epoch 154/300. Average reconstruction error is: 4.0399</text:p>
      <text:p text:style-name="P1">epoch 155/300. Average reconstruction error is: 4.0347</text:p>
      <text:p text:style-name="P1">epoch 156/300. Average reconstruction error is: 4.0392</text:p>
      <text:p text:style-name="P1">epoch 157/300. Average reconstruction error is: 4.0368</text:p>
      <text:p text:style-name="P1">epoch 158/300. Average reconstruction error is: 4.0435</text:p>
      <text:p text:style-name="P1">epoch 159/300. Average reconstruction error is: 4.039</text:p>
      <text:p text:style-name="P1">epoch 160/300. Average reconstruction error is: 4.0299</text:p>
      <text:p text:style-name="P1">epoch 161/300. Average reconstruction error is: 4.0347</text:p>
      <text:p text:style-name="P1">epoch 162/300. Average reconstruction error is: 4.041</text:p>
      <text:p text:style-name="P1">epoch 163/300. Average reconstruction error is: 4.026</text:p>
      <text:p text:style-name="P1">epoch 164/300. Average reconstruction error is: 4.0147</text:p>
      <text:p text:style-name="P1">epoch 165/300. Average reconstruction error is: 4.0354</text:p>
      <text:p text:style-name="P1">epoch 166/300. Average reconstruction error is: 4.0388</text:p>
      <text:p text:style-name="P1">epoch 167/300. Average reconstruction error is: 4.0382</text:p>
      <text:p text:style-name="P1">epoch 168/300. Average reconstruction error is: 4.028</text:p>
      <text:p text:style-name="P1">epoch 169/300. Average reconstruction error is: 4.0305</text:p>
      <text:p text:style-name="P1">epoch 170/300. Average reconstruction error is: 4.0207</text:p>
      <text:p text:style-name="P1">epoch 171/300. Average reconstruction error is: 4.0486</text:p>
      <text:p text:style-name="P1">epoch 172/300. Average reconstruction error is: 4.0315</text:p>
      <text:p text:style-name="P1">epoch 173/300. Average reconstruction error is: 4.0257</text:p>
      <text:p text:style-name="P1">epoch 174/300. Average reconstruction error is: 4.0252</text:p>
      <text:p text:style-name="P1">epoch 175/300. Average reconstruction error is: 4.0383</text:p>
      <text:p text:style-name="P1">epoch 176/300. Average reconstruction error is: 4.0301</text:p>
      <text:p text:style-name="P1">epoch 177/300. Average reconstruction error is: 4.028</text:p>
      <text:p text:style-name="P1">epoch 178/300. Average reconstruction error is: 4.0284</text:p>
      <text:p text:style-name="P1">epoch 179/300. Average reconstruction error is: 4.0424</text:p>
      <text:p text:style-name="P1">epoch 180/300. Average reconstruction error is: 4.0359</text:p>
      <text:p text:style-name="P1">epoch 181/300. Average reconstruction error is: 4.031</text:p>
      <text:p text:style-name="P1">epoch 182/300. Average reconstruction error is: 4.0353</text:p>
      <text:p text:style-name="P1">epoch 183/300. Average reconstruction error is: 4.0281</text:p>
      <text:p text:style-name="P1">epoch 184/300. Average reconstruction error is: 4.0301</text:p>
      <text:p text:style-name="P1">epoch 185/300. Average reconstruction error is: 4.0368</text:p>
      <text:p text:style-name="P1">epoch 186/300. Average reconstruction error is: 4.0182</text:p>
      <text:p text:style-name="P1">epoch 187/300. Average reconstruction error is: 4.0234</text:p>
      <text:p text:style-name="P1">epoch 188/300. Average reconstruction error is: 4.0446</text:p>
      <text:p text:style-name="P1">epoch 189/300. Average reconstruction error is: 4.0242</text:p>
      <text:p text:style-name="P1">epoch 190/300. Average reconstruction error is: 4.029</text:p>
      <text:p text:style-name="P1">epoch 191/300. Average reconstruction error is: 4.023</text:p>
      <text:p text:style-name="P1"><text:soft-page-break/>epoch 192/300. Average reconstruction error is: 4.0367</text:p>
      <text:p text:style-name="P1">epoch 193/300. Average reconstruction error is: 4.0218</text:p>
      <text:p text:style-name="P1">epoch 194/300. Average reconstruction error is: 4.0226</text:p>
      <text:p text:style-name="P1">epoch 195/300. Average reconstruction error is: 4.0484</text:p>
      <text:p text:style-name="P1">epoch 196/300. Average reconstruction error is: 4.0348</text:p>
      <text:p text:style-name="P1">epoch 197/300. Average reconstruction error is: 4.0257</text:p>
      <text:p text:style-name="P1">epoch 198/300. Average reconstruction error is: 4.0234</text:p>
      <text:p text:style-name="P1">epoch 199/300. Average reconstruction error is: 4.0212</text:p>
      <text:p text:style-name="P1">epoch 200/300. Average reconstruction error is: 4.0178</text:p>
      <text:p text:style-name="P1">epoch 201/300. Average reconstruction error is: 4.0093</text:p>
      <text:p text:style-name="P1">epoch 202/300. Average reconstruction error is: 4.0208</text:p>
      <text:p text:style-name="P1">epoch 203/300. Average reconstruction error is: 4.0306</text:p>
      <text:p text:style-name="P1">epoch 204/300. Average reconstruction error is: 4.034</text:p>
      <text:p text:style-name="P1">epoch 205/300. Average reconstruction error is: 4.0332</text:p>
      <text:p text:style-name="P1">epoch 206/300. Average reconstruction error is: 4.0336</text:p>
      <text:p text:style-name="P1">epoch 207/300. Average reconstruction error is: 4.0246</text:p>
      <text:p text:style-name="P1">epoch 208/300. Average reconstruction error is: 4.0414</text:p>
      <text:p text:style-name="P1">epoch 209/300. Average reconstruction error is: 4.0424</text:p>
      <text:p text:style-name="P1">epoch 210/300. Average reconstruction error is: 4.0154</text:p>
      <text:p text:style-name="P1">epoch 211/300. Average reconstruction error is: 4.0482</text:p>
      <text:p text:style-name="P1">epoch 212/300. Average reconstruction error is: 4.023</text:p>
      <text:p text:style-name="P1">epoch 213/300. Average reconstruction error is: 4.0407</text:p>
      <text:p text:style-name="P1">epoch 214/300. Average reconstruction error is: 4.038</text:p>
      <text:p text:style-name="P1">epoch 215/300. Average reconstruction error is: 4.0244</text:p>
      <text:p text:style-name="P1">epoch 216/300. Average reconstruction error is: 4.0305</text:p>
      <text:p text:style-name="P1">epoch 217/300. Average reconstruction error is: 4.0374</text:p>
      <text:p text:style-name="P1">epoch 218/300. Average reconstruction error is: 4.0306</text:p>
      <text:p text:style-name="P1">epoch 219/300. Average reconstruction error is: 4.0328</text:p>
      <text:p text:style-name="P1">epoch 220/300. Average reconstruction error is: 4.0397</text:p>
      <text:p text:style-name="P1">epoch 221/300. Average reconstruction error is: 4.0268</text:p>
      <text:p text:style-name="P1">epoch 222/300. Average reconstruction error is: 4.0415</text:p>
      <text:p text:style-name="P1">epoch 223/300. Average reconstruction error is: 4.021</text:p>
      <text:p text:style-name="P1">epoch 224/300. Average reconstruction error is: 4.0274</text:p>
      <text:p text:style-name="P1">epoch 225/300. Average reconstruction error is: 4.0348</text:p>
      <text:p text:style-name="P1">epoch 226/300. Average reconstruction error is: 4.0197</text:p>
      <text:p text:style-name="P1">epoch 227/300. Average reconstruction error is: 4.0332</text:p>
      <text:p text:style-name="P1">epoch 228/300. Average reconstruction error is: 4.0356</text:p>
      <text:p text:style-name="P1">epoch 229/300. Average reconstruction error is: 4.0257</text:p>
      <text:p text:style-name="P1">epoch 230/300. Average reconstruction error is: 4.0341</text:p>
      <text:p text:style-name="P1">epoch 231/300. Average reconstruction error is: 4.026</text:p>
      <text:p text:style-name="P1">epoch 232/300. Average reconstruction error is: 4.0402</text:p>
      <text:p text:style-name="P1">epoch 233/300. Average reconstruction error is: 4.0284</text:p>
      <text:p text:style-name="P1">epoch 234/300. Average reconstruction error is: 4.0404</text:p>
      <text:p text:style-name="P1">epoch 235/300. Average reconstruction error is: 4.0298</text:p>
      <text:p text:style-name="P1">epoch 236/300. Average reconstruction error is: 4.0346</text:p>
      <text:p text:style-name="P1">epoch 237/300. Average reconstruction error is: 4.0386</text:p>
      <text:p text:style-name="P1">epoch 238/300. Average reconstruction error is: 4.0347</text:p>
      <text:p text:style-name="P1">epoch 239/300. Average reconstruction error is: 4.0358</text:p>
      <text:p text:style-name="P1">epoch 240/300. Average reconstruction error is: 4.0286</text:p>
      <text:p text:style-name="P1">epoch 241/300. Average reconstruction error is: 4.0185</text:p>
      <text:p text:style-name="P1">epoch 242/300. Average reconstruction error is: 4.019</text:p>
      <text:p text:style-name="P1">epoch 243/300. Average reconstruction error is: 4.0291</text:p>
      <text:p text:style-name="P1"><text:soft-page-break/>epoch 244/300. Average reconstruction error is: 4.0332</text:p>
      <text:p text:style-name="P1">epoch 245/300. Average reconstruction error is: 4.034</text:p>
      <text:p text:style-name="P1">epoch 246/300. Average reconstruction error is: 4.039</text:p>
      <text:p text:style-name="P1">epoch 247/300. Average reconstruction error is: 4.025</text:p>
      <text:p text:style-name="P1">epoch 248/300. Average reconstruction error is: 4.0383</text:p>
      <text:p text:style-name="P1">epoch 249/300. Average reconstruction error is: 4.0238</text:p>
      <text:p text:style-name="P1">epoch 250/300. Average reconstruction error is: 4.0359</text:p>
      <text:p text:style-name="P1">epoch 251/300. Average reconstruction error is: 4.0293</text:p>
      <text:p text:style-name="P1">epoch 252/300. Average reconstruction error is: 4.0379</text:p>
      <text:p text:style-name="P1">epoch 253/300. Average reconstruction error is: 4.0183</text:p>
      <text:p text:style-name="P1">epoch 254/300. Average reconstruction error is: 4.0408</text:p>
      <text:p text:style-name="P1">epoch 255/300. Average reconstruction error is: 4.0269</text:p>
      <text:p text:style-name="P1">epoch 256/300. Average reconstruction error is: 4.0305</text:p>
      <text:p text:style-name="P1">epoch 257/300. Average reconstruction error is: 4.0341</text:p>
      <text:p text:style-name="P1">epoch 258/300. Average reconstruction error is: 4.0165</text:p>
      <text:p text:style-name="P1">epoch 259/300. Average reconstruction error is: 4.0371</text:p>
      <text:p text:style-name="P1">epoch 260/300. Average reconstruction error is: 4.0338</text:p>
      <text:p text:style-name="P1">epoch 261/300. Average reconstruction error is: 4.0267</text:p>
      <text:p text:style-name="P1">epoch 262/300. Average reconstruction error is: 4.0295</text:p>
      <text:p text:style-name="P1">epoch 263/300. Average reconstruction error is: 4.0234</text:p>
      <text:p text:style-name="P1">epoch 264/300. Average reconstruction error is: 4.0263</text:p>
      <text:p text:style-name="P1">epoch 265/300. Average reconstruction error is: 4.0281</text:p>
      <text:p text:style-name="P1">epoch 266/300. Average reconstruction error is: 4.0349</text:p>
      <text:p text:style-name="P1">epoch 267/300. Average reconstruction error is: 4.0348</text:p>
      <text:p text:style-name="P1">epoch 268/300. Average reconstruction error is: 4.0245</text:p>
      <text:p text:style-name="P1">epoch 269/300. Average reconstruction error is: 4.035</text:p>
      <text:p text:style-name="P1">epoch 270/300. Average reconstruction error is: 4.0333</text:p>
      <text:p text:style-name="P1">epoch 271/300. Average reconstruction error is: 4.0425</text:p>
      <text:p text:style-name="P1">epoch 272/300. Average reconstruction error is: 4.0279</text:p>
      <text:p text:style-name="P1">epoch 273/300. Average reconstruction error is: 4.041</text:p>
      <text:p text:style-name="P1">epoch 274/300. Average reconstruction error is: 4.0353</text:p>
      <text:p text:style-name="P1">epoch 275/300. Average reconstruction error is: 4.0303</text:p>
      <text:p text:style-name="P1">epoch 276/300. Average reconstruction error is: 4.0249</text:p>
      <text:p text:style-name="P1">epoch 277/300. Average reconstruction error is: 4.0315</text:p>
      <text:p text:style-name="P1">epoch 278/300. Average reconstruction error is: 4.021</text:p>
      <text:p text:style-name="P1">epoch 279/300. Average reconstruction error is: 4.0105</text:p>
      <text:p text:style-name="P1">epoch 280/300. Average reconstruction error is: 4.0335</text:p>
      <text:p text:style-name="P1">epoch 281/300. Average reconstruction error is: 4.0212</text:p>
      <text:p text:style-name="P1">epoch 282/300. Average reconstruction error is: 4.0258</text:p>
      <text:p text:style-name="P1">epoch 283/300. Average reconstruction error is: 4.0114</text:p>
      <text:p text:style-name="P1">epoch 284/300. Average reconstruction error is: 4.0242</text:p>
      <text:p text:style-name="P1">epoch 285/300. Average reconstruction error is: 4.0236</text:p>
      <text:p text:style-name="P1">epoch 286/300. Average reconstruction error is: 4.0313</text:p>
      <text:p text:style-name="P1">epoch 287/300. Average reconstruction error is: 4.0237</text:p>
      <text:p text:style-name="P1">epoch 288/300. Average reconstruction error is: 4.0331</text:p>
      <text:p text:style-name="P1">epoch 289/300. Average reconstruction error is: 4.0246</text:p>
      <text:p text:style-name="P1">epoch 290/300. Average reconstruction error is: 4.0428</text:p>
      <text:p text:style-name="P1">epoch 291/300. Average reconstruction error is: 4.0342</text:p>
      <text:p text:style-name="P1">epoch 292/300. Average reconstruction error is: 4.0311</text:p>
      <text:p text:style-name="P1">epoch 293/300. Average reconstruction error is: 4.0285</text:p>
      <text:p text:style-name="P1">epoch 294/300. Average reconstruction error is: 4.0356</text:p>
      <text:p text:style-name="P1">epoch 295/300. Average reconstruction error is: 4.0376</text:p>
      <text:p text:style-name="P1"><text:soft-page-break/>epoch 296/300. Average reconstruction error is: 4.0304</text:p>
      <text:p text:style-name="P1">epoch 297/300. Average reconstruction error is: 4.0193</text:p>
      <text:p text:style-name="P1">epoch 298/300. Average reconstruction error is: 4.0408</text:p>
      <text:p text:style-name="P1">epoch 299/300. Average reconstruction error is: 4.0264</text:p>
      <text:p text:style-name="P1">epoch 300/300. Average reconstruction error is: 4.0378</text:p>
      <text:p text:style-name="P1">epoch 1/300. Average reconstruction error is: 4.0117</text:p>
      <text:p text:style-name="P1">epoch 2/300. Average reconstruction error is: 2.9324</text:p>
      <text:p text:style-name="P1">epoch 3/300. Average reconstruction error is: 2.8349</text:p>
      <text:p text:style-name="P1">epoch 4/300. Average reconstruction error is: 2.7826</text:p>
      <text:p text:style-name="P1">epoch 5/300. Average reconstruction error is: 2.767</text:p>
      <text:p text:style-name="P1">epoch 6/300. Average reconstruction error is: 2.7269</text:p>
      <text:p text:style-name="P1">epoch 7/300. Average reconstruction error is: 2.7049</text:p>
      <text:p text:style-name="P1">epoch 8/300. Average reconstruction error is: 2.7152</text:p>
      <text:p text:style-name="P1">epoch 9/300. Average reconstruction error is: 2.6986</text:p>
      <text:p text:style-name="P1">epoch 10/300. Average reconstruction error is: 2.6727</text:p>
      <text:p text:style-name="P1">epoch 11/300. Average reconstruction error is: 2.675</text:p>
      <text:p text:style-name="P1">epoch 12/300. Average reconstruction error is: 2.6929</text:p>
      <text:p text:style-name="P1">epoch 13/300. Average reconstruction error is: 2.6902</text:p>
      <text:p text:style-name="P1">epoch 14/300. Average reconstruction error is: 2.6838</text:p>
      <text:p text:style-name="P1">epoch 15/300. Average reconstruction error is: 2.6832</text:p>
      <text:p text:style-name="P1">epoch 16/300. Average reconstruction error is: 2.6874</text:p>
      <text:p text:style-name="P1">epoch 17/300. Average reconstruction error is: 2.6726</text:p>
      <text:p text:style-name="P1">epoch 18/300. Average reconstruction error is: 2.6489</text:p>
      <text:p text:style-name="P1">epoch 19/300. Average reconstruction error is: 2.6436</text:p>
      <text:p text:style-name="P1">epoch 20/300. Average reconstruction error is: 2.677</text:p>
      <text:p text:style-name="P1">epoch 21/300. Average reconstruction error is: 2.673</text:p>
      <text:p text:style-name="P1">epoch 22/300. Average reconstruction error is: 2.6515</text:p>
      <text:p text:style-name="P1">epoch 23/300. Average reconstruction error is: 2.6772</text:p>
      <text:p text:style-name="P1">epoch 24/300. Average reconstruction error is: 2.6635</text:p>
      <text:p text:style-name="P1">epoch 25/300. Average reconstruction error is: 2.653</text:p>
      <text:p text:style-name="P1">epoch 26/300. Average reconstruction error is: 2.643</text:p>
      <text:p text:style-name="P1">epoch 27/300. Average reconstruction error is: 2.6403</text:p>
      <text:p text:style-name="P1">epoch 28/300. Average reconstruction error is: 2.6389</text:p>
      <text:p text:style-name="P1">epoch 29/300. Average reconstruction error is: 2.6511</text:p>
      <text:p text:style-name="P1">epoch 30/300. Average reconstruction error is: 2.639</text:p>
      <text:p text:style-name="P1">epoch 31/300. Average reconstruction error is: 2.6482</text:p>
      <text:p text:style-name="P1">epoch 32/300. Average reconstruction error is: 2.633</text:p>
      <text:p text:style-name="P1">epoch 33/300. Average reconstruction error is: 2.6355</text:p>
      <text:p text:style-name="P1">epoch 34/300. Average reconstruction error is: 2.6578</text:p>
      <text:p text:style-name="P1">epoch 35/300. Average reconstruction error is: 2.6604</text:p>
      <text:p text:style-name="P1">epoch 36/300. Average reconstruction error is: 2.6522</text:p>
      <text:p text:style-name="P1">epoch 37/300. Average reconstruction error is: 2.6453</text:p>
      <text:p text:style-name="P1">epoch 38/300. Average reconstruction error is: 2.6421</text:p>
      <text:p text:style-name="P1">epoch 39/300. Average reconstruction error is: 2.6461</text:p>
      <text:p text:style-name="P1">epoch 40/300. Average reconstruction error is: 2.6449</text:p>
      <text:p text:style-name="P1">epoch 41/300. Average reconstruction error is: 2.647</text:p>
      <text:p text:style-name="P1">epoch 42/300. Average reconstruction error is: 2.6485</text:p>
      <text:p text:style-name="P1">epoch 43/300. Average reconstruction error is: 2.6445</text:p>
      <text:p text:style-name="P1">epoch 44/300. Average reconstruction error is: 2.6472</text:p>
      <text:p text:style-name="P1">epoch 45/300. Average reconstruction error is: 2.6457</text:p>
      <text:p text:style-name="P1">epoch 46/300. Average reconstruction error is: 2.6412</text:p>
      <text:p text:style-name="P1">epoch 47/300. Average reconstruction error is: 2.6475</text:p>
      <text:p text:style-name="P1"><text:soft-page-break/>epoch 48/300. Average reconstruction error is: 2.6387</text:p>
      <text:p text:style-name="P1">epoch 49/300. Average reconstruction error is: 2.6384</text:p>
      <text:p text:style-name="P1">epoch 50/300. Average reconstruction error is: 2.6541</text:p>
      <text:p text:style-name="P1">epoch 51/300. Average reconstruction error is: 2.6604</text:p>
      <text:p text:style-name="P1">epoch 52/300. Average reconstruction error is: 2.6477</text:p>
      <text:p text:style-name="P1">epoch 53/300. Average reconstruction error is: 2.6565</text:p>
      <text:p text:style-name="P1">epoch 54/300. Average reconstruction error is: 2.6498</text:p>
      <text:p text:style-name="P1">epoch 55/300. Average reconstruction error is: 2.6683</text:p>
      <text:p text:style-name="P1">epoch 56/300. Average reconstruction error is: 2.6648</text:p>
      <text:p text:style-name="P1">epoch 57/300. Average reconstruction error is: 2.6565</text:p>
      <text:p text:style-name="P1">epoch 58/300. Average reconstruction error is: 2.6501</text:p>
      <text:p text:style-name="P1">epoch 59/300. Average reconstruction error is: 2.65</text:p>
      <text:p text:style-name="P1">epoch 60/300. Average reconstruction error is: 2.6488</text:p>
      <text:p text:style-name="P1">epoch 61/300. Average reconstruction error is: 2.6611</text:p>
      <text:p text:style-name="P1">epoch 62/300. Average reconstruction error is: 2.663</text:p>
      <text:p text:style-name="P1">epoch 63/300. Average reconstruction error is: 2.6589</text:p>
      <text:p text:style-name="P1">epoch 64/300. Average reconstruction error is: 2.6671</text:p>
      <text:p text:style-name="P1">epoch 65/300. Average reconstruction error is: 2.6482</text:p>
      <text:p text:style-name="P1">epoch 66/300. Average reconstruction error is: 2.6584</text:p>
      <text:p text:style-name="P1">epoch 67/300. Average reconstruction error is: 2.6592</text:p>
      <text:p text:style-name="P1">epoch 68/300. Average reconstruction error is: 2.659</text:p>
      <text:p text:style-name="P1">epoch 69/300. Average reconstruction error is: 2.6624</text:p>
      <text:p text:style-name="P1">epoch 70/300. Average reconstruction error is: 2.6674</text:p>
      <text:p text:style-name="P1">epoch 71/300. Average reconstruction error is: 2.668</text:p>
      <text:p text:style-name="P1">epoch 72/300. Average reconstruction error is: 2.6585</text:p>
      <text:p text:style-name="P1">epoch 73/300. Average reconstruction error is: 2.6597</text:p>
      <text:p text:style-name="P1">epoch 74/300. Average reconstruction error is: 2.6555</text:p>
      <text:p text:style-name="P1">epoch 75/300. Average reconstruction error is: 2.6607</text:p>
      <text:p text:style-name="P1">epoch 76/300. Average reconstruction error is: 2.6702</text:p>
      <text:p text:style-name="P1">epoch 77/300. Average reconstruction error is: 2.6555</text:p>
      <text:p text:style-name="P1">epoch 78/300. Average reconstruction error is: 2.6741</text:p>
      <text:p text:style-name="P1">epoch 79/300. Average reconstruction error is: 2.6587</text:p>
      <text:p text:style-name="P1">epoch 80/300. Average reconstruction error is: 2.669</text:p>
      <text:p text:style-name="P1">epoch 81/300. Average reconstruction error is: 2.6692</text:p>
      <text:p text:style-name="P1">epoch 82/300. Average reconstruction error is: 2.6651</text:p>
      <text:p text:style-name="P1">epoch 83/300. Average reconstruction error is: 2.6702</text:p>
      <text:p text:style-name="P1">epoch 84/300. Average reconstruction error is: 2.6734</text:p>
      <text:p text:style-name="P1">epoch 85/300. Average reconstruction error is: 2.6782</text:p>
      <text:p text:style-name="P1">epoch 86/300. Average reconstruction error is: 2.6695</text:p>
      <text:p text:style-name="P1">epoch 87/300. Average reconstruction error is: 2.6712</text:p>
      <text:p text:style-name="P1">epoch 88/300. Average reconstruction error is: 2.6699</text:p>
      <text:p text:style-name="P1">epoch 89/300. Average reconstruction error is: 2.6678</text:p>
      <text:p text:style-name="P1">epoch 90/300. Average reconstruction error is: 2.6773</text:p>
      <text:p text:style-name="P1">epoch 91/300. Average reconstruction error is: 2.6586</text:p>
      <text:p text:style-name="P1">epoch 92/300. Average reconstruction error is: 2.6647</text:p>
      <text:p text:style-name="P1">epoch 93/300. Average reconstruction error is: 2.6594</text:p>
      <text:p text:style-name="P1">epoch 94/300. Average reconstruction error is: 2.6647</text:p>
      <text:p text:style-name="P1">epoch 95/300. Average reconstruction error is: 2.6674</text:p>
      <text:p text:style-name="P1">epoch 96/300. Average reconstruction error is: 2.6659</text:p>
      <text:p text:style-name="P1">epoch 97/300. Average reconstruction error is: 2.6698</text:p>
      <text:p text:style-name="P1">epoch 98/300. Average reconstruction error is: 2.6688</text:p>
      <text:p text:style-name="P1">epoch 99/300. Average reconstruction error is: 2.6733</text:p>
      <text:p text:style-name="P1"><text:soft-page-break/>epoch 100/300. Average reconstruction error is: 2.6909</text:p>
      <text:p text:style-name="P1">epoch 101/300. Average reconstruction error is: 2.6787</text:p>
      <text:p text:style-name="P1">epoch 102/300. Average reconstruction error is: 2.6761</text:p>
      <text:p text:style-name="P1">epoch 103/300. Average reconstruction error is: 2.6767</text:p>
      <text:p text:style-name="P1">epoch 104/300. Average reconstruction error is: 2.6757</text:p>
      <text:p text:style-name="P1">epoch 105/300. Average reconstruction error is: 2.6805</text:p>
      <text:p text:style-name="P1">epoch 106/300. Average reconstruction error is: 2.6831</text:p>
      <text:p text:style-name="P1">epoch 107/300. Average reconstruction error is: 2.6565</text:p>
      <text:p text:style-name="P1">epoch 108/300. Average reconstruction error is: 2.6767</text:p>
      <text:p text:style-name="P1">epoch 109/300. Average reconstruction error is: 2.6628</text:p>
      <text:p text:style-name="P1">epoch 110/300. Average reconstruction error is: 2.6762</text:p>
      <text:p text:style-name="P1">epoch 111/300. Average reconstruction error is: 2.6694</text:p>
      <text:p text:style-name="P1">epoch 112/300. Average reconstruction error is: 2.667</text:p>
      <text:p text:style-name="P1">epoch 113/300. Average reconstruction error is: 2.6539</text:p>
      <text:p text:style-name="P1">epoch 114/300. Average reconstruction error is: 2.6622</text:p>
      <text:p text:style-name="P1">epoch 115/300. Average reconstruction error is: 2.668</text:p>
      <text:p text:style-name="P1">epoch 116/300. Average reconstruction error is: 2.6703</text:p>
      <text:p text:style-name="P1">epoch 117/300. Average reconstruction error is: 2.6729</text:p>
      <text:p text:style-name="P1">epoch 118/300. Average reconstruction error is: 2.6519</text:p>
      <text:p text:style-name="P1">epoch 119/300. Average reconstruction error is: 2.672</text:p>
      <text:p text:style-name="P1">epoch 120/300. Average reconstruction error is: 2.6586</text:p>
      <text:p text:style-name="P1">epoch 121/300. Average reconstruction error is: 2.6722</text:p>
      <text:p text:style-name="P1">epoch 122/300. Average reconstruction error is: 2.6641</text:p>
      <text:p text:style-name="P1">epoch 123/300. Average reconstruction error is: 2.6782</text:p>
      <text:p text:style-name="P1">epoch 124/300. Average reconstruction error is: 2.6655</text:p>
      <text:p text:style-name="P1">epoch 125/300. Average reconstruction error is: 2.6719</text:p>
      <text:p text:style-name="P1">epoch 126/300. Average reconstruction error is: 2.6736</text:p>
      <text:p text:style-name="P1">epoch 127/300. Average reconstruction error is: 2.672</text:p>
      <text:p text:style-name="P1">epoch 128/300. Average reconstruction error is: 2.6726</text:p>
      <text:p text:style-name="P1">epoch 129/300. Average reconstruction error is: 2.6756</text:p>
      <text:p text:style-name="P1">epoch 130/300. Average reconstruction error is: 2.6648</text:p>
      <text:p text:style-name="P1">epoch 131/300. Average reconstruction error is: 2.6797</text:p>
      <text:p text:style-name="P1">epoch 132/300. Average reconstruction error is: 2.6773</text:p>
      <text:p text:style-name="P1">epoch 133/300. Average reconstruction error is: 2.6769</text:p>
      <text:p text:style-name="P1">epoch 134/300. Average reconstruction error is: 2.6754</text:p>
      <text:p text:style-name="P1">epoch 135/300. Average reconstruction error is: 2.6613</text:p>
      <text:p text:style-name="P1">epoch 136/300. Average reconstruction error is: 2.6716</text:p>
      <text:p text:style-name="P1">epoch 137/300. Average reconstruction error is: 2.6778</text:p>
      <text:p text:style-name="P1">epoch 138/300. Average reconstruction error is: 2.6638</text:p>
      <text:p text:style-name="P1">epoch 139/300. Average reconstruction error is: 2.6593</text:p>
      <text:p text:style-name="P1">epoch 140/300. Average reconstruction error is: 2.6799</text:p>
      <text:p text:style-name="P1">epoch 141/300. Average reconstruction error is: 2.6692</text:p>
      <text:p text:style-name="P1">epoch 142/300. Average reconstruction error is: 2.6706</text:p>
      <text:p text:style-name="P1">epoch 143/300. Average reconstruction error is: 2.6579</text:p>
      <text:p text:style-name="P1">epoch 144/300. Average reconstruction error is: 2.6571</text:p>
      <text:p text:style-name="P1">epoch 145/300. Average reconstruction error is: 2.6566</text:p>
      <text:p text:style-name="P1">epoch 146/300. Average reconstruction error is: 2.6814</text:p>
      <text:p text:style-name="P1">epoch 147/300. Average reconstruction error is: 2.6642</text:p>
      <text:p text:style-name="P1">epoch 148/300. Average reconstruction error is: 2.6765</text:p>
      <text:p text:style-name="P1">epoch 149/300. Average reconstruction error is: 2.6594</text:p>
      <text:p text:style-name="P1">epoch 150/300. Average reconstruction error is: 2.6686</text:p>
      <text:p text:style-name="P1">epoch 151/300. Average reconstruction error is: 2.6723</text:p>
      <text:p text:style-name="P1"><text:soft-page-break/>epoch 152/300. Average reconstruction error is: 2.6626</text:p>
      <text:p text:style-name="P1">epoch 153/300. Average reconstruction error is: 2.6683</text:p>
      <text:p text:style-name="P1">epoch 154/300. Average reconstruction error is: 2.6661</text:p>
      <text:p text:style-name="P1">epoch 155/300. Average reconstruction error is: 2.6751</text:p>
      <text:p text:style-name="P1">epoch 156/300. Average reconstruction error is: 2.6686</text:p>
      <text:p text:style-name="P1">epoch 157/300. Average reconstruction error is: 2.6527</text:p>
      <text:p text:style-name="P1">epoch 158/300. Average reconstruction error is: 2.6589</text:p>
      <text:p text:style-name="P1">epoch 159/300. Average reconstruction error is: 2.6561</text:p>
      <text:p text:style-name="P1">epoch 160/300. Average reconstruction error is: 2.6639</text:p>
      <text:p text:style-name="P1">epoch 161/300. Average reconstruction error is: 2.6733</text:p>
      <text:p text:style-name="P1">epoch 162/300. Average reconstruction error is: 2.6556</text:p>
      <text:p text:style-name="P1">epoch 163/300. Average reconstruction error is: 2.668</text:p>
      <text:p text:style-name="P1">epoch 164/300. Average reconstruction error is: 2.6776</text:p>
      <text:p text:style-name="P1">epoch 165/300. Average reconstruction error is: 2.6537</text:p>
      <text:p text:style-name="P1">epoch 166/300. Average reconstruction error is: 2.6749</text:p>
      <text:p text:style-name="P1">epoch 167/300. Average reconstruction error is: 2.6482</text:p>
      <text:p text:style-name="P1">epoch 168/300. Average reconstruction error is: 2.67</text:p>
      <text:p text:style-name="P1">epoch 169/300. Average reconstruction error is: 2.6492</text:p>
      <text:p text:style-name="P1">epoch 170/300. Average reconstruction error is: 2.6499</text:p>
      <text:p text:style-name="P1">epoch 171/300. Average reconstruction error is: 2.664</text:p>
      <text:p text:style-name="P1">epoch 172/300. Average reconstruction error is: 2.6639</text:p>
      <text:p text:style-name="P1">epoch 173/300. Average reconstruction error is: 2.6532</text:p>
      <text:p text:style-name="P1">epoch 174/300. Average reconstruction error is: 2.6629</text:p>
      <text:p text:style-name="P1">epoch 175/300. Average reconstruction error is: 2.6553</text:p>
      <text:p text:style-name="P1">epoch 176/300. Average reconstruction error is: 2.6736</text:p>
      <text:p text:style-name="P1">epoch 177/300. Average reconstruction error is: 2.6591</text:p>
      <text:p text:style-name="P1">epoch 178/300. Average reconstruction error is: 2.6599</text:p>
      <text:p text:style-name="P1">epoch 179/300. Average reconstruction error is: 2.6588</text:p>
      <text:p text:style-name="P1">epoch 180/300. Average reconstruction error is: 2.6725</text:p>
      <text:p text:style-name="P1">epoch 181/300. Average reconstruction error is: 2.6665</text:p>
      <text:p text:style-name="P1">epoch 182/300. Average reconstruction error is: 2.6554</text:p>
      <text:p text:style-name="P1">epoch 183/300. Average reconstruction error is: 2.6736</text:p>
      <text:p text:style-name="P1">epoch 184/300. Average reconstruction error is: 2.6627</text:p>
      <text:p text:style-name="P1">epoch 185/300. Average reconstruction error is: 2.6813</text:p>
      <text:p text:style-name="P1">epoch 186/300. Average reconstruction error is: 2.6622</text:p>
      <text:p text:style-name="P1">epoch 187/300. Average reconstruction error is: 2.6632</text:p>
      <text:p text:style-name="P1">epoch 188/300. Average reconstruction error is: 2.6676</text:p>
      <text:p text:style-name="P1">epoch 189/300. Average reconstruction error is: 2.6689</text:p>
      <text:p text:style-name="P1">epoch 190/300. Average reconstruction error is: 2.6577</text:p>
      <text:p text:style-name="P1">epoch 191/300. Average reconstruction error is: 2.6593</text:p>
      <text:p text:style-name="P1">epoch 192/300. Average reconstruction error is: 2.6701</text:p>
      <text:p text:style-name="P1">epoch 193/300. Average reconstruction error is: 2.6566</text:p>
      <text:p text:style-name="P1">epoch 194/300. Average reconstruction error is: 2.6672</text:p>
      <text:p text:style-name="P1">epoch 195/300. Average reconstruction error is: 2.677</text:p>
      <text:p text:style-name="P1">epoch 196/300. Average reconstruction error is: 2.6694</text:p>
      <text:p text:style-name="P1">epoch 197/300. Average reconstruction error is: 2.6597</text:p>
      <text:p text:style-name="P1">epoch 198/300. Average reconstruction error is: 2.6548</text:p>
      <text:p text:style-name="P1">epoch 199/300. Average reconstruction error is: 2.6483</text:p>
      <text:p text:style-name="P1">epoch 200/300. Average reconstruction error is: 2.6665</text:p>
      <text:p text:style-name="P1">epoch 201/300. Average reconstruction error is: 2.663</text:p>
      <text:p text:style-name="P1">epoch 202/300. Average reconstruction error is: 2.6632</text:p>
      <text:p text:style-name="P1">epoch 203/300. Average reconstruction error is: 2.6712</text:p>
      <text:p text:style-name="P1"><text:soft-page-break/>epoch 204/300. Average reconstruction error is: 2.6766</text:p>
      <text:p text:style-name="P1">epoch 205/300. Average reconstruction error is: 2.6668</text:p>
      <text:p text:style-name="P1">epoch 206/300. Average reconstruction error is: 2.6581</text:p>
      <text:p text:style-name="P1">epoch 207/300. Average reconstruction error is: 2.6614</text:p>
      <text:p text:style-name="P1">epoch 208/300. Average reconstruction error is: 2.6542</text:p>
      <text:p text:style-name="P1">epoch 209/300. Average reconstruction error is: 2.6652</text:p>
      <text:p text:style-name="P1">epoch 210/300. Average reconstruction error is: 2.6728</text:p>
      <text:p text:style-name="P1">epoch 211/300. Average reconstruction error is: 2.671</text:p>
      <text:p text:style-name="P1">epoch 212/300. Average reconstruction error is: 2.6488</text:p>
      <text:p text:style-name="P1">epoch 213/300. Average reconstruction error is: 2.6528</text:p>
      <text:p text:style-name="P1">epoch 214/300. Average reconstruction error is: 2.6569</text:p>
      <text:p text:style-name="P1">epoch 215/300. Average reconstruction error is: 2.6662</text:p>
      <text:p text:style-name="P1">epoch 216/300. Average reconstruction error is: 2.6675</text:p>
      <text:p text:style-name="P1">epoch 217/300. Average reconstruction error is: 2.6665</text:p>
      <text:p text:style-name="P1">epoch 218/300. Average reconstruction error is: 2.663</text:p>
      <text:p text:style-name="P1">epoch 219/300. Average reconstruction error is: 2.6773</text:p>
      <text:p text:style-name="P1">epoch 220/300. Average reconstruction error is: 2.6812</text:p>
      <text:p text:style-name="P1">epoch 221/300. Average reconstruction error is: 2.6603</text:p>
      <text:p text:style-name="P1">epoch 222/300. Average reconstruction error is: 2.6539</text:p>
      <text:p text:style-name="P1">epoch 223/300. Average reconstruction error is: 2.6508</text:p>
      <text:p text:style-name="P1">epoch 224/300. Average reconstruction error is: 2.6715</text:p>
      <text:p text:style-name="P1">epoch 225/300. Average reconstruction error is: 2.6552</text:p>
      <text:p text:style-name="P1">epoch 226/300. Average reconstruction error is: 2.6639</text:p>
      <text:p text:style-name="P1">epoch 227/300. Average reconstruction error is: 2.6593</text:p>
      <text:p text:style-name="P1">epoch 228/300. Average reconstruction error is: 2.6598</text:p>
      <text:p text:style-name="P1">epoch 229/300. Average reconstruction error is: 2.6584</text:p>
      <text:p text:style-name="P1">epoch 230/300. Average reconstruction error is: 2.6661</text:p>
      <text:p text:style-name="P1">epoch 231/300. Average reconstruction error is: 2.6541</text:p>
      <text:p text:style-name="P1">epoch 232/300. Average reconstruction error is: 2.6591</text:p>
      <text:p text:style-name="P1">epoch 233/300. Average reconstruction error is: 2.6695</text:p>
      <text:p text:style-name="P1">epoch 234/300. Average reconstruction error is: 2.6584</text:p>
      <text:p text:style-name="P1">epoch 235/300. Average reconstruction error is: 2.659</text:p>
      <text:p text:style-name="P1">epoch 236/300. Average reconstruction error is: 2.6706</text:p>
      <text:p text:style-name="P1">epoch 237/300. Average reconstruction error is: 2.649</text:p>
      <text:p text:style-name="P1">epoch 238/300. Average reconstruction error is: 2.6737</text:p>
      <text:p text:style-name="P1">epoch 239/300. Average reconstruction error is: 2.6707</text:p>
      <text:p text:style-name="P1">epoch 240/300. Average reconstruction error is: 2.6573</text:p>
      <text:p text:style-name="P1">epoch 241/300. Average reconstruction error is: 2.6597</text:p>
      <text:p text:style-name="P1">epoch 242/300. Average reconstruction error is: 2.6708</text:p>
      <text:p text:style-name="P1">epoch 243/300. Average reconstruction error is: 2.6678</text:p>
      <text:p text:style-name="P1">epoch 244/300. Average reconstruction error is: 2.6632</text:p>
      <text:p text:style-name="P1">epoch 245/300. Average reconstruction error is: 2.6685</text:p>
      <text:p text:style-name="P1">epoch 246/300. Average reconstruction error is: 2.6657</text:p>
      <text:p text:style-name="P1">epoch 247/300. Average reconstruction error is: 2.6735</text:p>
      <text:p text:style-name="P1">epoch 248/300. Average reconstruction error is: 2.6555</text:p>
      <text:p text:style-name="P1">epoch 249/300. Average reconstruction error is: 2.6636</text:p>
      <text:p text:style-name="P1">epoch 250/300. Average reconstruction error is: 2.669</text:p>
      <text:p text:style-name="P1">epoch 251/300. Average reconstruction error is: 2.6574</text:p>
      <text:p text:style-name="P1">epoch 252/300. Average reconstruction error is: 2.6659</text:p>
      <text:p text:style-name="P1">epoch 253/300. Average reconstruction error is: 2.6723</text:p>
      <text:p text:style-name="P1">epoch 254/300. Average reconstruction error is: 2.6532</text:p>
      <text:p text:style-name="P1">epoch 255/300. Average reconstruction error is: 2.6646</text:p>
      <text:p text:style-name="P1"><text:soft-page-break/>epoch 256/300. Average reconstruction error is: 2.6681</text:p>
      <text:p text:style-name="P1">epoch 257/300. Average reconstruction error is: 2.6708</text:p>
      <text:p text:style-name="P1">epoch 258/300. Average reconstruction error is: 2.6595</text:p>
      <text:p text:style-name="P1">epoch 259/300. Average reconstruction error is: 2.6527</text:p>
      <text:p text:style-name="P1">epoch 260/300. Average reconstruction error is: 2.6699</text:p>
      <text:p text:style-name="P1">epoch 261/300. Average reconstruction error is: 2.6846</text:p>
      <text:p text:style-name="P1">epoch 262/300. Average reconstruction error is: 2.6663</text:p>
      <text:p text:style-name="P1">epoch 263/300. Average reconstruction error is: 2.6737</text:p>
      <text:p text:style-name="P1">epoch 264/300. Average reconstruction error is: 2.6666</text:p>
      <text:p text:style-name="P1">epoch 265/300. Average reconstruction error is: 2.6672</text:p>
      <text:p text:style-name="P1">epoch 266/300. Average reconstruction error is: 2.6679</text:p>
      <text:p text:style-name="P1">epoch 267/300. Average reconstruction error is: 2.6614</text:p>
      <text:p text:style-name="P1">epoch 268/300. Average reconstruction error is: 2.6627</text:p>
      <text:p text:style-name="P1">epoch 269/300. Average reconstruction error is: 2.6583</text:p>
      <text:p text:style-name="P1">epoch 270/300. Average reconstruction error is: 2.6568</text:p>
      <text:p text:style-name="P1">epoch 271/300. Average reconstruction error is: 2.6594</text:p>
      <text:p text:style-name="P1">epoch 272/300. Average reconstruction error is: 2.6513</text:p>
      <text:p text:style-name="P1">epoch 273/300. Average reconstruction error is: 2.6479</text:p>
      <text:p text:style-name="P1">epoch 274/300. Average reconstruction error is: 2.6412</text:p>
      <text:p text:style-name="P1">epoch 275/300. Average reconstruction error is: 2.6587</text:p>
      <text:p text:style-name="P1">epoch 276/300. Average reconstruction error is: 2.6751</text:p>
      <text:p text:style-name="P1">epoch 277/300. Average reconstruction error is: 2.6685</text:p>
      <text:p text:style-name="P1">epoch 278/300. Average reconstruction error is: 2.6552</text:p>
      <text:p text:style-name="P1">epoch 279/300. Average reconstruction error is: 2.6641</text:p>
      <text:p text:style-name="P1">epoch 280/300. Average reconstruction error is: 2.6536</text:p>
      <text:p text:style-name="P1">epoch 281/300. Average reconstruction error is: 2.6654</text:p>
      <text:p text:style-name="P1">epoch 282/300. Average reconstruction error is: 2.6611</text:p>
      <text:p text:style-name="P1">epoch 283/300. Average reconstruction error is: 2.6597</text:p>
      <text:p text:style-name="P1">epoch 284/300. Average reconstruction error is: 2.6579</text:p>
      <text:p text:style-name="P1">epoch 285/300. Average reconstruction error is: 2.6542</text:p>
      <text:p text:style-name="P1">epoch 286/300. Average reconstruction error is: 2.6478</text:p>
      <text:p text:style-name="P1">epoch 287/300. Average reconstruction error is: 2.6603</text:p>
      <text:p text:style-name="P1">epoch 288/300. Average reconstruction error is: 2.6608</text:p>
      <text:p text:style-name="P1">epoch 289/300. Average reconstruction error is: 2.6537</text:p>
      <text:p text:style-name="P1">epoch 290/300. Average reconstruction error is: 2.6631</text:p>
      <text:p text:style-name="P1">epoch 291/300. Average reconstruction error is: 2.6454</text:p>
      <text:p text:style-name="P1">epoch 292/300. Average reconstruction error is: 2.6608</text:p>
      <text:p text:style-name="P1">epoch 293/300. Average reconstruction error is: 2.6567</text:p>
      <text:p text:style-name="P1">epoch 294/300. Average reconstruction error is: 2.6711</text:p>
      <text:p text:style-name="P1">epoch 295/300. Average reconstruction error is: 2.6584</text:p>
      <text:p text:style-name="P1">epoch 296/300. Average reconstruction error is: 2.6499</text:p>
      <text:p text:style-name="P1">epoch 297/300. Average reconstruction error is: 2.6496</text:p>
      <text:p text:style-name="P1">epoch 298/300. Average reconstruction error is: 2.6585</text:p>
      <text:p text:style-name="P1">epoch 299/300. Average reconstruction error is: 2.6462</text:p>
      <text:p text:style-name="P1">epoch 300/300. Average reconstruction error is: 2.6585</text:p>
      <text:p text:style-name="P1">epoch 1/300. Took 7.238 seconds. Mini-batch mean squared error on training set is 0.10101; Full-batch train err = 0.041600</text:p>
      <text:p text:style-name="P1">epoch 2/300. Took 7.4029 seconds. Mini-batch mean squared error on training set is 0.037251; Full-batch train err = 0.032035</text:p>
      <text:p text:style-name="P1">epoch 3/300. Took 7.1178 seconds. Mini-batch mean squared error on training set is 0.03027; Full-batch train err = 0.026679</text:p>
      <text:p text:style-name="P1">epoch 4/300. Took 7.349 seconds. Mini-batch mean squared error on training set is 0.026357; Full-<text:soft-page-break/>batch train err = 0.023650</text:p>
      <text:p text:style-name="P1">epoch 5/300. Took 7.5044 seconds. Mini-batch mean squared error on training set is 0.023619; Full-batch train err = 0.021645</text:p>
      <text:p text:style-name="P1">epoch 6/300. Took 7.2282 seconds. Mini-batch mean squared error on training set is 0.021574; Full-batch train err = 0.019709</text:p>
      <text:p text:style-name="P1">epoch 7/300. Took 7.414 seconds. Mini-batch mean squared error on training set is 0.019984; Full-batch train err = 0.018334</text:p>
      <text:p text:style-name="P1">epoch 8/300. Took 7.6641 seconds. Mini-batch mean squared error on training set is 0.018487; Full-batch train err = 0.017291</text:p>
      <text:p text:style-name="P1">epoch 9/300. Took 7.2936 seconds. Mini-batch mean squared error on training set is 0.017438; Full-batch train err = 0.016211</text:p>
      <text:p text:style-name="P1">epoch 10/300. Took 7.531 seconds. Mini-batch mean squared error on training set is 0.016347; Full-batch train err = 0.015432</text:p>
      <text:p text:style-name="P1">epoch 11/300. Took 7.0421 seconds. Mini-batch mean squared error on training set is 0.015274; Full-batch train err = 0.014231</text:p>
      <text:p text:style-name="P1">epoch 12/300. Took 7.1883 seconds. Mini-batch mean squared error on training set is 0.014294; Full-batch train err = 0.013718</text:p>
      <text:p text:style-name="P1">epoch 13/300. Took 7.3166 seconds. Mini-batch mean squared error on training set is 0.013682; Full-batch train err = 0.012972</text:p>
      <text:p text:style-name="P1">epoch 14/300. Took 7.0067 seconds. Mini-batch mean squared error on training set is 0.013067; Full-batch train err = 0.012415</text:p>
      <text:p text:style-name="P1">epoch 15/300. Took 7.1502 seconds. Mini-batch mean squared error on training set is 0.012547; Full-batch train err = 0.011959</text:p>
      <text:p text:style-name="P1">epoch 16/300. Took 7.066 seconds. Mini-batch mean squared error on training set is 0.011963; Full-batch train err = 0.011434</text:p>
      <text:p text:style-name="P1">epoch 17/300. Took 7.344 seconds. Mini-batch mean squared error on training set is 0.011558; Full-batch train err = 0.011185</text:p>
      <text:p text:style-name="P1">epoch 18/300. Took 7.3337 seconds. Mini-batch mean squared error on training set is 0.011214; Full-batch train err = 0.010783</text:p>
      <text:p text:style-name="P1">epoch 19/300. Took 7.4086 seconds. Mini-batch mean squared error on training set is 0.010907; Full-batch train err = 0.010525</text:p>
      <text:p text:style-name="P1">epoch 20/300. Took 7.3206 seconds. Mini-batch mean squared error on training set is 0.010682; Full-batch train err = 0.010340</text:p>
      <text:p text:style-name="P1">epoch 21/300. Took 7.3675 seconds. Mini-batch mean squared error on training set is 0.010337; Full-batch train err = 0.010030</text:p>
      <text:p text:style-name="P1">epoch 22/300. Took 7.0056 seconds. Mini-batch mean squared error on training set is 0.010105; Full-batch train err = 0.009891</text:p>
      <text:p text:style-name="P1">epoch 23/300. Took 6.9671 seconds. Mini-batch mean squared error on training set is 0.009849; Full-batch train err = 0.009546</text:p>
      <text:p text:style-name="P1">epoch 24/300. Took 6.8441 seconds. Mini-batch mean squared error on training set is 0.0097798; Full-batch train err = 0.009406</text:p>
      <text:p text:style-name="P1">epoch 25/300. Took 7.0445 seconds. Mini-batch mean squared error on training set is 0.0097648; Full-batch train err = 0.009228</text:p>
      <text:p text:style-name="P1">epoch 26/300. Took 7.4497 seconds. Mini-batch mean squared error on training set is 0.0091808; Full-batch train err = 0.008967</text:p>
      <text:p text:style-name="P1">epoch 27/300. Took 7.0087 seconds. Mini-batch mean squared error on training set is 0.0089645; Full-batch train err = 0.008798</text:p>
      <text:p text:style-name="P1">epoch 28/300. Took 7.0696 seconds. Mini-batch mean squared error on training set is 0.0087195; Full-batch train err = 0.008446</text:p>
      <text:p text:style-name="P1">epoch 29/300. Took 7.3861 seconds. Mini-batch mean squared error on training set is 0.008552; Full-batch train err = 0.008278</text:p>
      <text:p text:style-name="P1">epoch 30/300. Took 6.8177 seconds. Mini-batch mean squared error on training set is 0.008422; <text:soft-page-break/>Full-batch train err = 0.008158</text:p>
      <text:p text:style-name="P1">epoch 31/300. Took 7.0404 seconds. Mini-batch mean squared error on training set is 0.0082444; Full-batch train err = 0.008372</text:p>
      <text:p text:style-name="P1">epoch 32/300. Took 7.4336 seconds. Mini-batch mean squared error on training set is 0.008186; Full-batch train err = 0.007945</text:p>
      <text:p text:style-name="P1">epoch 33/300. Took 7.2035 seconds. Mini-batch mean squared error on training set is 0.0079445; Full-batch train err = 0.007682</text:p>
      <text:p text:style-name="P1">epoch 34/300. Took 7.0232 seconds. Mini-batch mean squared error on training set is 0.0078002; Full-batch train err = 0.007706</text:p>
      <text:p text:style-name="P1">epoch 35/300. Took 6.9287 seconds. Mini-batch mean squared error on training set is 0.007718; Full-batch train err = 0.007616</text:p>
      <text:p text:style-name="P1">epoch 36/300. Took 7.1669 seconds. Mini-batch mean squared error on training set is 0.0075628; Full-batch train err = 0.007308</text:p>
      <text:p text:style-name="P1">epoch 37/300. Took 7.3882 seconds. Mini-batch mean squared error on training set is 0.0073347; Full-batch train err = 0.007191</text:p>
      <text:p text:style-name="P1">epoch 38/300. Took 6.9842 seconds. Mini-batch mean squared error on training set is 0.0072576; Full-batch train err = 0.007083</text:p>
      <text:p text:style-name="P1">epoch 39/300. Took 7.0478 seconds. Mini-batch mean squared error on training set is 0.0071214; Full-batch train err = 0.006971</text:p>
      <text:p text:style-name="P1">epoch 40/300. Took 7.0054 seconds. Mini-batch mean squared error on training set is 0.0070215; Full-batch train err = 0.006907</text:p>
      <text:p text:style-name="P1">epoch 41/300. Took 7.6239 seconds. Mini-batch mean squared error on training set is 0.0069178; Full-batch train err = 0.006793</text:p>
      <text:p text:style-name="P1">epoch 42/300. Took 6.9714 seconds. Mini-batch mean squared error on training set is 0.0068293; Full-batch train err = 0.006741</text:p>
      <text:p text:style-name="P1">epoch 43/300. Took 7.1558 seconds. Mini-batch mean squared error on training set is 0.0067748; Full-batch train err = 0.006643</text:p>
      <text:p text:style-name="P1">epoch 44/300. Took 6.9992 seconds. Mini-batch mean squared error on training set is 0.0066749; Full-batch train err = 0.006563</text:p>
      <text:p text:style-name="P1">epoch 45/300. Took 7.156 seconds. Mini-batch mean squared error on training set is 0.0065926; Full-batch train err = 0.006491</text:p>
      <text:p text:style-name="P1">epoch 46/300. Took 7.0343 seconds. Mini-batch mean squared error on training set is 0.0065266; Full-batch train err = 0.006507</text:p>
      <text:p text:style-name="P1">epoch 47/300. Took 7.4227 seconds. Mini-batch mean squared error on training set is 0.0065658; Full-batch train err = 0.006528</text:p>
      <text:p text:style-name="P1">epoch 48/300. Took 6.8679 seconds. Mini-batch mean squared error on training set is 0.0064843; Full-batch train err = 0.006405</text:p>
      <text:p text:style-name="P1">epoch 49/300. Took 7.1402 seconds. Mini-batch mean squared error on training set is 0.0064133; Full-batch train err = 0.006348</text:p>
      <text:p text:style-name="P1">epoch 50/300. Took 7.2277 seconds. Mini-batch mean squared error on training set is 0.0064012; Full-batch train err = 0.006261</text:p>
      <text:p text:style-name="P1">epoch 51/300. Took 7.3335 seconds. Mini-batch mean squared error on training set is 0.0063058; Full-batch train err = 0.006156</text:p>
      <text:p text:style-name="P1">epoch 52/300. Took 6.9809 seconds. Mini-batch mean squared error on training set is 0.006181; Full-batch train err = 0.006105</text:p>
      <text:p text:style-name="P1">epoch 53/300. Took 7.369 seconds. Mini-batch mean squared error on training set is 0.0061096; Full-batch train err = 0.006004</text:p>
      <text:p text:style-name="P1">epoch 54/300. Took 7.2037 seconds. Mini-batch mean squared error on training set is 0.0060183; Full-batch train err = 0.005935</text:p>
      <text:p text:style-name="P1">epoch 55/300. Took 6.8089 seconds. Mini-batch mean squared error on training set is 0.0059552; Full-batch train err = 0.005879</text:p>
      <text:p text:style-name="P1">epoch 56/300. Took 6.9628 seconds. Mini-batch mean squared error on training set is 0.0059007; <text:soft-page-break/>Full-batch train err = 0.005823</text:p>
      <text:p text:style-name="P1">epoch 57/300. Took 7.2754 seconds. Mini-batch mean squared error on training set is 0.0058511; Full-batch train err = 0.005754</text:p>
      <text:p text:style-name="P1">epoch 58/300. Took 7.5821 seconds. Mini-batch mean squared error on training set is 0.0057858; Full-batch train err = 0.005715</text:p>
      <text:p text:style-name="P1">epoch 59/300. Took 6.9019 seconds. Mini-batch mean squared error on training set is 0.0057182; Full-batch train err = 0.005645</text:p>
      <text:p text:style-name="P1">epoch 60/300. Took 7.2843 seconds. Mini-batch mean squared error on training set is 0.0056545; Full-batch train err = 0.005593</text:p>
      <text:p text:style-name="P1">epoch 61/300. Took 7.2338 seconds. Mini-batch mean squared error on training set is 0.0056087; Full-batch train err = 0.005557</text:p>
      <text:p text:style-name="P1">epoch 62/300. Took 7.3561 seconds. Mini-batch mean squared error on training set is 0.0055722; Full-batch train err = 0.005523</text:p>
      <text:p text:style-name="P1">epoch 63/300. Took 7.7051 seconds. Mini-batch mean squared error on training set is 0.0055357; Full-batch train err = 0.005472</text:p>
      <text:p text:style-name="P1">epoch 64/300. Took 7.115 seconds. Mini-batch mean squared error on training set is 0.0054914; Full-batch train err = 0.005444</text:p>
      <text:p text:style-name="P1">epoch 65/300. Took 7.4786 seconds. Mini-batch mean squared error on training set is 0.0054504; Full-batch train err = 0.005382</text:p>
      <text:p text:style-name="P1">epoch 66/300. Took 7.3864 seconds. Mini-batch mean squared error on training set is 0.0053955; Full-batch train err = 0.005308</text:p>
      <text:p text:style-name="P1">epoch 67/300. Took 7.1898 seconds. Mini-batch mean squared error on training set is 0.0053334; Full-batch train err = 0.005268</text:p>
      <text:p text:style-name="P1">epoch 68/300. Took 7.1511 seconds. Mini-batch mean squared error on training set is 0.0052925; Full-batch train err = 0.005234</text:p>
      <text:p text:style-name="P1">epoch 69/300. Took 7.0893 seconds. Mini-batch mean squared error on training set is 0.0052972; Full-batch train err = 0.005199</text:p>
      <text:p text:style-name="P1">epoch 70/300. Took 7.321 seconds. Mini-batch mean squared error on training set is 0.0052189; Full-batch train err = 0.005168</text:p>
      <text:p text:style-name="P1">epoch 71/300. Took 7.8991 seconds. Mini-batch mean squared error on training set is 0.0051782; Full-batch train err = 0.005144</text:p>
      <text:p text:style-name="P1">epoch 72/300. Took 7.3397 seconds. Mini-batch mean squared error on training set is 0.0051587; Full-batch train err = 0.005105</text:p>
      <text:p text:style-name="P1">epoch 73/300. Took 7.3127 seconds. Mini-batch mean squared error on training set is 0.0051232; Full-batch train err = 0.005084</text:p>
      <text:p text:style-name="P1">epoch 74/300. Took 7.0096 seconds. Mini-batch mean squared error on training set is 0.0050901; Full-batch train err = 0.005025</text:p>
      <text:p text:style-name="P1">epoch 75/300. Took 7.1844 seconds. Mini-batch mean squared error on training set is 0.0050535; Full-batch train err = 0.005010</text:p>
      <text:p text:style-name="P1">epoch 76/300. Took 7.3686 seconds. Mini-batch mean squared error on training set is 0.0050117; Full-batch train err = 0.004984</text:p>
      <text:p text:style-name="P1">epoch 77/300. Took 7.3432 seconds. Mini-batch mean squared error on training set is 0.0049899; Full-batch train err = 0.004971</text:p>
      <text:p text:style-name="P1">epoch 78/300. Took 7.2899 seconds. Mini-batch mean squared error on training set is 0.0049804; Full-batch train err = 0.004933</text:p>
      <text:p text:style-name="P1">epoch 79/300. Took 7.8012 seconds. Mini-batch mean squared error on training set is 0.0049493; Full-batch train err = 0.004956</text:p>
      <text:p text:style-name="P1">epoch 80/300. Took 7.9206 seconds. Mini-batch mean squared error on training set is 0.004942; Full-batch train err = 0.004886</text:p>
      <text:p text:style-name="P1">epoch 81/300. Took 8.0331 seconds. Mini-batch mean squared error on training set is 0.0048971; Full-batch train err = 0.004848</text:p>
      <text:p text:style-name="P1">epoch 82/300. Took 7.588 seconds. Mini-batch mean squared error on training set is 0.0048582; <text:soft-page-break/>Full-batch train err = 0.004834</text:p>
      <text:p text:style-name="P1">epoch 83/300. Took 7.6467 seconds. Mini-batch mean squared error on training set is 0.0048399; Full-batch train err = 0.004808</text:p>
      <text:p text:style-name="P1">epoch 84/300. Took 7.8549 seconds. Mini-batch mean squared error on training set is 0.004817; Full-batch train err = 0.004797</text:p>
      <text:p text:style-name="P1">epoch 85/300. Took 7.4839 seconds. Mini-batch mean squared error on training set is 0.0048042; Full-batch train err = 0.004766</text:p>
      <text:p text:style-name="P1">epoch 86/300. Took 6.9464 seconds. Mini-batch mean squared error on training set is 0.0047714; Full-batch train err = 0.004802</text:p>
      <text:p text:style-name="P1">epoch 87/300. Took 7.5329 seconds. Mini-batch mean squared error on training set is 0.0047606; Full-batch train err = 0.004729</text:p>
      <text:p text:style-name="P1">epoch 88/300. Took 6.9611 seconds. Mini-batch mean squared error on training set is 0.0047367; Full-batch train err = 0.004709</text:p>
      <text:p text:style-name="P1">epoch 89/300. Took 7.1567 seconds. Mini-batch mean squared error on training set is 0.0047212; Full-batch train err = 0.004697</text:p>
      <text:p text:style-name="P1">epoch 90/300. Took 7.1228 seconds. Mini-batch mean squared error on training set is 0.004701; Full-batch train err = 0.004692</text:p>
      <text:p text:style-name="P1">epoch 91/300. Took 7.5282 seconds. Mini-batch mean squared error on training set is 0.0046979; Full-batch train err = 0.004665</text:p>
      <text:p text:style-name="P1">epoch 92/300. Took 7.2834 seconds. Mini-batch mean squared error on training set is 0.0046778; Full-batch train err = 0.004660</text:p>
      <text:p text:style-name="P1">epoch 93/300. Took 6.9441 seconds. Mini-batch mean squared error on training set is 0.004664; Full-batch train err = 0.004624</text:p>
      <text:p text:style-name="P1">epoch 94/300. Took 7.3872 seconds. Mini-batch mean squared error on training set is 0.0046345; Full-batch train err = 0.004578</text:p>
      <text:p text:style-name="P1">epoch 95/300. Took 7.4924 seconds. Mini-batch mean squared error on training set is 0.0045924; Full-batch train err = 0.004575</text:p>
      <text:p text:style-name="P1">epoch 96/300. Took 7.236 seconds. Mini-batch mean squared error on training set is 0.0045828; Full-batch train err = 0.004543</text:p>
      <text:p text:style-name="P1">epoch 97/300. Took 6.9523 seconds. Mini-batch mean squared error on training set is 0.0045539; Full-batch train err = 0.004527</text:p>
      <text:p text:style-name="P1">epoch 98/300. Took 7.0213 seconds. Mini-batch mean squared error on training set is 0.0045297; Full-batch train err = 0.004524</text:p>
      <text:p text:style-name="P1">epoch 99/300. Took 7.4138 seconds. Mini-batch mean squared error on training set is 0.0045222; Full-batch train err = 0.004489</text:p>
      <text:p text:style-name="P1">epoch 100/300. Took 6.9522 seconds. Mini-batch mean squared error on training set is 0.0044987; Full-batch train err = 0.004469</text:p>
      <text:p text:style-name="P1">epoch 101/300. Took 6.777 seconds. Mini-batch mean squared error on training set is 0.0044787; Full-batch train err = 0.004459</text:p>
      <text:p text:style-name="P1">epoch 102/300. Took 7.4358 seconds. Mini-batch mean squared error on training set is 0.0044623; Full-batch train err = 0.004447</text:p>
      <text:p text:style-name="P1">epoch 103/300. Took 7.4064 seconds. Mini-batch mean squared error on training set is 0.0044627; Full-batch train err = 0.004425</text:p>
      <text:p text:style-name="P1">epoch 104/300. Took 7.6588 seconds. Mini-batch mean squared error on training set is 0.0044376; Full-batch train err = 0.004410</text:p>
      <text:p text:style-name="P1">epoch 105/300. Took 7.2166 seconds. Mini-batch mean squared error on training set is 0.0044497; Full-batch train err = 0.004399</text:p>
      <text:p text:style-name="P1">epoch 106/300. Took 6.9707 seconds. Mini-batch mean squared error on training set is 0.0044084; Full-batch train err = 0.004397</text:p>
      <text:p text:style-name="P1">epoch 107/300. Took 7.3514 seconds. Mini-batch mean squared error on training set is 0.0043912; Full-batch train err = 0.004373</text:p>
      <text:p text:style-name="P1">epoch 108/300. Took 6.6458 seconds. Mini-batch mean squared error on training set is 0.0043687; <text:soft-page-break/>Full-batch train err = 0.004351</text:p>
      <text:p text:style-name="P1">epoch 109/300. Took 7.0126 seconds. Mini-batch mean squared error on training set is 0.0043596; Full-batch train err = 0.004339</text:p>
      <text:p text:style-name="P1">epoch 110/300. Took 7.6994 seconds. Mini-batch mean squared error on training set is 0.0043421; Full-batch train err = 0.004328</text:p>
      <text:p text:style-name="P1">epoch 111/300. Took 6.9495 seconds. Mini-batch mean squared error on training set is 0.00433; Full-batch train err = 0.004311</text:p>
      <text:p text:style-name="P1">epoch 112/300. Took 6.8732 seconds. Mini-batch mean squared error on training set is 0.0043177; Full-batch train err = 0.004303</text:p>
      <text:p text:style-name="P1">epoch 113/300. Took 6.8197 seconds. Mini-batch mean squared error on training set is 0.0043108; Full-batch train err = 0.004273</text:p>
      <text:p text:style-name="P1">epoch 114/300. Took 7.7269 seconds. Mini-batch mean squared error on training set is 0.0042855; Full-batch train err = 0.004305</text:p>
      <text:p text:style-name="P1">epoch 115/300. Took 6.8327 seconds. Mini-batch mean squared error on training set is 0.0042892; Full-batch train err = 0.004257</text:p>
      <text:p text:style-name="P1">epoch 116/300. Took 7.1554 seconds. Mini-batch mean squared error on training set is 0.0042613; Full-batch train err = 0.004237</text:p>
      <text:p text:style-name="P1">epoch 117/300. Took 6.8832 seconds. Mini-batch mean squared error on training set is 0.0042419; Full-batch train err = 0.004221</text:p>
      <text:p text:style-name="P1">epoch 118/300. Took 7.1472 seconds. Mini-batch mean squared error on training set is 0.0042295; Full-batch train err = 0.004203</text:p>
      <text:p text:style-name="P1">epoch 119/300. Took 7.4954 seconds. Mini-batch mean squared error on training set is 0.0042102; Full-batch train err = 0.004175</text:p>
      <text:p text:style-name="P1">epoch 120/300. Took 6.932 seconds. Mini-batch mean squared error on training set is 0.0041908; Full-batch train err = 0.004133</text:p>
      <text:p text:style-name="P1">epoch 121/300. Took 7.3331 seconds. Mini-batch mean squared error on training set is 0.0041321; Full-batch train err = 0.004106</text:p>
      <text:p text:style-name="P1">epoch 122/300. Took 6.9461 seconds. Mini-batch mean squared error on training set is 0.0041274; Full-batch train err = 0.004101</text:p>
      <text:p text:style-name="P1">epoch 123/300. Took 7.4007 seconds. Mini-batch mean squared error on training set is 0.0041398; Full-batch train err = 0.004152</text:p>
      <text:p text:style-name="P1">epoch 124/300. Took 7.5523 seconds. Mini-batch mean squared error on training set is 0.0041839; Full-batch train err = 0.004097</text:p>
      <text:p text:style-name="P1">epoch 125/300. Took 7.5421 seconds. Mini-batch mean squared error on training set is 0.0041077; Full-batch train err = 0.004088</text:p>
      <text:p text:style-name="P1">epoch 126/300. Took 7.5838 seconds. Mini-batch mean squared error on training set is 0.0040665; Full-batch train err = 0.004016</text:p>
      <text:p text:style-name="P1">epoch 127/300. Took 7.5759 seconds. Mini-batch mean squared error on training set is 0.0040313; Full-batch train err = 0.004004</text:p>
      <text:p text:style-name="P1">epoch 128/300. Took 7.6468 seconds. Mini-batch mean squared error on training set is 0.0040174; Full-batch train err = 0.003985</text:p>
      <text:p text:style-name="P1">epoch 129/300. Took 7.152 seconds. Mini-batch mean squared error on training set is 0.0039882; Full-batch train err = 0.003982</text:p>
      <text:p text:style-name="P1">epoch 130/300. Took 6.8212 seconds. Mini-batch mean squared error on training set is 0.0039848; Full-batch train err = 0.003969</text:p>
      <text:p text:style-name="P1">epoch 131/300. Took 7.1527 seconds. Mini-batch mean squared error on training set is 0.0039755; Full-batch train err = 0.003939</text:p>
      <text:p text:style-name="P1">epoch 132/300. Took 7.0757 seconds. Mini-batch mean squared error on training set is 0.0039478; Full-batch train err = 0.003926</text:p>
      <text:p text:style-name="P1">epoch 133/300. Took 7.699 seconds. Mini-batch mean squared error on training set is 0.0039314; Full-batch train err = 0.003912</text:p>
      <text:p text:style-name="P1">epoch 134/300. Took 7.1159 seconds. Mini-batch mean squared error on training set is 0.0039196; <text:soft-page-break/>Full-batch train err = 0.003908</text:p>
      <text:p text:style-name="P1">epoch 135/300. Took 7.4874 seconds. Mini-batch mean squared error on training set is 0.0039044; Full-batch train err = 0.003903</text:p>
      <text:p text:style-name="P1">epoch 136/300. Took 6.861 seconds. Mini-batch mean squared error on training set is 0.0039022; Full-batch train err = 0.003876</text:p>
      <text:p text:style-name="P1">epoch 137/300. Took 7.4606 seconds. Mini-batch mean squared error on training set is 0.0038796; Full-batch train err = 0.003862</text:p>
      <text:p text:style-name="P1">epoch 138/300. Took 7.1354 seconds. Mini-batch mean squared error on training set is 0.0038685; Full-batch train err = 0.003852</text:p>
      <text:p text:style-name="P1">epoch 139/300. Took 7.4678 seconds. Mini-batch mean squared error on training set is 0.0038551; Full-batch train err = 0.003838</text:p>
      <text:p text:style-name="P1">epoch 140/300. Took 6.9756 seconds. Mini-batch mean squared error on training set is 0.0038425; Full-batch train err = 0.003823</text:p>
      <text:p text:style-name="P1">epoch 141/300. Took 7.2781 seconds. Mini-batch mean squared error on training set is 0.0038289; Full-batch train err = 0.003810</text:p>
      <text:p text:style-name="P1">epoch 142/300. Took 6.7724 seconds. Mini-batch mean squared error on training set is 0.0038174; Full-batch train err = 0.003790</text:p>
      <text:p text:style-name="P1">epoch 143/300. Took 7.1571 seconds. Mini-batch mean squared error on training set is 0.0037979; Full-batch train err = 0.003768</text:p>
      <text:p text:style-name="P1">epoch 144/300. Took 7.196 seconds. Mini-batch mean squared error on training set is 0.0037726; Full-batch train err = 0.003760</text:p>
      <text:p text:style-name="P1">epoch 145/300. Took 7.2586 seconds. Mini-batch mean squared error on training set is 0.003767; Full-batch train err = 0.003749</text:p>
      <text:p text:style-name="P1">epoch 146/300. Took 7.0181 seconds. Mini-batch mean squared error on training set is 0.0037547; Full-batch train err = 0.003746</text:p>
      <text:p text:style-name="P1">epoch 147/300. Took 7.0037 seconds. Mini-batch mean squared error on training set is 0.0037506; Full-batch train err = 0.003741</text:p>
      <text:p text:style-name="P1">epoch 148/300. Took 7.4503 seconds. Mini-batch mean squared error on training set is 0.0037474; Full-batch train err = 0.003741</text:p>
      <text:p text:style-name="P1">epoch 149/300. Took 7.7748 seconds. Mini-batch mean squared error on training set is 0.0037409; Full-batch train err = 0.003725</text:p>
      <text:p text:style-name="P1">epoch 150/300. Took 6.9852 seconds. Mini-batch mean squared error on training set is 0.0037281; Full-batch train err = 0.003718</text:p>
      <text:p text:style-name="P1">epoch 151/300. Took 7.2485 seconds. Mini-batch mean squared error on training set is 0.0037201; Full-batch train err = 0.003705</text:p>
      <text:p text:style-name="P1">epoch 152/300. Took 7.089 seconds. Mini-batch mean squared error on training set is 0.0037091; Full-batch train err = 0.003692</text:p>
      <text:p text:style-name="P1">epoch 153/300. Took 7.1059 seconds. Mini-batch mean squared error on training set is 0.0036897; Full-batch train err = 0.003673</text:p>
      <text:p text:style-name="P1">epoch 154/300. Took 7.0612 seconds. Mini-batch mean squared error on training set is 0.0036788; Full-batch train err = 0.003664</text:p>
      <text:p text:style-name="P1">epoch 155/300. Took 7.1897 seconds. Mini-batch mean squared error on training set is 0.0036719; Full-batch train err = 0.003648</text:p>
      <text:p text:style-name="P1">epoch 156/300. Took 6.9751 seconds. Mini-batch mean squared error on training set is 0.0036447; Full-batch train err = 0.003630</text:p>
      <text:p text:style-name="P1">epoch 157/300. Took 7.0065 seconds. Mini-batch mean squared error on training set is 0.003634; Full-batch train err = 0.003626</text:p>
      <text:p text:style-name="P1">epoch 158/300. Took 6.982 seconds. Mini-batch mean squared error on training set is 0.0036317; Full-batch train err = 0.003611</text:p>
      <text:p text:style-name="P1">epoch 159/300. Took 7.1338 seconds. Mini-batch mean squared error on training set is 0.0036186; Full-batch train err = 0.003604</text:p>
      <text:p text:style-name="P1">epoch 160/300. Took 7.3871 seconds. Mini-batch mean squared error on training set is 0.0036; Full-<text:soft-page-break/>batch train err = 0.003586</text:p>
      <text:p text:style-name="P1">epoch 161/300. Took 7.0855 seconds. Mini-batch mean squared error on training set is 0.0035883; Full-batch train err = 0.003589</text:p>
      <text:p text:style-name="P1">epoch 162/300. Took 7.4173 seconds. Mini-batch mean squared error on training set is 0.0035857; Full-batch train err = 0.003571</text:p>
      <text:p text:style-name="P1">epoch 163/300. Took 7.3222 seconds. Mini-batch mean squared error on training set is 0.0035764; Full-batch train err = 0.003565</text:p>
      <text:p text:style-name="P1">epoch 164/300. Took 7.035 seconds. Mini-batch mean squared error on training set is 0.0035681; Full-batch train err = 0.003561</text:p>
      <text:p text:style-name="P1">epoch 165/300. Took 7.1984 seconds. Mini-batch mean squared error on training set is 0.0035628; Full-batch train err = 0.003556</text:p>
      <text:p text:style-name="P1">epoch 166/300. Took 7.6375 seconds. Mini-batch mean squared error on training set is 0.0035564; Full-batch train err = 0.003549</text:p>
      <text:p text:style-name="P1">epoch 167/300. Took 7.3806 seconds. Mini-batch mean squared error on training set is 0.00355; Full-batch train err = 0.003539</text:p>
      <text:p text:style-name="P1">epoch 168/300. Took 7.1592 seconds. Mini-batch mean squared error on training set is 0.0035449; Full-batch train err = 0.003519</text:p>
      <text:p text:style-name="P1">epoch 169/300. Took 6.924 seconds. Mini-batch mean squared error on training set is 0.003522; Full-batch train err = 0.003511</text:p>
      <text:p text:style-name="P1">epoch 170/300. Took 7.5979 seconds. Mini-batch mean squared error on training set is 0.0035196; Full-batch train err = 0.003500</text:p>
      <text:p text:style-name="P1">epoch 171/300. Took 7.2551 seconds. Mini-batch mean squared error on training set is 0.0035741; Full-batch train err = 0.003479</text:p>
      <text:p text:style-name="P1">epoch 172/300. Took 6.7732 seconds. Mini-batch mean squared error on training set is 0.0034871; Full-batch train err = 0.003451</text:p>
      <text:p text:style-name="P1">epoch 173/300. Took 7.3011 seconds. Mini-batch mean squared error on training set is 0.0034579; Full-batch train err = 0.003435</text:p>
      <text:p text:style-name="P1">epoch 174/300. Took 6.9663 seconds. Mini-batch mean squared error on training set is 0.0034401; Full-batch train err = 0.003420</text:p>
      <text:p text:style-name="P1">epoch 175/300. Took 7.3119 seconds. Mini-batch mean squared error on training set is 0.0034257; Full-batch train err = 0.003406</text:p>
      <text:p text:style-name="P1">epoch 176/300. Took 7.0931 seconds. Mini-batch mean squared error on training set is 0.0034084; Full-batch train err = 0.003404</text:p>
      <text:p text:style-name="P1">epoch 177/300. Took 7.5202 seconds. Mini-batch mean squared error on training set is 0.0034007; Full-batch train err = 0.003392</text:p>
      <text:p text:style-name="P1">epoch 178/300. Took 7.0035 seconds. Mini-batch mean squared error on training set is 0.0033954; Full-batch train err = 0.003384</text:p>
      <text:p text:style-name="P1">epoch 179/300. Took 7.3927 seconds. Mini-batch mean squared error on training set is 0.0033887; Full-batch train err = 0.003377</text:p>
      <text:p text:style-name="P1">epoch 180/300. Took 7.1476 seconds. Mini-batch mean squared error on training set is 0.0033813; Full-batch train err = 0.003369</text:p>
      <text:p text:style-name="P1">epoch 181/300. Took 7.4752 seconds. Mini-batch mean squared error on training set is 0.0033728; Full-batch train err = 0.003361</text:p>
      <text:p text:style-name="P1">epoch 182/300. Took 7.3433 seconds. Mini-batch mean squared error on training set is 0.0033627; Full-batch train err = 0.003355</text:p>
      <text:p text:style-name="P1">epoch 183/300. Took 6.8871 seconds. Mini-batch mean squared error on training set is 0.0033554; Full-batch train err = 0.003351</text:p>
      <text:p text:style-name="P1">epoch 184/300. Took 7.2956 seconds. Mini-batch mean squared error on training set is 0.0033528; Full-batch train err = 0.003346</text:p>
      <text:p text:style-name="P1">epoch 185/300. Took 7.4842 seconds. Mini-batch mean squared error on training set is 0.003348; Full-batch train err = 0.003336</text:p>
      <text:p text:style-name="P1">epoch 186/300. Took 7.2814 seconds. Mini-batch mean squared error on training set is 0.003341; <text:soft-page-break/>Full-batch train err = 0.003329</text:p>
      <text:p text:style-name="P1">epoch 187/300. Took 7.408 seconds. Mini-batch mean squared error on training set is 0.0033347; Full-batch train err = 0.003320</text:p>
      <text:p text:style-name="P1">epoch 188/300. Took 7.024 seconds. Mini-batch mean squared error on training set is 0.0033233; Full-batch train err = 0.003318</text:p>
      <text:p text:style-name="P1">epoch 189/300. Took 7.0712 seconds. Mini-batch mean squared error on training set is 0.0033188; Full-batch train err = 0.003312</text:p>
      <text:p text:style-name="P1">epoch 190/300. Took 6.7701 seconds. Mini-batch mean squared error on training set is 0.0033145; Full-batch train err = 0.003309</text:p>
      <text:p text:style-name="P1">epoch 191/300. Took 7.202 seconds. Mini-batch mean squared error on training set is 0.0033109; Full-batch train err = 0.003305</text:p>
      <text:p text:style-name="P1">epoch 192/300. Took 7.3197 seconds. Mini-batch mean squared error on training set is 0.0033079; Full-batch train err = 0.003301</text:p>
      <text:p text:style-name="P1">epoch 193/300. Took 6.8941 seconds. Mini-batch mean squared error on training set is 0.0033045; Full-batch train err = 0.003299</text:p>
      <text:p text:style-name="P1">epoch 194/300. Took 6.7672 seconds. Mini-batch mean squared error on training set is 0.0033013; Full-batch train err = 0.003295</text:p>
      <text:p text:style-name="P1">epoch 195/300. Took 6.922 seconds. Mini-batch mean squared error on training set is 0.0032995; Full-batch train err = 0.003293</text:p>
      <text:p text:style-name="P1">epoch 196/300. Took 7.569 seconds. Mini-batch mean squared error on training set is 0.0032965; Full-batch train err = 0.003291</text:p>
      <text:p text:style-name="P1">epoch 197/300. Took 7.4648 seconds. Mini-batch mean squared error on training set is 0.0032934; Full-batch train err = 0.003289</text:p>
      <text:p text:style-name="P1">epoch 198/300. Took 7.0126 seconds. Mini-batch mean squared error on training set is 0.0032916; Full-batch train err = 0.003288</text:p>
      <text:p text:style-name="P1">epoch 199/300. Took 7.1586 seconds. Mini-batch mean squared error on training set is 0.0032897; Full-batch train err = 0.003284</text:p>
      <text:p text:style-name="P1">epoch 200/300. Took 7.2368 seconds. Mini-batch mean squared error on training set is 0.0032862; Full-batch train err = 0.003283</text:p>
      <text:p text:style-name="P1">epoch 201/300. Took 7.2177 seconds. Mini-batch mean squared error on training set is 0.0032844; Full-batch train err = 0.003282</text:p>
      <text:p text:style-name="P1">epoch 202/300. Took 7.135 seconds. Mini-batch mean squared error on training set is 0.0032831; Full-batch train err = 0.003281</text:p>
      <text:p text:style-name="P1">epoch 203/300. Took 7.123 seconds. Mini-batch mean squared error on training set is 0.0032826; Full-batch train err = 0.003279</text:p>
      <text:p text:style-name="P1">epoch 204/300. Took 7.171 seconds. Mini-batch mean squared error on training set is 0.003281; Full-batch train err = 0.003278</text:p>
      <text:p text:style-name="P1">epoch 205/300. Took 7.0691 seconds. Mini-batch mean squared error on training set is 0.0032806; Full-batch train err = 0.003277</text:p>
      <text:p text:style-name="P1">epoch 206/300. Took 7.0694 seconds. Mini-batch mean squared error on training set is 0.0032793; Full-batch train err = 0.003276</text:p>
      <text:p text:style-name="P1">epoch 207/300. Took 6.9366 seconds. Mini-batch mean squared error on training set is 0.0032771; Full-batch train err = 0.003275</text:p>
      <text:p text:style-name="P1">epoch 208/300. Took 7.3686 seconds. Mini-batch mean squared error on training set is 0.0032758; Full-batch train err = 0.003269</text:p>
      <text:p text:style-name="P1">epoch 209/300. Took 7.1596 seconds. Mini-batch mean squared error on training set is 0.0032727; Full-batch train err = 0.003259</text:p>
      <text:p text:style-name="P1">epoch 210/300. Took 6.8683 seconds. Mini-batch mean squared error on training set is 0.0032621; Full-batch train err = 0.003254</text:p>
      <text:p text:style-name="P1">epoch 211/300. Took 7.0568 seconds. Mini-batch mean squared error on training set is 0.0032567; Full-batch train err = 0.003252</text:p>
      <text:p text:style-name="P1">epoch 212/300. Took 7.2742 seconds. Mini-batch mean squared error on training set is 0.0032544; <text:soft-page-break/>Full-batch train err = 0.003245</text:p>
      <text:p text:style-name="P1">epoch 213/300. Took 6.9636 seconds. Mini-batch mean squared error on training set is 0.0032487; Full-batch train err = 0.003237</text:p>
      <text:p text:style-name="P1">epoch 214/300. Took 7.354 seconds. Mini-batch mean squared error on training set is 0.0032398; Full-batch train err = 0.003237</text:p>
      <text:p text:style-name="P1">epoch 215/300. Took 6.9248 seconds. Mini-batch mean squared error on training set is 0.0032385; Full-batch train err = 0.003236</text:p>
      <text:p text:style-name="P1">epoch 216/300. Took 7.1824 seconds. Mini-batch mean squared error on training set is 0.0032375; Full-batch train err = 0.003233</text:p>
      <text:p text:style-name="P1">epoch 217/300. Took 7.1826 seconds. Mini-batch mean squared error on training set is 0.003235; Full-batch train err = 0.003232</text:p>
      <text:p text:style-name="P1">epoch 218/300. Took 7.8656 seconds. Mini-batch mean squared error on training set is 0.003234; Full-batch train err = 0.003230</text:p>
      <text:p text:style-name="P1">epoch 219/300. Took 7.2038 seconds. Mini-batch mean squared error on training set is 0.0032329; Full-batch train err = 0.003229</text:p>
      <text:p text:style-name="P1">epoch 220/300. Took 6.7092 seconds. Mini-batch mean squared error on training set is 0.0032312; Full-batch train err = 0.003228</text:p>
      <text:p text:style-name="P1">epoch 221/300. Took 7.2055 seconds. Mini-batch mean squared error on training set is 0.0032299; Full-batch train err = 0.003228</text:p>
      <text:p text:style-name="P1">epoch 222/300. Took 7.0885 seconds. Mini-batch mean squared error on training set is 0.003229; Full-batch train err = 0.003225</text:p>
      <text:p text:style-name="P1">epoch 223/300. Took 6.9228 seconds. Mini-batch mean squared error on training set is 0.0032274; Full-batch train err = 0.003224</text:p>
      <text:p text:style-name="P1">epoch 224/300. Took 7.6009 seconds. Mini-batch mean squared error on training set is 0.0032263; Full-batch train err = 0.003222</text:p>
      <text:p text:style-name="P1">epoch 225/300. Took 7.2695 seconds. Mini-batch mean squared error on training set is 0.0032247; Full-batch train err = 0.003220</text:p>
      <text:p text:style-name="P1">epoch 226/300. Took 7.2055 seconds. Mini-batch mean squared error on training set is 0.0032227; Full-batch train err = 0.003220</text:p>
      <text:p text:style-name="P1">epoch 227/300. Took 7.5849 seconds. Mini-batch mean squared error on training set is 0.0032215; Full-batch train err = 0.003218</text:p>
      <text:p text:style-name="P1">epoch 228/300. Took 7.3771 seconds. Mini-batch mean squared error on training set is 0.0032198; Full-batch train err = 0.003214</text:p>
      <text:p text:style-name="P1">epoch 229/300. Took 7.2486 seconds. Mini-batch mean squared error on training set is 0.0032171; Full-batch train err = 0.003210</text:p>
      <text:p text:style-name="P1">epoch 230/300. Took 7.5436 seconds. Mini-batch mean squared error on training set is 0.0032133; Full-batch train err = 0.003204</text:p>
      <text:p text:style-name="P1">epoch 231/300. Took 7.1603 seconds. Mini-batch mean squared error on training set is 0.0032068; Full-batch train err = 0.003201</text:p>
      <text:p text:style-name="P1">epoch 232/300. Took 7.2771 seconds. Mini-batch mean squared error on training set is 0.0032025; Full-batch train err = 0.003197</text:p>
      <text:p text:style-name="P1">epoch 233/300. Took 7.3932 seconds. Mini-batch mean squared error on training set is 0.0031994; Full-batch train err = 0.003193</text:p>
      <text:p text:style-name="P1">epoch 234/300. Took 7.127 seconds. Mini-batch mean squared error on training set is 0.0031958; Full-batch train err = 0.003189</text:p>
      <text:p text:style-name="P1">epoch 235/300. Took 7.4196 seconds. Mini-batch mean squared error on training set is 0.0031922; Full-batch train err = 0.003186</text:p>
      <text:p text:style-name="P1">epoch 236/300. Took 7.1962 seconds. Mini-batch mean squared error on training set is 0.0031874; Full-batch train err = 0.003184</text:p>
      <text:p text:style-name="P1">epoch 237/300. Took 6.8395 seconds. Mini-batch mean squared error on training set is 0.0031851; Full-batch train err = 0.003184</text:p>
      <text:p text:style-name="P1">epoch 238/300. Took 6.7564 seconds. Mini-batch mean squared error on training set is 0.0031841; <text:soft-page-break/>Full-batch train err = 0.003183</text:p>
      <text:p text:style-name="P1">epoch 239/300. Took 7.1416 seconds. Mini-batch mean squared error on training set is 0.0031825; Full-batch train err = 0.003181</text:p>
      <text:p text:style-name="P1">epoch 240/300. Took 7.0066 seconds. Mini-batch mean squared error on training set is 0.0031813; Full-batch train err = 0.003179</text:p>
      <text:p text:style-name="P1">epoch 241/300. Took 6.8509 seconds. Mini-batch mean squared error on training set is 0.0031801; Full-batch train err = 0.003178</text:p>
      <text:p text:style-name="P1">epoch 242/300. Took 7.1356 seconds. Mini-batch mean squared error on training set is 0.0031791; Full-batch train err = 0.003177</text:p>
      <text:p text:style-name="P1">epoch 243/300. Took 7.0834 seconds. Mini-batch mean squared error on training set is 0.0031786; Full-batch train err = 0.003176</text:p>
      <text:p text:style-name="P1">epoch 244/300. Took 7.0538 seconds. Mini-batch mean squared error on training set is 0.0031776; Full-batch train err = 0.003176</text:p>
      <text:p text:style-name="P1">epoch 245/300. Took 7.3045 seconds. Mini-batch mean squared error on training set is 0.0031771; Full-batch train err = 0.003176</text:p>
      <text:p text:style-name="P1">epoch 246/300. Took 7.1632 seconds. Mini-batch mean squared error on training set is 0.0031764; Full-batch train err = 0.003176</text:p>
      <text:p text:style-name="P1">epoch 247/300. Took 7.0952 seconds. Mini-batch mean squared error on training set is 0.0031761; Full-batch train err = 0.003175</text:p>
      <text:p text:style-name="P1">epoch 248/300. Took 7.2755 seconds. Mini-batch mean squared error on training set is 0.0031762; Full-batch train err = 0.003175</text:p>
      <text:p text:style-name="P1">epoch 249/300. Took 7.1598 seconds. Mini-batch mean squared error on training set is 0.0031745; Full-batch train err = 0.003173</text:p>
      <text:p text:style-name="P1">epoch 250/300. Took 7.2068 seconds. Mini-batch mean squared error on training set is 0.0031739; Full-batch train err = 0.003171</text:p>
      <text:p text:style-name="P1">epoch 251/300. Took 7.0745 seconds. Mini-batch mean squared error on training set is 0.0031725; Full-batch train err = 0.003170</text:p>
      <text:p text:style-name="P1">epoch 252/300. Took 7.0534 seconds. Mini-batch mean squared error on training set is 0.0031713; Full-batch train err = 0.003170</text:p>
      <text:p text:style-name="P1">epoch 253/300. Took 7.1592 seconds. Mini-batch mean squared error on training set is 0.0031708; Full-batch train err = 0.003169</text:p>
      <text:p text:style-name="P1">epoch 254/300. Took 7.1373 seconds. Mini-batch mean squared error on training set is 0.0031701; Full-batch train err = 0.003167</text:p>
      <text:p text:style-name="P1">epoch 255/300. Took 7.1136 seconds. Mini-batch mean squared error on training set is 0.0031692; Full-batch train err = 0.003166</text:p>
      <text:p text:style-name="P1">epoch 256/300. Took 7.2303 seconds. Mini-batch mean squared error on training set is 0.0031676; Full-batch train err = 0.003165</text:p>
      <text:p text:style-name="P1">epoch 257/300. Took 6.932 seconds. Mini-batch mean squared error on training set is 0.003166; Full-batch train err = 0.003163</text:p>
      <text:p text:style-name="P1">epoch 258/300. Took 7.09 seconds. Mini-batch mean squared error on training set is 0.0031642; Full-batch train err = 0.003161</text:p>
      <text:p text:style-name="P1">epoch 259/300. Took 7.3978 seconds. Mini-batch mean squared error on training set is 0.0031621; Full-batch train err = 0.003160</text:p>
      <text:p text:style-name="P1">epoch 260/300. Took 7.1135 seconds. Mini-batch mean squared error on training set is 0.0031604; Full-batch train err = 0.003159</text:p>
      <text:p text:style-name="P1">epoch 261/300. Took 7.6398 seconds. Mini-batch mean squared error on training set is 0.0031595; Full-batch train err = 0.003157</text:p>
      <text:p text:style-name="P1">epoch 262/300. Took 7.7613 seconds. Mini-batch mean squared error on training set is 0.0031585; Full-batch train err = 0.003156</text:p>
      <text:p text:style-name="P1">epoch 263/300. Took 7.1426 seconds. Mini-batch mean squared error on training set is 0.0031572; Full-batch train err = 0.003155</text:p>
      <text:p text:style-name="P1">epoch 264/300. Took 7.5323 seconds. Mini-batch mean squared error on training set is 0.0031565; <text:soft-page-break/>Full-batch train err = 0.003154</text:p>
      <text:p text:style-name="P1">epoch 265/300. Took 7.6322 seconds. Mini-batch mean squared error on training set is 0.0031553; Full-batch train err = 0.003153</text:p>
      <text:p text:style-name="P1">epoch 266/300. Took 7.3988 seconds. Mini-batch mean squared error on training set is 0.0031542; Full-batch train err = 0.003152</text:p>
      <text:p text:style-name="P1">epoch 267/300. Took 7.2884 seconds. Mini-batch mean squared error on training set is 0.0031531; Full-batch train err = 0.003148</text:p>
      <text:p text:style-name="P1">epoch 268/300. Took 7.7989 seconds. Mini-batch mean squared error on training set is 0.0031531; Full-batch train err = 0.003147</text:p>
      <text:p text:style-name="P1">epoch 269/300. Took 7.2099 seconds. Mini-batch mean squared error on training set is 0.0032168; Full-batch train err = 0.003132</text:p>
      <text:p text:style-name="P1">epoch 270/300. Took 7.1372 seconds. Mini-batch mean squared error on training set is 0.0031303; Full-batch train err = 0.003121</text:p>
      <text:p text:style-name="P1">epoch 271/300. Took 7.2035 seconds. Mini-batch mean squared error on training set is 0.0031273; Full-batch train err = 0.003107</text:p>
      <text:p text:style-name="P1">epoch 272/300. Took 6.9942 seconds. Mini-batch mean squared error on training set is 0.0031085; Full-batch train err = 0.003104</text:p>
      <text:p text:style-name="P1">epoch 273/300. Took 7.5776 seconds. Mini-batch mean squared error on training set is 0.0031043; Full-batch train err = 0.003102</text:p>
      <text:p text:style-name="P1">epoch 274/300. Took 6.823 seconds. Mini-batch mean squared error on training set is 0.0031028; Full-batch train err = 0.003101</text:p>
      <text:p text:style-name="P1">epoch 275/300. Took 7.3594 seconds. Mini-batch mean squared error on training set is 0.0031015; Full-batch train err = 0.003100</text:p>
      <text:p text:style-name="P1">epoch 276/300. Took 6.9317 seconds. Mini-batch mean squared error on training set is 0.0031006; Full-batch train err = 0.003099</text:p>
      <text:p text:style-name="P1">epoch 277/300. Took 7.0862 seconds. Mini-batch mean squared error on training set is 0.0031; Full-batch train err = 0.003097</text:p>
      <text:p text:style-name="P1">epoch 278/300. Took 7.3925 seconds. Mini-batch mean squared error on training set is 0.0030984; Full-batch train err = 0.003096</text:p>
      <text:p text:style-name="P1">epoch 279/300. Took 7.0011 seconds. Mini-batch mean squared error on training set is 0.0030972; Full-batch train err = 0.003095</text:p>
      <text:p text:style-name="P1">epoch 280/300. Took 7.2148 seconds. Mini-batch mean squared error on training set is 0.0030957; Full-batch train err = 0.003094</text:p>
      <text:p text:style-name="P1">epoch 281/300. Took 6.8491 seconds. Mini-batch mean squared error on training set is 0.0030947; Full-batch train err = 0.003093</text:p>
      <text:p text:style-name="P1">epoch 282/300. Took 6.9492 seconds. Mini-batch mean squared error on training set is 0.003094; Full-batch train err = 0.003091</text:p>
      <text:p text:style-name="P1">epoch 283/300. Took 7.037 seconds. Mini-batch mean squared error on training set is 0.0030928; Full-batch train err = 0.003090</text:p>
      <text:p text:style-name="P1">epoch 284/300. Took 7.2049 seconds. Mini-batch mean squared error on training set is 0.0030917; Full-batch train err = 0.003089</text:p>
      <text:p text:style-name="P1">epoch 285/300. Took 7.2069 seconds. Mini-batch mean squared error on training set is 0.0030898; Full-batch train err = 0.003087</text:p>
      <text:p text:style-name="P1">epoch 286/300. Took 7.2577 seconds. Mini-batch mean squared error on training set is 0.0030886; Full-batch train err = 0.003086</text:p>
      <text:p text:style-name="P1">epoch 287/300. Took 7.1646 seconds. Mini-batch mean squared error on training set is 0.0030872; Full-batch train err = 0.003084</text:p>
      <text:p text:style-name="P1">epoch 288/300. Took 7.0215 seconds. Mini-batch mean squared error on training set is 0.0030854; Full-batch train err = 0.003082</text:p>
      <text:p text:style-name="P1">epoch 289/300. Took 7.1075 seconds. Mini-batch mean squared error on training set is 0.0030836; Full-batch train err = 0.003081</text:p>
      <text:p text:style-name="P1">epoch 290/300. Took 7.4812 seconds. Mini-batch mean squared error on training set is 0.0030819; <text:soft-page-break/>Full-batch train err = 0.003080</text:p>
      <text:p text:style-name="P1">epoch 291/300. Took 7.5043 seconds. Mini-batch mean squared error on training set is 0.0030809; Full-batch train err = 0.003079</text:p>
      <text:p text:style-name="P1">epoch 292/300. Took 7.1156 seconds. Mini-batch mean squared error on training set is 0.0030797; Full-batch train err = 0.003078</text:p>
      <text:p text:style-name="P1">epoch 293/300. Took 7.1905 seconds. Mini-batch mean squared error on training set is 0.0030786; Full-batch train err = 0.003077</text:p>
      <text:p text:style-name="P1">epoch 294/300. Took 7.5988 seconds. Mini-batch mean squared error on training set is 0.0030781; Full-batch train err = 0.003076</text:p>
      <text:p text:style-name="P1">epoch 295/300. Took 7.3467 seconds. Mini-batch mean squared error on training set is 0.0030775; Full-batch train err = 0.003075</text:p>
      <text:p text:style-name="P1">epoch 296/300. Took 7.2051 seconds. Mini-batch mean squared error on training set is 0.0030765; Full-batch train err = 0.003075</text:p>
      <text:p text:style-name="P1">epoch 297/300. Took 7.7713 seconds. Mini-batch mean squared error on training set is 0.0030756; Full-batch train err = 0.003074</text:p>
      <text:p text:style-name="P1">epoch 298/300. Took 7.2313 seconds. Mini-batch mean squared error on training set is 0.0030747; Full-batch train err = 0.003073</text:p>
      <text:p text:style-name="P1">epoch 299/300. Took 6.972 seconds. Mini-batch mean squared error on training set is 0.0030741; Full-batch train err = 0.003068</text:p>
      <text:p text:style-name="P1">epoch 300/300. Took 7.1886 seconds. Mini-batch mean squared error on training set is 0.0030709; Full-batch train err = 0.003065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22:21:39.778761239</meta:creation-date>
    <dc:date>2015-12-03T22:26:14.514274517</dc:date>
    <meta:editing-duration>P0D</meta:editing-duration>
    <meta:editing-cycles>1</meta:editing-cycles>
    <meta:document-statistic meta:table-count="0" meta:image-count="0" meta:object-count="0" meta:page-count="41" meta:paragraph-count="1801" meta:word-count="16202" meta:character-count="118582" meta:non-whitespace-character-count="104181"/>
    <meta:generator>LibreOffice/4.2.8.2$Linux_X86_64 LibreOffice_project/420m0$Build-2</meta:generator>
  </office:meta>
</office:document-meta>
</file>